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0.49pt"/>
    </style:style>
    <style:style style:name="co2" style:family="table-column">
      <style:table-column-properties fo:break-before="auto" style:column-width="149.64pt"/>
    </style:style>
    <style:style style:name="co3" style:family="table-column">
      <style:table-column-properties fo:break-before="auto" style:column-width="62.65pt"/>
    </style:style>
    <style:style style:name="co4" style:family="table-column">
      <style:table-column-properties fo:break-before="auto" style:column-width="36pt"/>
    </style:style>
    <style:style style:name="co5" style:family="table-column">
      <style:table-column-properties fo:break-before="auto" style:column-width="25.2pt"/>
    </style:style>
    <style:style style:name="co6" style:family="table-column">
      <style:table-column-properties fo:break-before="auto" style:column-width="15.11pt"/>
    </style:style>
    <style:style style:name="co7" style:family="table-column">
      <style:table-column-properties fo:break-before="auto" style:column-width="452.15pt"/>
    </style:style>
    <style:style style:name="co8" style:family="table-column">
      <style:table-column-properties fo:break-before="auto" style:column-width="278.1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81.41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8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99"/>
    <style:style style:name="ce10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4" style:family="table-cell" style:parent-style-name="Default">
      <style:table-cell-properties fo:background-color="#999999" style:text-align-source="fix" style:repeat-content="false" style:rotation-angle="90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7" style:family="table-cell" style:parent-style-name="Default">
      <style:table-cell-properties style:rotation-angle="90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25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4" table:default-cell-style-name="Default"/>
        <table:table-column table:style-name="co6" table:default-cell-style-name="ce18"/>
        <table:table-column table:style-name="co6" table:number-columns-repeated="24" table:default-cell-style-name="Default"/>
        <table:table-column table:style-name="co6" table:default-cell-style-name="ce18"/>
        <table:table-column table:style-name="co6" table:number-columns-repeated="937" table:default-cell-style-name="Default"/>
        <table:table-row table:style-name="ro1">
          <table:table-cell table:style-name="ce1" table:formula="of:=COM.MICROSOFT.TEXTJOIN(CHAR(10); 1; [List.A$1:.A$1048576]) &amp; CHAR(10) &amp; CHAR(10) &amp; CHAR(10) &amp; [.D1] &amp; CHAR(10) &amp; [.E1]" office:value-type="string" office:string-value="[b]1. [url=https://www.zdoom.org/downloads]GZDoom/QZDoom[/url][/b] [[b]62[/b]: Anidrex_1009: 1, Caffeine Freak: 1, YukiRaven: 1, Apaul27: 1, Lila Feuer: 1, Rosh Fragger: 1, HAK3180: 1, ZeroTheEro: 1, Ajora: 1, Aquila Chrysaetos: 1, MFG38: 1, Cacodemon345: 1, Gez: 1, Catpho: 1, Zulk RS: 1, Zaratul: 1, DaIcemann76: 1, SGS Man: 1,  Erick: 1, tempdecal.wad: 1, InsanityBringer: 1, DMPhobos: 1, Killer5: 1, SP_FACE1: 1, KVELLER: 1, Yuki Senmatsu: 1, Bridgeburner56: 1, Fulgrim: 1, amackert: 1, Woolie Wool: 1, Lizardcommando: 1, Bauul: 1, Hell Theatre: 1, EngineerKappa: 1, The_SloVinator: 1, SOSU: 1, riderr3: 1, obake: 1, Ye_Illuminator: 1, Manuel-K: 1, MTF Sergeant: 1, Equinox24: 1, CasualScrub: 1, whirledtsar: 1, CyberDreams: 1, VGA: 1, NerdyButLazy: 1, DoomGater: 1, EtherBot: 1, Firedust: 1, guitardz: 1, wolfmcbeard: 1, Doom_Dude: 1, LuciferSam86: 1, Gerardo194: 1, Gunstar Green: 1, m8f: 1, ReaperAA: 1, xxWeNxx: 1, Avoozl: 1, Spectre01: 1, antares031: 1]&#10;[b]2. [url=http://prboom-plus.sourceforge.net/]PrBoom+/GLBoom+[/url][/b] [[b]40[/b]: Caffeine Freak: 1, mun: 1, GhoulDesecrator: 1, seed: 1, Diabolución: 1, Aquila Chrysaetos: 1, Zahid: 1, Fonze: 1, Cacodemon345: 1, Catpho: 1, bonnie: 1,  Erick: 1, DeadAstronaut: 1, InsanityBringer: 1, DMPhobos: 1, rehelekretep: 1, Killer5: 1, KVELLER: 1, galileo31dos01: 1, amackert: 1, loveless: 1, Bauul: 1, The_SloVinator: 1, riderr3: 1, jerk-o: 1, Equinox24: 1, Kroc: 1, CyberDreams: 1, valkiriforce: 1, NerdyButLazy: 1, DoomGater: 1, guitardz: 1, wolfmcbeard: 1, m8f: 1, Kira: 1, ReaperAA: 1, Avoozl: 1, Memfis: 1, Spectre01: 1, antares031: 1]&#10;[b]3. [url=https://zandronum.com/]Zandronum[/url][/b] [[b]24[/b]: Doomkid: 1, Teder: 1, Cacodemon345: 1, Catpho: 1, Zulk RS: 1, DaIcemann76: 1, SGS Man: 1, Empyre: 1,  Erick: 1, Lorenz0: 1, tempdecal.wad: 1, Killer5: 1, SP_FACE1: 1, Lizardcommando: 1, 𝕲𝖗𝖎𝖒𝖔𝖘𝖆𝖚𝖗: 1, Ye_Illuminator: 1, AlexMax: 1, Manuel-K: 1, MTF Sergeant: 1, EtherBot: 1, LuciferSam86: 1, haruko haruhara: 1, Avoozl: 1, Spectre01: 1]&#10;[b]4. [url=https://www.zdoom.org/downloads]ZDoom[/url][/b] [[b]18[/b]: Delete: 1, Caffeine Freak: 1, mun: 1, Urthar: 1, DaIcemann76: 1, DeadAstronaut: 1, amackert: 1, Lizardcommando: 1, joshthenesnerd: 1, Equinox24: 1, CasualScrub: 1, valkiriforce: 1, Phoby: 1, DoomGater: 1, Firedust: 1, Gerardo194: 1, Count651: 1, pcorf: 1]&#10;[b]5. [url=https://www.chocolate-doom.org/wiki/index.php/Downloads]Chocolate Doom[/url][/b] [[b]17[/b]: mun: 1, YukiRaven: 1, GhoulDesecrator: 1, seed: 1, Diabolución: 1, Catpho: 1,  Erick: 1, InsanityBringer: 1, DMPhobos: 1, Bauul: 1, EngineerKappa: 1, zokum: 1, The_SloVinator: 1, joshthenesnerd: 1, vesperas: 1, CyberDreams: 1, Firedust: 1]&#10;[b]6. [url=https://www.chocolate-doom.org/wiki/index.php/Crispy_Doom]Crispy Doom[/url][/b] [[b]16[/b]: mun: 1, Lila Feuer: 1, HAK3180: 1, Killer5: 1, galileo31dos01: 1, Woolie Wool: 1, The Mysterious Moustachio: 1, Bauul: 1, The_SloVinator: 1, AlexMax: 1, CyberDreams: 1, NerdyButLazy: 1, LuciferSam86: 1, Gunstar Green: 1, UNERXAi: 1, holaareola: 1]&#10;[b]7. [url=https://www.doomworld.com/eternity/etcengine.html]The Eternity Engine[/url][/b] [[b]14[/b]: Jon: 1, Edward850: 1, Lila Feuer: 1, seed: 1, Gez: 1, Catpho: 1, SGS Man: 1, InsanityBringer: 1, zokum: 1, Rimantas: 1, PaquoCastor: 1, StoneMason: 1, ReaperAA: 1, Altazimuth: 1]&#10;[b]8. [url=http://zdaemon.org/]ZDaemon[/url][/b] [[b]9[/b]: Doomkid: 1, Rosh Fragger: 1, Catpho: 1, DaIcemann76: 1, tempdecal.wad: 1, Medis: 1, Memfis: 1, antares031: 1, tourettes: 1]&#10;[b]9. [url=http://dengine.net/]Doomsday Engine [/url][/b] [[b]6[/b]: Caffeine Freak: 1, YukiRaven: 1, Lila Feuer: 1, Bauul: 1, Ye_Illuminator: 1, DoomGater: 1]&#10;[b]10. [url=http://www.doomretro.com/]Doom Retro[/url][/b] [[b]5[/b]: Gez: 1, Manuel-K: 1, Kroc: 1, VGA: 1, valkiriforce: 1]&#10;[b]10. [url=http://www.skulltag.com/]Skulltag[/url][/b] [[b]5[/b]: Yuki Senmatsu: 1, Lizardcommando: 1, Ye_Illuminator: 1, haruko haruhara: 1, geo: 1]&#10;[b]12. [url=https://odamex.net/]Odamex[/url][/b] [[b]4[/b]: Doomkid: 1, Diabolución: 1, Ralphis: 1, Hypпotiк: 1]&#10;[b]13. [url=http://doomlegacy.sourceforge.net/]Doom Legacy[/url][/b] [[b]3[/b]: Bauul: 1, riderr3: 1, DoomGater: 1]&#10;[b]14. [url=https://sourceforge.net/projects/edge2/]3DGE[/url][/b] [[b]2[/b]: Gez: 1, Catpho: 1]&#10;[b]14. [url=http://sourceforge.net/projects/delphidoom/]DelphiDoom[/url][/b] [[b]2[/b]: YukiRaven: 1, Gez: 1]&#10;[b]14. [url=https://www.doomworld.com/idgames/idstuff/doom/win95/doom95]Doom95[/url][/b] [[b]2[/b]: Josuke: 1, Gerardo194: 1]&#10;[b]17. [url=https://www.doomworld.com/idgames/?id=10447]Boom[/url][/b] [[b]1[/b]: GhoulDesecrator: 1]&#10;[b]17. [url=https://www.moddb.com/mods/classic-rbdoom-3-bfg-edition]Classic RBDoom 3 BFG Edition[/url][/b] [[b]1[/b]: MadGuy: 1]&#10;[b]17. [url=http://prboom-plus.sourceforge.net/]Doom﻿+[/url][/b] [[b]1[/b]: Woolie Wool: 1]&#10;[b]17. [url=https://doomwiki.org/wiki/DOOM2.EXE]Doom2.exe[/url][/b] [[b]1[/b]: zokum: 1]&#10;[b]17. [url=http://risen3d.drdteam.org/]Risen3D[/url][/b] [[b]1[/b]: Catpho: 1]&#10;[b]17. [url=http://www.scoredoom.com/]ScoreDoom[/url][/b] [[b]1[/b]: yakfak: 1]&#10;&#10;&#10;Source Ports: 22&#10;Voters: 110" calcext:value-type="string" table:number-columns-spanned="3" table:number-rows-spanned="1">
            <text:p>[b]1. [url=https://www.zdoom.org/downloads]GZDoom/QZDoom[/url][/b] [[b]62[/b]: Anidrex_1009: 1, Caffeine Freak: 1, YukiRaven: 1, Apaul27: 1, Lila Feuer: 1, Rosh Fragger: 1, HAK3180: 1, ZeroTheEro: 1, Ajora: 1, Aquila Chrysaetos: 1, MFG38: 1, Cacodemon345: 1, Gez: 1, Catpho: 1, Zulk RS: 1, Zaratul: 1, DaIcemann76: 1, SGS Man: 1,  Erick: 1, tempdecal.wad: 1, InsanityBringer: 1, DMPhobos: 1, Killer5: 1, SP_FACE1: 1, KVELLER: 1, Yuki Senmatsu: 1, Bridgeburner56: 1, Fulgrim: 1, amackert: 1, Woolie Wool: 1, Lizardcommando: 1, Bauul: 1, Hell Theatre: 1, EngineerKappa: 1, The_SloVinator: 1, SOSU: 1, riderr3: 1, obake: 1, Ye_Illuminator: 1, Manuel-K: 1, MTF Sergeant: 1, Equinox24: 1, CasualScrub: 1, whirledtsar: 1, CyberDreams: 1, VGA: 1, NerdyButLazy: 1, DoomGater: 1, EtherBot: 1, Firedust: 1, guitardz: 1, wolfmcbeard: 1, Doom_Dude: 1, LuciferSam86: 1, Gerardo194: 1, Gunstar Green: 1, m8f: 1, ReaperAA: 1, xxWeNxx: 1, Avoozl: 1, Spectre01: 1, antares031: 1]</text:p>
            <text:p>[b]2. [url=http://prboom-plus.sourceforge.net/]PrBoom+/GLBoom+[/url][/b] [[b]40[/b]: Caffeine Freak: 1, mun: 1, GhoulDesecrator: 1, seed: 1, Diabolución: 1, Aquila Chrysaetos: 1, Zahid: 1, Fonze: 1, Cacodemon345: 1, Catpho: 1, bonnie: 1,  Erick: 1, DeadAstronaut: 1, InsanityBringer: 1, DMPhobos: 1, rehelekretep: 1, Killer5: 1, KVELLER: 1, galileo31dos01: 1, amackert: 1, loveless: 1, Bauul: 1, The_SloVinator: 1, riderr3: 1, jerk-o: 1, Equinox24: 1, Kroc: 1, CyberDreams: 1, valkiriforce: 1, NerdyButLazy: 1, DoomGater: 1, guitardz: 1, wolfmcbeard: 1, m8f: 1, Kira: 1, ReaperAA: 1, Avoozl: 1, Memfis: 1, Spectre01: 1, antares031: 1]</text:p>
            <text:p>[b]3. [url=https://zandronum.com/]Zandronum[/url][/b] [[b]24[/b]: Doomkid: 1, Teder: 1, Cacodemon345: 1, Catpho: 1, Zulk RS: 1, DaIcemann76: 1, SGS Man: 1, Empyre: 1,  Erick: 1, Lorenz0: 1, tempdecal.wad: 1, Killer5: 1, SP_FACE1: 1, Lizardcommando: 1, 𝕲𝖗𝖎𝖒𝖔𝖘𝖆𝖚𝖗: 1, Ye_Illuminator: 1, AlexMax: 1, Manuel-K: 1, MTF Sergeant: 1, EtherBot: 1, LuciferSam86: 1, haruko haruhara: 1, Avoozl: 1, Spectre01: 1]</text:p>
            <text:p>[b]4. [url=https://www.zdoom.org/downloads]ZDoom[/url][/b] [[b]18[/b]: Delete: 1, Caffeine Freak: 1, mun: 1, Urthar: 1, DaIcemann76: 1, DeadAstronaut: 1, amackert: 1, Lizardcommando: 1, joshthenesnerd: 1, Equinox24: 1, CasualScrub: 1, valkiriforce: 1, Phoby: 1, DoomGater: 1, Firedust: 1, Gerardo194: 1, Count651: 1, pcorf: 1]</text:p>
            <text:p>[b]5. [url=https://www.chocolate-doom.org/wiki/index.php/Downloads]Chocolate Doom[/url][/b] [[b]17[/b]: mun: 1, YukiRaven: 1, GhoulDesecrator: 1, seed: 1, Diabolución: 1, Catpho: 1,  Erick: 1, InsanityBringer: 1, DMPhobos: 1, Bauul: 1, EngineerKappa: 1, zokum: 1, The_SloVinator: 1, joshthenesnerd: 1, vesperas: 1, CyberDreams: 1, Firedust: 1]</text:p>
            <text:p>[b]6. [url=https://www.chocolate-doom.org/wiki/index.php/Crispy_Doom]Crispy Doom[/url][/b] [[b]16[/b]: mun: 1, Lila Feuer: 1, HAK3180: 1, Killer5: 1, galileo31dos01: 1, Woolie Wool: 1, The Mysterious Moustachio: 1, Bauul: 1, The_SloVinator: 1, AlexMax: 1, CyberDreams: 1, NerdyButLazy: 1, LuciferSam86: 1, Gunstar Green: 1, UNERXAi: 1, holaareola: 1]</text:p>
            <text:p>[b]7. [url=https://www.doomworld.com/eternity/etcengine.html]The Eternity Engine[/url][/b] [[b]14[/b]: Jon: 1, Edward850: 1, Lila Feuer: 1, seed: 1, Gez: 1, Catpho: 1, SGS Man: 1, InsanityBringer: 1, zokum: 1, Rimantas: 1, PaquoCastor: 1, StoneMason: 1, ReaperAA: 1, Altazimuth: 1]</text:p>
            <text:p>[b]8. [url=http://zdaemon.org/]ZDaemon[/url][/b] [[b]9[/b]: Doomkid: 1, Rosh Fragger: 1, Catpho: 1, DaIcemann76: 1, tempdecal.wad: 1, Medis: 1, Memfis: 1, antares031: 1, tourettes: 1]</text:p>
            <text:p>[b]9. [url=http://dengine.net/]Doomsday Engine [/url][/b] [[b]6[/b]: Caffeine Freak: 1, YukiRaven: 1, Lila Feuer: 1, Bauul: 1, Ye_Illuminator: 1, DoomGater: 1]</text:p>
            <text:p>[b]10. [url=http://www.doomretro.com/]Doom Retro[/url][/b] [[b]5[/b]: Gez: 1, Manuel-K: 1, Kroc: 1, VGA: 1, valkiriforce: 1]</text:p>
            <text:p>[b]10. [url=http://www.skulltag.com/]Skulltag[/url][/b] [[b]5[/b]: Yuki Senmatsu: 1, Lizardcommando: 1, Ye_Illuminator: 1, haruko haruhara: 1, geo: 1]</text:p>
            <text:p>[b]12. [url=https://odamex.net/]Odamex[/url][/b] [[b]4[/b]: Doomkid: 1, Diabolución: 1, Ralphis: 1, Hypпotiк: 1]</text:p>
            <text:p>[b]13. [url=http://doomlegacy.sourceforge.net/]Doom Legacy[/url][/b] [[b]3[/b]: Bauul: 1, riderr3: 1, DoomGater: 1]</text:p>
            <text:p>[b]14. [url=https://sourceforge.net/projects/edge2/]3DGE[/url][/b] [[b]2[/b]: Gez: 1, Catpho: 1]</text:p>
            <text:p>[b]14. [url=http://sourceforge.net/projects/delphidoom/]DelphiDoom[/url][/b] [[b]2[/b]: YukiRaven: 1, Gez: 1]</text:p>
            <text:p>[b]14. [url=https://www.doomworld.com/idgames/idstuff/doom/win95/doom95]Doom95[/url][/b] [[b]2[/b]: Josuke: 1, Gerardo194: 1]</text:p>
            <text:p>[b]17. [url=https://www.doomworld.com/idgames/?id=10447]Boom[/url][/b] [[b]1[/b]: GhoulDesecrator: 1]</text:p>
            <text:p>[b]17. [url=https://www.moddb.com/mods/classic-rbdoom-3-bfg-edition]Classic RBDoom 3 BFG Edition[/url][/b] [[b]1[/b]: MadGuy: 1]</text:p>
            <text:p>[b]17. [url=http://prboom-plus.sourceforge.net/]Doom﻿+[/url][/b] [[b]1[/b]: Woolie Wool: 1]</text:p>
            <text:p>[b]17. [url=https://doomwiki.org/wiki/DOOM2.EXE]Doom2.exe[/url][/b] [[b]1[/b]: zokum: 1]</text:p>
            <text:p>[b]17. [url=http://risen3d.drdteam.org/]Risen3D[/url][/b] [[b]1[/b]: Catpho: 1]</text:p>
            <text:p>[b]17. [url=http://www.scoredoom.com/]ScoreDoom[/url][/b] [[b]1[/b]: yakfak: 1]</text:p>
            <text:p/>
            <text:p/>
            <text:p>Source Ports: 22</text:p>
            <text:p>Voters: 110</text:p>
          </table:table-cell>
          <table:covered-table-cell table:style-name="ce3"/>
          <table:covered-table-cell table:style-name="ce5"/>
          <table:table-cell table:style-name="ce2" table:formula="of:=&quot;Source Ports: &quot; &amp; SUMPRODUCT(NOT(ISBLANK([.D4:.D1048576])))" office:value-type="string" office:string-value="Source Ports: 22" calcext:value-type="string">
            <text:p>Source Ports: 22</text:p>
          </table:table-cell>
          <table:table-cell table:style-name="ce2" table:formula="of:=&quot;Voters: &quot; &amp; SUMPRODUCT(NOT(ISBLANK([.H2:.AMJ2])))" office:value-type="string" office:string-value="Voters: 110" calcext:value-type="string">
            <text:p>Voters: 110</text:p>
          </table:table-cell>
          <table:table-cell table:style-name="ce2" office:value-type="string" calcext:value-type="string">
            <text:p>Sums:</text:p>
          </table:table-cell>
          <table:table-cell table:style-name="ce2" table:formula="of:=SUM([.H1:.AMJ1])" office:value-type="float" office:value="235" calcext:value-type="float">
            <text:p>235</text:p>
          </table:table-cell>
          <table:table-cell table:formula="of:=SUM([.H4:.H1048576])" office:value-type="float" office:value="1" calcext:value-type="float">
            <text:p>1</text:p>
          </table:table-cell>
          <table:table-cell table:formula="of:=SUM([.I4:.I1048576])" office:value-type="float" office:value="1" calcext:value-type="float">
            <text:p>1</text:p>
          </table:table-cell>
          <table:table-cell table:formula="of:=SUM([.J4:.J1048576])" office:value-type="float" office:value="1" calcext:value-type="float">
            <text:p>1</text:p>
          </table:table-cell>
          <table:table-cell table:formula="of:=SUM([.K4:.K1048576])" office:value-type="float" office:value="1" calcext:value-type="float">
            <text:p>1</text:p>
          </table:table-cell>
          <table:table-cell table:formula="of:=SUM([.L4:.L1048576])" office:value-type="float" office:value="4" calcext:value-type="float">
            <text:p>4</text:p>
          </table:table-cell>
          <table:table-cell table:formula="of:=SUM([.M4:.M1048576])" office:value-type="float" office:value="4" calcext:value-type="float">
            <text:p>4</text:p>
          </table:table-cell>
          <table:table-cell table:formula="of:=SUM([.N4:.N1048576])" office:value-type="float" office:value="3" calcext:value-type="float">
            <text:p>3</text:p>
          </table:table-cell>
          <table:table-cell table:formula="of:=SUM([.O4:.O1048576])" office:value-type="float" office:value="4" calcext:value-type="float">
            <text:p>4</text:p>
          </table:table-cell>
          <table:table-cell table:formula="of:=SUM([.P4:.P1048576])" office:value-type="float" office:value="1" calcext:value-type="float">
            <text:p>1</text:p>
          </table:table-cell>
          <table:table-cell table:formula="of:=SUM([.Q4:.Q1048576])" office:value-type="float" office:value="4" calcext:value-type="float">
            <text:p>4</text:p>
          </table:table-cell>
          <table:table-cell table:formula="of:=SUM([.R4:.R1048576])" office:value-type="float" office:value="3" calcext:value-type="float">
            <text:p>3</text:p>
          </table:table-cell>
          <table:table-cell table:formula="of:=SUM([.S4:.S1048576])" office:value-type="float" office:value="3" calcext:value-type="float">
            <text:p>3</text:p>
          </table:table-cell>
          <table:table-cell table:formula="of:=SUM([.T4:.T1048576])" office:value-type="float" office:value="2" calcext:value-type="float">
            <text:p>2</text:p>
          </table:table-cell>
          <table:table-cell table:formula="of:=SUM([.U4:.U1048576])" office:value-type="float" office:value="2" calcext:value-type="float">
            <text:p>2</text:p>
          </table:table-cell>
          <table:table-cell table:formula="of:=SUM([.V4:.V1048576])" office:value-type="float" office:value="1" calcext:value-type="float">
            <text:p>1</text:p>
          </table:table-cell>
          <table:table-cell table:formula="of:=SUM([.W4:.W1048576])" office:value-type="float" office:value="1" calcext:value-type="float">
            <text:p>1</text:p>
          </table:table-cell>
          <table:table-cell table:formula="of:=SUM([.X4:.X1048576])" office:value-type="float" office:value="3" calcext:value-type="float">
            <text:p>3</text:p>
          </table:table-cell>
          <table:table-cell table:formula="of:=SUM([.Y4:.Y1048576])" office:value-type="float" office:value="1" calcext:value-type="float">
            <text:p>1</text:p>
          </table:table-cell>
          <table:table-cell table:formula="of:=SUM([.Z4:.Z1048576])" office:value-type="float" office:value="2" calcext:value-type="float">
            <text:p>2</text:p>
          </table:table-cell>
          <table:table-cell table:formula="of:=SUM([.AA4:.AA1048576])" office:value-type="float" office:value="1" calcext:value-type="float">
            <text:p>1</text:p>
          </table:table-cell>
          <table:table-cell table:formula="of:=SUM([.AB4:.AB1048576])" office:value-type="float" office:value="1" calcext:value-type="float">
            <text:p>1</text:p>
          </table:table-cell>
          <table:table-cell table:formula="of:=SUM([.AC4:.AC1048576])" office:value-type="float" office:value="1" calcext:value-type="float">
            <text:p>1</text:p>
          </table:table-cell>
          <table:table-cell table:formula="of:=SUM([.AD4:.AD1048576])" office:value-type="float" office:value="1" calcext:value-type="float">
            <text:p>1</text:p>
          </table:table-cell>
          <table:table-cell table:formula="of:=SUM([.AE4:.AE1048576])" office:value-type="float" office:value="3" calcext:value-type="float">
            <text:p>3</text:p>
          </table:table-cell>
          <table:table-cell table:formula="of:=SUM([.AF4:.AF1048576])" office:value-type="float" office:value="5" calcext:value-type="float">
            <text:p>5</text:p>
          </table:table-cell>
          <table:table-cell table:formula="of:=SUM([.AG4:.AG1048576])" office:value-type="float" office:value="8" calcext:value-type="float">
            <text:p>8</text:p>
          </table:table-cell>
          <table:table-cell table:formula="of:=SUM([.AH4:.AH1048576])" office:value-type="float" office:value="2" calcext:value-type="float">
            <text:p>2</text:p>
          </table:table-cell>
          <table:table-cell table:formula="of:=SUM([.AI4:.AI1048576])" office:value-type="float" office:value="1" calcext:value-type="float">
            <text:p>1</text:p>
          </table:table-cell>
          <table:table-cell table:formula="of:=SUM([.AJ4:.AJ1048576])" office:value-type="float" office:value="1" calcext:value-type="float">
            <text:p>1</text:p>
          </table:table-cell>
          <table:table-cell table:formula="of:=SUM([.AK4:.AK1048576])" office:value-type="float" office:value="4" calcext:value-type="float">
            <text:p>4</text:p>
          </table:table-cell>
          <table:table-cell table:formula="of:=SUM([.AL4:.AL1048576])" office:value-type="float" office:value="3" calcext:value-type="float">
            <text:p>3</text:p>
          </table:table-cell>
          <table:table-cell table:formula="of:=SUM([.AM4:.AM1048576])" office:value-type="float" office:value="1" calcext:value-type="float">
            <text:p>1</text:p>
          </table:table-cell>
          <table:table-cell table:formula="of:=SUM([.AN4:.AN1048576])" office:value-type="float" office:value="4" calcext:value-type="float">
            <text:p>4</text:p>
          </table:table-cell>
          <table:table-cell table:formula="of:=SUM([.AO4:.AO1048576])" office:value-type="float" office:value="2" calcext:value-type="float">
            <text:p>2</text:p>
          </table:table-cell>
          <table:table-cell table:formula="of:=SUM([.AP4:.AP1048576])" office:value-type="float" office:value="1" calcext:value-type="float">
            <text:p>1</text:p>
          </table:table-cell>
          <table:table-cell table:formula="of:=SUM([.AQ4:.AQ1048576])" office:value-type="float" office:value="3" calcext:value-type="float">
            <text:p>3</text:p>
          </table:table-cell>
          <table:table-cell table:formula="of:=SUM([.AR4:.AR1048576])" office:value-type="float" office:value="4" calcext:value-type="float">
            <text:p>4</text:p>
          </table:table-cell>
          <table:table-cell table:formula="of:=SUM([.AS4:.AS1048576])" office:value-type="float" office:value="3" calcext:value-type="float">
            <text:p>3</text:p>
          </table:table-cell>
          <table:table-cell table:formula="of:=SUM([.AT4:.AT1048576])" office:value-type="float" office:value="1" calcext:value-type="float">
            <text:p>1</text:p>
          </table:table-cell>
          <table:table-cell table:formula="of:=SUM([.AU4:.AU1048576])" office:value-type="float" office:value="4" calcext:value-type="float">
            <text:p>4</text:p>
          </table:table-cell>
          <table:table-cell table:formula="of:=SUM([.AV4:.AV1048576])" office:value-type="float" office:value="2" calcext:value-type="float">
            <text:p>2</text:p>
          </table:table-cell>
          <table:table-cell table:formula="of:=SUM([.AW4:.AW1048576])" office:value-type="float" office:value="2" calcext:value-type="float">
            <text:p>2</text:p>
          </table:table-cell>
          <table:table-cell table:formula="of:=SUM([.AX4:.AX1048576])" office:value-type="float" office:value="2" calcext:value-type="float">
            <text:p>2</text:p>
          </table:table-cell>
          <table:table-cell table:formula="of:=SUM([.AY4:.AY1048576])" office:value-type="float" office:value="2" calcext:value-type="float">
            <text:p>2</text:p>
          </table:table-cell>
          <table:table-cell table:formula="of:=SUM([.AZ4:.AZ1048576])" office:value-type="float" office:value="1" calcext:value-type="float">
            <text:p>1</text:p>
          </table:table-cell>
          <table:table-cell table:formula="of:=SUM([.BA4:.BA1048576])" office:value-type="float" office:value="1" calcext:value-type="float">
            <text:p>1</text:p>
          </table:table-cell>
          <table:table-cell table:formula="of:=SUM([.BB4:.BB1048576])" office:value-type="float" office:value="3" calcext:value-type="float">
            <text:p>3</text:p>
          </table:table-cell>
          <table:table-cell table:formula="of:=SUM([.BC4:.BC1048576])" office:value-type="float" office:value="1" calcext:value-type="float">
            <text:p>1</text:p>
          </table:table-cell>
          <table:table-cell table:formula="of:=SUM([.BD4:.BD1048576])" office:value-type="float" office:value="3" calcext:value-type="float">
            <text:p>3</text:p>
          </table:table-cell>
          <table:table-cell table:formula="of:=SUM([.BE4:.BE1048576])" office:value-type="float" office:value="4" calcext:value-type="float">
            <text:p>4</text:p>
          </table:table-cell>
          <table:table-cell table:formula="of:=SUM([.BF4:.BF1048576])" office:value-type="float" office:value="1" calcext:value-type="float">
            <text:p>1</text:p>
          </table:table-cell>
          <table:table-cell table:formula="of:=SUM([.BG4:.BG1048576])" office:value-type="float" office:value="1" calcext:value-type="float">
            <text:p>1</text:p>
          </table:table-cell>
          <table:table-cell table:formula="of:=SUM([.BH4:.BH1048576])" office:value-type="float" office:value="6" calcext:value-type="float">
            <text:p>6</text:p>
          </table:table-cell>
          <table:table-cell table:formula="of:=SUM([.BI4:.BI1048576])" office:value-type="float" office:value="1" calcext:value-type="float">
            <text:p>1</text:p>
          </table:table-cell>
          <table:table-cell table:formula="of:=SUM([.BJ4:.BJ1048576])" office:value-type="float" office:value="2" calcext:value-type="float">
            <text:p>2</text:p>
          </table:table-cell>
          <table:table-cell table:formula="of:=SUM([.BK4:.BK1048576])" office:value-type="float" office:value="3" calcext:value-type="float">
            <text:p>3</text:p>
          </table:table-cell>
          <table:table-cell table:formula="of:=SUM([.BL4:.BL1048576])" office:value-type="float" office:value="4" calcext:value-type="float">
            <text:p>4</text:p>
          </table:table-cell>
          <table:table-cell table:formula="of:=SUM([.BM4:.BM1048576])" office:value-type="float" office:value="1" calcext:value-type="float">
            <text:p>1</text:p>
          </table:table-cell>
          <table:table-cell table:formula="of:=SUM([.BN4:.BN1048576])" office:value-type="float" office:value="1" calcext:value-type="float">
            <text:p>1</text:p>
          </table:table-cell>
          <table:table-cell table:formula="of:=SUM([.BO4:.BO1048576])" office:value-type="float" office:value="2" calcext:value-type="float">
            <text:p>2</text:p>
          </table:table-cell>
          <table:table-cell table:formula="of:=SUM([.BP4:.BP1048576])" office:value-type="float" office:value="3" calcext:value-type="float">
            <text:p>3</text:p>
          </table:table-cell>
          <table:table-cell table:formula="of:=SUM([.BQ4:.BQ1048576])" office:value-type="float" office:value="1" calcext:value-type="float">
            <text:p>1</text:p>
          </table:table-cell>
          <table:table-cell table:formula="of:=SUM([.BR4:.BR1048576])" office:value-type="float" office:value="1" calcext:value-type="float">
            <text:p>1</text:p>
          </table:table-cell>
          <table:table-cell table:formula="of:=SUM([.BS4:.BS1048576])" office:value-type="float" office:value="1" calcext:value-type="float">
            <text:p>1</text:p>
          </table:table-cell>
          <table:table-cell table:formula="of:=SUM([.BT4:.BT1048576])" office:value-type="float" office:value="1" calcext:value-type="float">
            <text:p>1</text:p>
          </table:table-cell>
          <table:table-cell table:formula="of:=SUM([.BU4:.BU1048576])" office:value-type="float" office:value="4" calcext:value-type="float">
            <text:p>4</text:p>
          </table:table-cell>
          <table:table-cell table:formula="of:=SUM([.BV4:.BV1048576])" office:value-type="float" office:value="2" calcext:value-type="float">
            <text:p>2</text:p>
          </table:table-cell>
          <table:table-cell table:formula="of:=SUM([.BW4:.BW1048576])" office:value-type="float" office:value="3" calcext:value-type="float">
            <text:p>3</text:p>
          </table:table-cell>
          <table:table-cell table:formula="of:=SUM([.BX4:.BX1048576])" office:value-type="float" office:value="1" calcext:value-type="float">
            <text:p>1</text:p>
          </table:table-cell>
          <table:table-cell table:formula="of:=SUM([.BY4:.BY1048576])" office:value-type="float" office:value="2" calcext:value-type="float">
            <text:p>2</text:p>
          </table:table-cell>
          <table:table-cell table:formula="of:=SUM([.BZ4:.BZ1048576])" office:value-type="float" office:value="3" calcext:value-type="float">
            <text:p>3</text:p>
          </table:table-cell>
          <table:table-cell table:formula="of:=SUM([.CA4:.CA1048576])" office:value-type="float" office:value="1" calcext:value-type="float">
            <text:p>1</text:p>
          </table:table-cell>
          <table:table-cell table:formula="of:=SUM([.CB4:.CB1048576])" office:value-type="float" office:value="2" calcext:value-type="float">
            <text:p>2</text:p>
          </table:table-cell>
          <table:table-cell table:formula="of:=SUM([.CC4:.CC1048576])" office:value-type="float" office:value="2" calcext:value-type="float">
            <text:p>2</text:p>
          </table:table-cell>
          <table:table-cell table:formula="of:=SUM([.CD4:.CD1048576])" office:value-type="float" office:value="1" calcext:value-type="float">
            <text:p>1</text:p>
          </table:table-cell>
          <table:table-cell table:formula="of:=SUM([.CE4:.CE1048576])" office:value-type="float" office:value="4" calcext:value-type="float">
            <text:p>4</text:p>
          </table:table-cell>
          <table:table-cell table:formula="of:=SUM([.CF4:.CF1048576])" office:value-type="float" office:value="2" calcext:value-type="float">
            <text:p>2</text:p>
          </table:table-cell>
          <table:table-cell table:formula="of:=SUM([.CG4:.CG1048576])" office:value-type="float" office:value="3" calcext:value-type="float">
            <text:p>3</text:p>
          </table:table-cell>
          <table:table-cell table:formula="of:=SUM([.CH4:.CH1048576])" office:value-type="float" office:value="1" calcext:value-type="float">
            <text:p>1</text:p>
          </table:table-cell>
          <table:table-cell table:formula="of:=SUM([.CI4:.CI1048576])" office:value-type="float" office:value="3" calcext:value-type="float">
            <text:p>3</text:p>
          </table:table-cell>
          <table:table-cell table:formula="of:=SUM([.CJ4:.CJ1048576])" office:value-type="float" office:value="5" calcext:value-type="float">
            <text:p>5</text:p>
          </table:table-cell>
          <table:table-cell table:formula="of:=SUM([.CK4:.CK1048576])" office:value-type="float" office:value="2" calcext:value-type="float">
            <text:p>2</text:p>
          </table:table-cell>
          <table:table-cell table:formula="of:=SUM([.CL4:.CL1048576])" office:value-type="float" office:value="3" calcext:value-type="float">
            <text:p>3</text:p>
          </table:table-cell>
          <table:table-cell table:formula="of:=SUM([.CM4:.CM1048576])" office:value-type="float" office:value="2" calcext:value-type="float">
            <text:p>2</text:p>
          </table:table-cell>
          <table:table-cell table:formula="of:=SUM([.CN4:.CN1048576])" office:value-type="float" office:value="2" calcext:value-type="float">
            <text:p>2</text:p>
          </table:table-cell>
          <table:table-cell table:formula="of:=SUM([.CO4:.CO1048576])" office:value-type="float" office:value="1" calcext:value-type="float">
            <text:p>1</text:p>
          </table:table-cell>
          <table:table-cell table:formula="of:=SUM([.CP4:.CP1048576])" office:value-type="float" office:value="1" calcext:value-type="float">
            <text:p>1</text:p>
          </table:table-cell>
          <table:table-cell table:formula="of:=SUM([.CQ4:.CQ1048576])" office:value-type="float" office:value="3" calcext:value-type="float">
            <text:p>3</text:p>
          </table:table-cell>
          <table:table-cell table:formula="of:=SUM([.CR4:.CR1048576])" office:value-type="float" office:value="3" calcext:value-type="float">
            <text:p>3</text:p>
          </table:table-cell>
          <table:table-cell table:formula="of:=SUM([.CS4:.CS1048576])" office:value-type="float" office:value="2" calcext:value-type="float">
            <text:p>2</text:p>
          </table:table-cell>
          <table:table-cell table:formula="of:=SUM([.CT4:.CT1048576])" office:value-type="float" office:value="2" calcext:value-type="float">
            <text:p>2</text:p>
          </table:table-cell>
          <table:table-cell table:formula="of:=SUM([.CU4:.CU1048576])" office:value-type="float" office:value="1" calcext:value-type="float">
            <text:p>1</text:p>
          </table:table-cell>
          <table:table-cell table:formula="of:=SUM([.CV4:.CV1048576])" office:value-type="float" office:value="2" calcext:value-type="float">
            <text:p>2</text:p>
          </table:table-cell>
          <table:table-cell table:formula="of:=SUM([.CW4:.CW1048576])" office:value-type="float" office:value="1" calcext:value-type="float">
            <text:p>1</text:p>
          </table:table-cell>
          <table:table-cell table:formula="of:=SUM([.CX4:.CX1048576])" office:value-type="float" office:value="1" calcext:value-type="float">
            <text:p>1</text:p>
          </table:table-cell>
          <table:table-cell table:formula="of:=SUM([.CY4:.CY1048576])" office:value-type="float" office:value="1" calcext:value-type="float">
            <text:p>1</text:p>
          </table:table-cell>
          <table:table-cell table:formula="of:=SUM([.CZ4:.CZ1048576])" office:value-type="float" office:value="1" calcext:value-type="float">
            <text:p>1</text:p>
          </table:table-cell>
          <table:table-cell table:formula="of:=SUM([.DA4:.DA1048576])" office:value-type="float" office:value="1" calcext:value-type="float">
            <text:p>1</text:p>
          </table:table-cell>
          <table:table-cell table:formula="of:=SUM([.DB4:.DB1048576])" office:value-type="float" office:value="3" calcext:value-type="float">
            <text:p>3</text:p>
          </table:table-cell>
          <table:table-cell table:formula="of:=SUM([.DC4:.DC1048576])" office:value-type="float" office:value="1" calcext:value-type="float">
            <text:p>1</text:p>
          </table:table-cell>
          <table:table-cell table:formula="of:=SUM([.DD4:.DD1048576])" office:value-type="float" office:value="1" calcext:value-type="float">
            <text:p>1</text:p>
          </table:table-cell>
          <table:table-cell table:formula="of:=SUM([.DE4:.DE1048576])" office:value-type="float" office:value="3" calcext:value-type="float">
            <text:p>3</text:p>
          </table:table-cell>
          <table:table-cell table:formula="of:=SUM([.DF4:.DF1048576])" office:value-type="float" office:value="2" calcext:value-type="float">
            <text:p>2</text:p>
          </table:table-cell>
          <table:table-cell table:formula="of:=SUM([.DG4:.DG1048576])" office:value-type="float" office:value="1" calcext:value-type="float">
            <text:p>1</text:p>
          </table:table-cell>
          <table:table-cell table:formula="of:=SUM([.DH4:.DH1048576])" office:value-type="float" office:value="3" calcext:value-type="float">
            <text:p>3</text:p>
          </table:table-cell>
          <table:table-cell table:formula="of:=SUM([.DI4:.DI1048576])" office:value-type="float" office:value="1" calcext:value-type="float">
            <text:p>1</text:p>
          </table:table-cell>
          <table:table-cell table:formula="of:=SUM([.DJ4:.DJ1048576])" office:value-type="float" office:value="3" calcext:value-type="float">
            <text:p>3</text:p>
          </table:table-cell>
          <table:table-cell table:formula="of:=SUM([.DK4:.DK1048576])" office:value-type="float" office:value="1" calcext:value-type="float">
            <text:p>1</text:p>
          </table:table-cell>
          <table:table-cell table:formula="of:=SUM([.DL4:.DL1048576])" office:value-type="float" office:value="1" calcext:value-type="float">
            <text:p>1</text:p>
          </table:table-cell>
          <table:table-cell table:formula="of:=SUM([.DM4:.DM1048576])" office:value-type="float" office:value="1" calcext:value-type="float">
            <text:p>1</text:p>
          </table:table-cell>
          <table:table-cell table:formula="of:=SUM([.DN4:.DN1048576])" office:value-type="float" office:value="0" calcext:value-type="float">
            <text:p>0</text:p>
          </table:table-cell>
          <table:table-cell table:formula="of:=SUM([.DO4:.DO1048576])" office:value-type="float" office:value="0" calcext:value-type="float">
            <text:p>0</text:p>
          </table:table-cell>
          <table:table-cell table:formula="of:=SUM([.DP4:.DP1048576])" office:value-type="float" office:value="0" calcext:value-type="float">
            <text:p>0</text:p>
          </table:table-cell>
          <table:table-cell table:formula="of:=SUM([.DQ4:.DQ1048576])" office:value-type="float" office:value="0" calcext:value-type="float">
            <text:p>0</text:p>
          </table:table-cell>
          <table:table-cell table:formula="of:=SUM([.DR4:.DR1048576])" office:value-type="float" office:value="0" calcext:value-type="float">
            <text:p>0</text:p>
          </table:table-cell>
          <table:table-cell table:formula="of:=SUM([.DS4:.DS1048576])" office:value-type="float" office:value="0" calcext:value-type="float">
            <text:p>0</text:p>
          </table:table-cell>
          <table:table-cell table:formula="of:=SUM([.DT4:.DT1048576])" office:value-type="float" office:value="0" calcext:value-type="float">
            <text:p>0</text:p>
          </table:table-cell>
          <table:table-cell table:formula="of:=SUM([.DU4:.DU1048576])" office:value-type="float" office:value="0" calcext:value-type="float">
            <text:p>0</text:p>
          </table:table-cell>
          <table:table-cell table:formula="of:=SUM([.DV4:.DV1048576])" office:value-type="float" office:value="0" calcext:value-type="float">
            <text:p>0</text:p>
          </table:table-cell>
          <table:table-cell table:formula="of:=SUM([.DW4:.DW1048576])" office:value-type="float" office:value="0" calcext:value-type="float">
            <text:p>0</text:p>
          </table:table-cell>
          <table:table-cell table:formula="of:=SUM([.DX4:.DX1048576])" office:value-type="float" office:value="0" calcext:value-type="float">
            <text:p>0</text:p>
          </table:table-cell>
          <table:table-cell table:formula="of:=SUM([.DY4:.DY1048576])" office:value-type="float" office:value="0" calcext:value-type="float">
            <text:p>0</text:p>
          </table:table-cell>
          <table:table-cell table:formula="of:=SUM([.DZ4:.DZ1048576])" office:value-type="float" office:value="0" calcext:value-type="float">
            <text:p>0</text:p>
          </table:table-cell>
          <table:table-cell table:formula="of:=SUM([.EA4:.EA1048576])" office:value-type="float" office:value="0" calcext:value-type="float">
            <text:p>0</text:p>
          </table:table-cell>
          <table:table-cell table:formula="of:=SUM([.EB4:.EB1048576])" office:value-type="float" office:value="0" calcext:value-type="float">
            <text:p>0</text:p>
          </table:table-cell>
          <table:table-cell table:formula="of:=SUM([.EC4:.EC1048576])" office:value-type="float" office:value="0" calcext:value-type="float">
            <text:p>0</text:p>
          </table:table-cell>
          <table:table-cell table:formula="of:=SUM([.ED4:.ED1048576])" office:value-type="float" office:value="0" calcext:value-type="float">
            <text:p>0</text:p>
          </table:table-cell>
          <table:table-cell table:formula="of:=SUM([.EE4:.EE1048576])" office:value-type="float" office:value="0" calcext:value-type="float">
            <text:p>0</text:p>
          </table:table-cell>
          <table:table-cell table:formula="of:=SUM([.EF4:.EF1048576])" office:value-type="float" office:value="0" calcext:value-type="float">
            <text:p>0</text:p>
          </table:table-cell>
          <table:table-cell table:formula="of:=SUM([.EG4:.EG1048576])" office:value-type="float" office:value="0" calcext:value-type="float">
            <text:p>0</text:p>
          </table:table-cell>
          <table:table-cell table:formula="of:=SUM([.EH4:.EH1048576])" office:value-type="float" office:value="0" calcext:value-type="float">
            <text:p>0</text:p>
          </table:table-cell>
          <table:table-cell table:formula="of:=SUM([.EI4:.EI1048576])" office:value-type="float" office:value="0" calcext:value-type="float">
            <text:p>0</text:p>
          </table:table-cell>
          <table:table-cell table:formula="of:=SUM([.EJ4:.EJ1048576])" office:value-type="float" office:value="0" calcext:value-type="float">
            <text:p>0</text:p>
          </table:table-cell>
          <table:table-cell table:formula="of:=SUM([.EK4:.EK1048576])" office:value-type="float" office:value="0" calcext:value-type="float">
            <text:p>0</text:p>
          </table:table-cell>
          <table:table-cell table:formula="of:=SUM([.EL4:.EL1048576])" office:value-type="float" office:value="0" calcext:value-type="float">
            <text:p>0</text:p>
          </table:table-cell>
          <table:table-cell table:formula="of:=SUM([.EM4:.EM1048576])" office:value-type="float" office:value="0" calcext:value-type="float">
            <text:p>0</text:p>
          </table:table-cell>
          <table:table-cell table:formula="of:=SUM([.EN4:.EN1048576])" office:value-type="float" office:value="0" calcext:value-type="float">
            <text:p>0</text:p>
          </table:table-cell>
          <table:table-cell table:formula="of:=SUM([.EO4:.EO1048576])" office:value-type="float" office:value="0" calcext:value-type="float">
            <text:p>0</text:p>
          </table:table-cell>
          <table:table-cell table:formula="of:=SUM([.EP4:.EP1048576])" office:value-type="float" office:value="0" calcext:value-type="float">
            <text:p>0</text:p>
          </table:table-cell>
          <table:table-cell table:formula="of:=SUM([.EQ4:.EQ1048576])" office:value-type="float" office:value="0" calcext:value-type="float">
            <text:p>0</text:p>
          </table:table-cell>
          <table:table-cell table:formula="of:=SUM([.ER4:.ER1048576])" office:value-type="float" office:value="0" calcext:value-type="float">
            <text:p>0</text:p>
          </table:table-cell>
          <table:table-cell table:formula="of:=SUM([.ES4:.ES1048576])" office:value-type="float" office:value="0" calcext:value-type="float">
            <text:p>0</text:p>
          </table:table-cell>
          <table:table-cell table:formula="of:=SUM([.ET4:.ET1048576])" office:value-type="float" office:value="0" calcext:value-type="float">
            <text:p>0</text:p>
          </table:table-cell>
          <table:table-cell table:formula="of:=SUM([.EU4:.EU1048576])" office:value-type="float" office:value="0" calcext:value-type="float">
            <text:p>0</text:p>
          </table:table-cell>
          <table:table-cell table:formula="of:=SUM([.EV4:.EV1048576])" office:value-type="float" office:value="0" calcext:value-type="float">
            <text:p>0</text:p>
          </table:table-cell>
          <table:table-cell table:formula="of:=SUM([.EW4:.EW1048576])" office:value-type="float" office:value="0" calcext:value-type="float">
            <text:p>0</text:p>
          </table:table-cell>
          <table:table-cell table:formula="of:=SUM([.EX4:.EX1048576])" office:value-type="float" office:value="0" calcext:value-type="float">
            <text:p>0</text:p>
          </table:table-cell>
          <table:table-cell table:formula="of:=SUM([.EY4:.EY1048576])" office:value-type="float" office:value="0" calcext:value-type="float">
            <text:p>0</text:p>
          </table:table-cell>
          <table:table-cell table:formula="of:=SUM([.EZ4:.EZ1048576])" office:value-type="float" office:value="0" calcext:value-type="float">
            <text:p>0</text:p>
          </table:table-cell>
          <table:table-cell table:formula="of:=SUM([.FA4:.FA1048576])" office:value-type="float" office:value="0" calcext:value-type="float">
            <text:p>0</text:p>
          </table:table-cell>
          <table:table-cell table:formula="of:=SUM([.FB4:.FB1048576])" office:value-type="float" office:value="0" calcext:value-type="float">
            <text:p>0</text:p>
          </table:table-cell>
          <table:table-cell table:formula="of:=SUM([.FC4:.FC1048576])" office:value-type="float" office:value="0" calcext:value-type="float">
            <text:p>0</text:p>
          </table:table-cell>
          <table:table-cell table:formula="of:=SUM([.FD4:.FD1048576])" office:value-type="float" office:value="0" calcext:value-type="float">
            <text:p>0</text:p>
          </table:table-cell>
          <table:table-cell table:formula="of:=SUM([.FE4:.FE1048576])" office:value-type="float" office:value="0" calcext:value-type="float">
            <text:p>0</text:p>
          </table:table-cell>
          <table:table-cell table:formula="of:=SUM([.FF4:.FF1048576])" office:value-type="float" office:value="0" calcext:value-type="float">
            <text:p>0</text:p>
          </table:table-cell>
          <table:table-cell table:formula="of:=SUM([.FG4:.FG1048576])" office:value-type="float" office:value="0" calcext:value-type="float">
            <text:p>0</text:p>
          </table:table-cell>
          <table:table-cell table:formula="of:=SUM([.FH4:.FH1048576])" office:value-type="float" office:value="0" calcext:value-type="float">
            <text:p>0</text:p>
          </table:table-cell>
          <table:table-cell table:formula="of:=SUM([.FI4:.FI1048576])" office:value-type="float" office:value="0" calcext:value-type="float">
            <text:p>0</text:p>
          </table:table-cell>
          <table:table-cell table:formula="of:=SUM([.FJ4:.FJ1048576])" office:value-type="float" office:value="0" calcext:value-type="float">
            <text:p>0</text:p>
          </table:table-cell>
          <table:table-cell table:formula="of:=SUM([.FK4:.FK1048576])" office:value-type="float" office:value="0" calcext:value-type="float">
            <text:p>0</text:p>
          </table:table-cell>
          <table:table-cell table:formula="of:=SUM([.FL4:.FL1048576])" office:value-type="float" office:value="0" calcext:value-type="float">
            <text:p>0</text:p>
          </table:table-cell>
          <table:table-cell table:number-columns-repeated="856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Source Port</text:p>
          </table:table-cell>
          <table:table-cell table:style-name="ce4" office:value-type="string" calcext:value-type="string">
            <text:p>Link</text:p>
          </table:table-cell>
          <table:table-cell table:style-name="ce8" office:value-type="string" calcext:value-type="string">
            <text:p>Points by User</text:p>
          </table:table-cell>
          <table:table-cell table:style-name="ce10" office:value-type="string" calcext:value-type="string">
            <text:p>Voters</text:p>
          </table:table-cell>
          <table:table-cell table:style-name="ce12" office:value-type="string" calcext:value-type="string">
            <text:p>Delete</text:p>
          </table:table-cell>
          <table:table-cell table:style-name="ce13" office:value-type="string" calcext:value-type="string">
            <text:p>Anidrex_1009</text:p>
          </table:table-cell>
          <table:table-cell table:style-name="ce13" office:value-type="string" calcext:value-type="string">
            <text:p>Jon</text:p>
          </table:table-cell>
          <table:table-cell table:style-name="ce13" office:value-type="string" calcext:value-type="string">
            <text:p>Edward850</text:p>
          </table:table-cell>
          <table:table-cell table:style-name="ce13" office:value-type="string" calcext:value-type="string">
            <text:p>Caffeine Freak</text:p>
          </table:table-cell>
          <table:table-cell table:style-name="ce13" office:value-type="string" calcext:value-type="string">
            <text:p>mun</text:p>
          </table:table-cell>
          <table:table-cell table:style-name="ce13" office:value-type="string" calcext:value-type="string">
            <text:p>Doomkid</text:p>
          </table:table-cell>
          <table:table-cell table:style-name="ce13" office:value-type="string" calcext:value-type="string">
            <text:p>YukiRaven</text:p>
          </table:table-cell>
          <table:table-cell table:style-name="ce13" office:value-type="string" calcext:value-type="string">
            <text:p>Apaul27</text:p>
          </table:table-cell>
          <table:table-cell table:style-name="ce13" office:value-type="string" calcext:value-type="string">
            <text:p>Lila Feuer</text:p>
          </table:table-cell>
          <table:table-cell table:style-name="ce13" office:value-type="string" calcext:value-type="string">
            <text:p>GhoulDesecrator</text:p>
          </table:table-cell>
          <table:table-cell table:style-name="ce13" office:value-type="string" calcext:value-type="string">
            <text:p>seed</text:p>
          </table:table-cell>
          <table:table-cell table:style-name="ce14" office:value-type="string" calcext:value-type="string">
            <text:p>Rosh Fragger</text:p>
          </table:table-cell>
          <table:table-cell table:style-name="ce13" office:value-type="string" calcext:value-type="string">
            <text:p>HAK3180</text:p>
          </table:table-cell>
          <table:table-cell table:style-name="ce13" office:value-type="string" calcext:value-type="string">
            <text:p>Teder</text:p>
          </table:table-cell>
          <table:table-cell table:style-name="ce13" office:value-type="string" calcext:value-type="string">
            <text:p>ZeroTheEro</text:p>
          </table:table-cell>
          <table:table-cell table:style-name="ce13" office:value-type="string" calcext:value-type="string">
            <text:p>Diabolución</text:p>
          </table:table-cell>
          <table:table-cell table:style-name="ce13" office:value-type="string" calcext:value-type="string">
            <text:p>Ajora</text:p>
          </table:table-cell>
          <table:table-cell table:style-name="ce13" office:value-type="string" calcext:value-type="string">
            <text:p>Aquila Chrysaetos</text:p>
          </table:table-cell>
          <table:table-cell table:style-name="ce13" office:value-type="string" calcext:value-type="string">
            <text:p>MFG38</text:p>
          </table:table-cell>
          <table:table-cell table:style-name="ce13" office:value-type="string" calcext:value-type="string">
            <text:p>Zahid</text:p>
          </table:table-cell>
          <table:table-cell table:style-name="ce13" office:value-type="string" calcext:value-type="string">
            <text:p>Urthar</text:p>
          </table:table-cell>
          <table:table-cell table:style-name="ce13" office:value-type="string" calcext:value-type="string">
            <text:p>Fonze</text:p>
          </table:table-cell>
          <table:table-cell table:style-name="ce14" office:value-type="string" calcext:value-type="string">
            <text:p>Cacodemon345</text:p>
          </table:table-cell>
          <table:table-cell table:style-name="ce13" office:value-type="string" calcext:value-type="string">
            <text:p>Gez</text:p>
          </table:table-cell>
          <table:table-cell table:style-name="ce13" office:value-type="string" calcext:value-type="string">
            <text:p>Catpho</text:p>
          </table:table-cell>
          <table:table-cell table:style-name="ce13" office:value-type="string" calcext:value-type="string">
            <text:p>Zulk RS</text:p>
          </table:table-cell>
          <table:table-cell table:style-name="ce15" office:value-type="string" calcext:value-type="string">
            <text:p>bonnie</text:p>
          </table:table-cell>
          <table:table-cell table:style-name="ce13" office:value-type="string" calcext:value-type="string">
            <text:p>Zaratul</text:p>
          </table:table-cell>
          <table:table-cell table:style-name="ce13" office:value-type="string" calcext:value-type="string">
            <text:p>DaIcemann76</text:p>
          </table:table-cell>
          <table:table-cell table:style-name="ce13" office:value-type="string" calcext:value-type="string">
            <text:p>SGS Man</text:p>
          </table:table-cell>
          <table:table-cell table:style-name="ce13" office:value-type="string" calcext:value-type="string">
            <text:p>Empyre</text:p>
          </table:table-cell>
          <table:table-cell table:style-name="ce13" office:value-type="string" calcext:value-type="string">
            <text:p><text:s/>Erick</text:p>
          </table:table-cell>
          <table:table-cell table:style-name="ce13" office:value-type="string" calcext:value-type="string">
            <text:p>DeadAstronaut</text:p>
          </table:table-cell>
          <table:table-cell table:style-name="ce13" office:value-type="string" calcext:value-type="string">
            <text:p>Lorenz0</text:p>
          </table:table-cell>
          <table:table-cell table:style-name="ce14" office:value-type="string" calcext:value-type="string">
            <text:p>tempdecal.wad</text:p>
          </table:table-cell>
          <table:table-cell table:style-name="ce13" office:value-type="string" calcext:value-type="string">
            <text:p>InsanityBringer</text:p>
          </table:table-cell>
          <table:table-cell table:style-name="ce13" office:value-type="string" calcext:value-type="string">
            <text:p>DMPhobos</text:p>
          </table:table-cell>
          <table:table-cell table:style-name="ce13" office:value-type="string" calcext:value-type="string">
            <text:p>rehelekretep</text:p>
          </table:table-cell>
          <table:table-cell table:style-name="ce13" office:value-type="string" calcext:value-type="string">
            <text:p>Killer5</text:p>
          </table:table-cell>
          <table:table-cell table:style-name="ce13" office:value-type="string" calcext:value-type="string">
            <text:p>SP_FACE1</text:p>
          </table:table-cell>
          <table:table-cell table:style-name="ce13" office:value-type="string" calcext:value-type="string">
            <text:p>KVELLER</text:p>
          </table:table-cell>
          <table:table-cell table:style-name="ce13" office:value-type="string" calcext:value-type="string">
            <text:p>Yuki Senmatsu</text:p>
          </table:table-cell>
          <table:table-cell table:style-name="ce13" office:value-type="string" calcext:value-type="string">
            <text:p>galileo31dos01</text:p>
          </table:table-cell>
          <table:table-cell table:style-name="ce13" office:value-type="string" calcext:value-type="string">
            <text:p>Bridgeburner56</text:p>
          </table:table-cell>
          <table:table-cell table:style-name="ce13" office:value-type="string" calcext:value-type="string">
            <text:p>Fulgrim</text:p>
          </table:table-cell>
          <table:table-cell table:style-name="ce13" office:value-type="string" calcext:value-type="string">
            <text:p>amackert</text:p>
          </table:table-cell>
          <table:table-cell table:style-name="ce13" office:value-type="string" calcext:value-type="string">
            <text:p>loveless</text:p>
          </table:table-cell>
          <table:table-cell table:style-name="ce16" office:value-type="string" calcext:value-type="string">
            <text:p>Woolie Wool</text:p>
          </table:table-cell>
          <table:table-cell table:style-name="ce17" office:value-type="string" calcext:value-type="string">
            <text:p>Lizardcommando</text:p>
          </table:table-cell>
          <table:table-cell table:style-name="ce13" office:value-type="string" calcext:value-type="string">
            <text:p>Josuke</text:p>
          </table:table-cell>
          <table:table-cell table:style-name="ce13" office:value-type="string" calcext:value-type="string">
            <text:p>The Mysterious Moustachio</text:p>
          </table:table-cell>
          <table:table-cell table:style-name="ce13" office:value-type="string" calcext:value-type="string">
            <text:p>Bauul</text:p>
          </table:table-cell>
          <table:table-cell table:style-name="ce13" office:value-type="string" calcext:value-type="string">
            <text:p>Hell Theatre</text:p>
          </table:table-cell>
          <table:table-cell table:style-name="ce19" office:value-type="string" calcext:value-type="string">
            <text:p>EngineerKappa</text:p>
          </table:table-cell>
          <table:table-cell table:style-name="ce13" office:value-type="string" calcext:value-type="string">
            <text:p>zokum</text:p>
          </table:table-cell>
          <table:table-cell table:style-name="ce13" office:value-type="string" calcext:value-type="string">
            <text:p>The_SloVinator</text:p>
          </table:table-cell>
          <table:table-cell table:style-name="ce20" office:value-type="string" calcext:value-type="string">
            <text:p>SOSU</text:p>
          </table:table-cell>
          <table:table-cell table:style-name="ce21" office:value-type="string" calcext:value-type="string">
            <text:p>yakfak</text:p>
          </table:table-cell>
          <table:table-cell table:style-name="ce13" office:value-type="string" calcext:value-type="string">
            <text:p>joshthenesnerd</text:p>
          </table:table-cell>
          <table:table-cell table:style-name="ce13" office:value-type="string" calcext:value-type="string">
            <text:p>riderr3</text:p>
          </table:table-cell>
          <table:table-cell table:style-name="ce13" office:value-type="string" calcext:value-type="string">
            <text:p>𝕲𝖗𝖎𝖒𝖔𝖘𝖆𝖚𝖗</text:p>
          </table:table-cell>
          <table:table-cell table:style-name="ce17" office:value-type="string" calcext:value-type="string">
            <text:p>obake</text:p>
          </table:table-cell>
          <table:table-cell table:style-name="ce13" office:value-type="string" calcext:value-type="string">
            <text:p>jerk-o</text:p>
          </table:table-cell>
          <table:table-cell table:style-name="ce22" office:value-type="string" calcext:value-type="string">
            <text:p>vesperas</text:p>
          </table:table-cell>
          <table:table-cell table:style-name="ce13" office:value-type="string" calcext:value-type="string">
            <text:p>Ye_Illuminator</text:p>
          </table:table-cell>
          <table:table-cell table:style-name="ce13" office:value-type="string" calcext:value-type="string">
            <text:p>AlexMax</text:p>
          </table:table-cell>
          <table:table-cell table:style-name="ce13" office:value-type="string" calcext:value-type="string">
            <text:p>Manuel-K</text:p>
          </table:table-cell>
          <table:table-cell table:style-name="ce13" office:value-type="string" calcext:value-type="string">
            <text:p>Medis</text:p>
          </table:table-cell>
          <table:table-cell table:style-name="ce13" office:value-type="string" calcext:value-type="string">
            <text:p>MTF Sergeant</text:p>
          </table:table-cell>
          <table:table-cell table:style-name="ce13" office:value-type="string" calcext:value-type="string">
            <text:p>Equinox24</text:p>
          </table:table-cell>
          <table:table-cell table:style-name="ce13" office:value-type="string" calcext:value-type="string">
            <text:p>Rimantas</text:p>
          </table:table-cell>
          <table:table-cell table:style-name="ce13" office:value-type="string" calcext:value-type="string">
            <text:p>CasualScrub</text:p>
          </table:table-cell>
          <table:table-cell table:style-name="ce13" office:value-type="string" calcext:value-type="string">
            <text:p>Kroc</text:p>
          </table:table-cell>
          <table:table-cell table:style-name="ce13" office:value-type="string" calcext:value-type="string">
            <text:p>whirledtsar</text:p>
          </table:table-cell>
          <table:table-cell table:style-name="ce13" office:value-type="string" calcext:value-type="string">
            <text:p>CyberDreams</text:p>
          </table:table-cell>
          <table:table-cell table:style-name="ce13" office:value-type="string" calcext:value-type="string">
            <text:p>VGA</text:p>
          </table:table-cell>
          <table:table-cell table:style-name="ce13" office:value-type="string" calcext:value-type="string">
            <text:p>valkiriforce</text:p>
          </table:table-cell>
          <table:table-cell table:style-name="ce13" office:value-type="string" calcext:value-type="string">
            <text:p>Phoby</text:p>
          </table:table-cell>
          <table:table-cell table:style-name="ce23" office:value-type="string" calcext:value-type="string">
            <text:p>NerdyButLazy</text:p>
          </table:table-cell>
          <table:table-cell table:style-name="ce24" office:value-type="string" calcext:value-type="string">
            <text:p>DoomGater</text:p>
          </table:table-cell>
          <table:table-cell table:style-name="ce13" office:value-type="string" calcext:value-type="string">
            <text:p>EtherBot</text:p>
          </table:table-cell>
          <table:table-cell table:style-name="ce13" office:value-type="string" calcext:value-type="string">
            <text:p>Firedust</text:p>
          </table:table-cell>
          <table:table-cell table:style-name="ce13" office:value-type="string" calcext:value-type="string">
            <text:p>guitardz</text:p>
          </table:table-cell>
          <table:table-cell table:style-name="ce13" office:value-type="string" calcext:value-type="string">
            <text:p>wolfmcbeard</text:p>
          </table:table-cell>
          <table:table-cell table:style-name="ce13" office:value-type="string" calcext:value-type="string">
            <text:p>Doom_Dude</text:p>
          </table:table-cell>
          <table:table-cell table:style-name="ce13" office:value-type="string" calcext:value-type="string">
            <text:p>PaquoCastor</text:p>
          </table:table-cell>
          <table:table-cell table:style-name="ce13" office:value-type="string" calcext:value-type="string">
            <text:p>LuciferSam86</text:p>
          </table:table-cell>
          <table:table-cell table:style-name="ce13" office:value-type="string" calcext:value-type="string">
            <text:p>Gerardo194</text:p>
          </table:table-cell>
          <table:table-cell table:style-name="ce13" office:value-type="string" calcext:value-type="string">
            <text:p>Gunstar Green</text:p>
          </table:table-cell>
          <table:table-cell table:style-name="ce13" office:value-type="string" calcext:value-type="string">
            <text:p>haruko haruhara</text:p>
          </table:table-cell>
          <table:table-cell table:style-name="ce13" office:value-type="string" calcext:value-type="string">
            <text:p>UNERXAi</text:p>
          </table:table-cell>
          <table:table-cell table:style-name="ce13" office:value-type="string" calcext:value-type="string">
            <text:p>m8f</text:p>
          </table:table-cell>
          <table:table-cell table:style-name="ce13" office:value-type="string" calcext:value-type="string">
            <text:p>StoneMason</text:p>
          </table:table-cell>
          <table:table-cell table:style-name="ce13" office:value-type="string" calcext:value-type="string">
            <text:p>Ralphis</text:p>
          </table:table-cell>
          <table:table-cell table:style-name="ce13" office:value-type="string" calcext:value-type="string">
            <text:p>Kira</text:p>
          </table:table-cell>
          <table:table-cell table:style-name="ce13" office:value-type="string" calcext:value-type="string">
            <text:p>MadGuy</text:p>
          </table:table-cell>
          <table:table-cell table:style-name="ce13" office:value-type="string" calcext:value-type="string">
            <text:p>holaareola</text:p>
          </table:table-cell>
          <table:table-cell table:style-name="ce13" office:value-type="string" calcext:value-type="string">
            <text:p>ReaperAA</text:p>
          </table:table-cell>
          <table:table-cell table:style-name="ce13" office:value-type="string" calcext:value-type="string">
            <text:p>xxWeNxx</text:p>
          </table:table-cell>
          <table:table-cell table:style-name="ce13" office:value-type="string" calcext:value-type="string">
            <text:p>Hypпotiк</text:p>
          </table:table-cell>
          <table:table-cell table:style-name="ce14" office:value-type="string" calcext:value-type="string">
            <text:p>Avoozl</text:p>
          </table:table-cell>
          <table:table-cell table:style-name="ce14" office:value-type="string" calcext:value-type="string">
            <text:p>Memfis</text:p>
          </table:table-cell>
          <table:table-cell table:style-name="ce14" office:value-type="string" calcext:value-type="string">
            <text:p>geo</text:p>
          </table:table-cell>
          <table:table-cell table:style-name="ce14" office:value-type="string" calcext:value-type="string">
            <text:p>Spectre01</text:p>
          </table:table-cell>
          <table:table-cell table:style-name="ce14" office:value-type="string" calcext:value-type="string">
            <text:p>Altazimuth</text:p>
          </table:table-cell>
          <table:table-cell table:style-name="ce14" office:value-type="string" calcext:value-type="string">
            <text:p>antares031</text:p>
          </table:table-cell>
          <table:table-cell table:style-name="ce13" office:value-type="string" calcext:value-type="string">
            <text:p>Count651</text:p>
          </table:table-cell>
          <table:table-cell table:style-name="ce13" office:value-type="string" calcext:value-type="string">
            <text:p>tourettes</text:p>
          </table:table-cell>
          <table:table-cell table:style-name="ce13" office:value-type="string" calcext:value-type="string">
            <text:p>pcorf</text:p>
          </table:table-cell>
          <table:table-cell table:style-name="ce13" table:number-columns-repeated="907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62" calcext:value-type="float">
            <text:p>62</text:p>
          </table:table-cell>
          <table:table-cell office:value-type="string" calcext:value-type="string">
            <text:p>GZDoom/QZDoom</text:p>
          </table:table-cell>
          <table:table-cell office:value-type="string" calcext:value-type="string">
            <text:p>https://www.zdoom.org/downloads</text:p>
          </table:table-cell>
          <table:table-cell table:style-name="ce9"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Anidrex_1009: 1, Caffeine Freak: 1, YukiRaven: 1, Apaul27: 1, Lila Feuer: 1, Rosh Fragger: 1, HAK3180: 1, ZeroTheEro: 1, Ajora: 1, Aquila Chrysaetos: 1, MFG38: 1, Cacodemon345: 1, Gez: 1, Catpho: 1, Zulk RS: 1, Zaratul: 1, DaIcemann76: 1, SGS Man: 1,  Erick: 1, tempdecal.wad: 1, InsanityBringer: 1, DMPhobos: 1, Killer5: 1, SP_FACE1: 1, KVELLER: 1, Yuki Senmatsu: 1, Bridgeburner56: 1, Fulgrim: 1, amackert: 1, Woolie Wool: 1, Lizardcommando: 1, Bauul: 1, Hell Theatre: 1, EngineerKappa: 1, The_SloVinator: 1, SOSU: 1, riderr3: 1, obake: 1, Ye_Illuminator: 1, Manuel-K: 1, MTF Sergeant: 1, Equinox24: 1, CasualScrub: 1, whirledtsar: 1, CyberDreams: 1, VGA: 1, NerdyButLazy: 1, DoomGater: 1, EtherBot: 1, Firedust: 1, guitardz: 1, wolfmcbeard: 1, Doom_Dude: 1, LuciferSam86: 1, Gerardo194: 1, Gunstar Green: 1, m8f: 1, ReaperAA: 1, xxWeNxx: 1, Avoozl: 1, Spectre01: 1, antares031: 1" calcext:value-type="string">
            <text:p>Anidrex_1009: 1, Caffeine Freak: 1, YukiRaven: 1, Apaul27: 1, Lila Feuer: 1, Rosh Fragger: 1, HAK3180: 1, ZeroTheEro: 1, Ajora: 1, Aquila Chrysaetos: 1, MFG38: 1, Cacodemon345: 1, Gez: 1, Catpho: 1, Zulk RS: 1, Zaratul: 1, DaIcemann76: 1, SGS Man: 1, <text:s/>Erick: 1, tempdecal.wad: 1, InsanityBringer: 1, DMPhobos: 1, Killer5: 1, SP_FACE1: 1, KVELLER: 1, Yuki Senmatsu: 1, Bridgeburner56: 1, Fulgrim: 1, amackert: 1, Woolie Wool: 1, Lizardcommando: 1, Bauul: 1, Hell Theatre: 1, EngineerKappa: 1, The_SloVinator: 1, SOSU: 1, riderr3: 1, obake: 1, Ye_Illuminator: 1, Manuel-K: 1, MTF Sergeant: 1, Equinox24: 1, CasualScrub: 1, whirledtsar: 1, CyberDreams: 1, VGA: 1, NerdyButLazy: 1, DoomGater: 1, EtherBot: 1, Firedust: 1, guitardz: 1, wolfmcbeard: 1, Doom_Dude: 1, LuciferSam86: 1, Gerardo194: 1, Gunstar Green: 1, m8f: 1, ReaperAA: 1, xxWeNxx: 1, Avoozl: 1, Spectre01: 1, antares031: 1</text:p>
          </table:table-cell>
          <table:table-cell table:style-name="ce11" table:formula="of:=SUMPRODUCT(NOT(ISBLANK([.H4:.AMJ4]))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10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40" calcext:value-type="float">
            <text:p>40</text:p>
          </table:table-cell>
          <table:table-cell office:value-type="string" calcext:value-type="string">
            <text:p>PrBoom+/GLBoom+</text:p>
          </table:table-cell>
          <table:table-cell office:value-type="string" calcext:value-type="string">
            <text:p><text:a xlink:href="http://prboom-plus.sourceforge.net/" xlink:type="simple">http://prboom-plus.sourceforge.net/</text:a></text:p>
          </table:table-cell>
          <table:table-cell table:style-name="ce9"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Caffeine Freak: 1, mun: 1, GhoulDesecrator: 1, seed: 1, Diabolución: 1, Aquila Chrysaetos: 1, Zahid: 1, Fonze: 1, Cacodemon345: 1, Catpho: 1, bonnie: 1,  Erick: 1, DeadAstronaut: 1, InsanityBringer: 1, DMPhobos: 1, rehelekretep: 1, Killer5: 1, KVELLER: 1, galileo31dos01: 1, amackert: 1, loveless: 1, Bauul: 1, The_SloVinator: 1, riderr3: 1, jerk-o: 1, Equinox24: 1, Kroc: 1, CyberDreams: 1, valkiriforce: 1, NerdyButLazy: 1, DoomGater: 1, guitardz: 1, wolfmcbeard: 1, m8f: 1, Kira: 1, ReaperAA: 1, Avoozl: 1, Memfis: 1, Spectre01: 1, antares031: 1" calcext:value-type="string">
            <text:p>Caffeine Freak: 1, mun: 1, GhoulDesecrator: 1, seed: 1, Diabolución: 1, Aquila Chrysaetos: 1, Zahid: 1, Fonze: 1, Cacodemon345: 1, Catpho: 1, bonnie: 1, <text:s/>Erick: 1, DeadAstronaut: 1, InsanityBringer: 1, DMPhobos: 1, rehelekretep: 1, Killer5: 1, KVELLER: 1, galileo31dos01: 1, amackert: 1, loveless: 1, Bauul: 1, The_SloVinator: 1, riderr3: 1, jerk-o: 1, Equinox24: 1, Kroc: 1, CyberDreams: 1, valkiriforce: 1, NerdyButLazy: 1, DoomGater: 1, guitardz: 1, wolfmcbeard: 1, m8f: 1, Kira: 1, ReaperAA: 1, Avoozl: 1, Memfis: 1, Spectre01: 1, antares031: 1</text:p>
          </table:table-cell>
          <table:table-cell table:style-name="ce11" table:formula="of:=SUMPRODUCT(NOT(ISBLANK([.H5:.AMJ5])))" office:value-type="float" office:value="40" calcext:value-type="float">
            <text:p>40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10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24" calcext:value-type="float">
            <text:p>24</text:p>
          </table:table-cell>
          <table:table-cell office:value-type="string" calcext:value-type="string">
            <text:p>Zandronum</text:p>
          </table:table-cell>
          <table:table-cell office:value-type="string" calcext:value-type="string">
            <text:p><text:a xlink:href="https://zandronum.com/" xlink:type="simple">https://zandronum.com/</text:a></text:p>
          </table:table-cell>
          <table:table-cell table:style-name="ce9"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Doomkid: 1, Teder: 1, Cacodemon345: 1, Catpho: 1, Zulk RS: 1, DaIcemann76: 1, SGS Man: 1, Empyre: 1,  Erick: 1, Lorenz0: 1, tempdecal.wad: 1, Killer5: 1, SP_FACE1: 1, Lizardcommando: 1, 𝕲𝖗𝖎𝖒𝖔𝖘𝖆𝖚𝖗: 1, Ye_Illuminator: 1, AlexMax: 1, Manuel-K: 1, MTF Sergeant: 1, EtherBot: 1, LuciferSam86: 1, haruko haruhara: 1, Avoozl: 1, Spectre01: 1" calcext:value-type="string">
            <text:p>Doomkid: 1, Teder: 1, Cacodemon345: 1, Catpho: 1, Zulk RS: 1, DaIcemann76: 1, SGS Man: 1, Empyre: 1, <text:s/>Erick: 1, Lorenz0: 1, tempdecal.wad: 1, Killer5: 1, SP_FACE1: 1, Lizardcommando: 1, 𝕲𝖗𝖎𝖒𝖔𝖘𝖆𝖚𝖗: 1, Ye_Illuminator: 1, AlexMax: 1, Manuel-K: 1, MTF Sergeant: 1, EtherBot: 1, LuciferSam86: 1, haruko haruhara: 1, Avoozl: 1, Spectre01: 1</text:p>
          </table:table-cell>
          <table:table-cell table:style-name="ce11" table:formula="of:=SUMPRODUCT(NOT(ISBLANK([.H6:.AMJ6])))" office:value-type="float" office:value="24" calcext:value-type="float">
            <text:p>2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12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18" calcext:value-type="float">
            <text:p>18</text:p>
          </table:table-cell>
          <table:table-cell office:value-type="string" calcext:value-type="string">
            <text:p>ZDoom</text:p>
          </table:table-cell>
          <table:table-cell office:value-type="string" calcext:value-type="string">
            <text:p><text:a xlink:href="https://www.zdoom.org/downloads" xlink:type="simple">https://www.zdoom.org/downloads</text:a></text:p>
          </table:table-cell>
          <table:table-cell table:style-name="ce9"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Delete: 1, Caffeine Freak: 1, mun: 1, Urthar: 1, DaIcemann76: 1, DeadAstronaut: 1, amackert: 1, Lizardcommando: 1, joshthenesnerd: 1, Equinox24: 1, CasualScrub: 1, valkiriforce: 1, Phoby: 1, DoomGater: 1, Firedust: 1, Gerardo194: 1, Count651: 1, pcorf: 1" calcext:value-type="string">
            <text:p>Delete: 1, Caffeine Freak: 1, mun: 1, Urthar: 1, DaIcemann76: 1, DeadAstronaut: 1, amackert: 1, Lizardcommando: 1, joshthenesnerd: 1, Equinox24: 1, CasualScrub: 1, valkiriforce: 1, Phoby: 1, DoomGater: 1, Firedust: 1, Gerardo194: 1, Count651: 1, pcorf: 1</text:p>
          </table:table-cell>
          <table:table-cell table:style-name="ce11" table:formula="of:=SUMPRODUCT(NOT(ISBLANK([.H7:.AMJ7]))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07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17" calcext:value-type="float">
            <text:p>17</text:p>
          </table:table-cell>
          <table:table-cell office:value-type="string" calcext:value-type="string">
            <text:p>Chocolate Doom</text:p>
          </table:table-cell>
          <table:table-cell office:value-type="string" calcext:value-type="string">
            <text:p><text:a xlink:href="https://www.chocolate-doom.org/wiki/index.php/Downloads" xlink:type="simple">https://www.chocolate-doom.org/wiki/index.php/Downloads</text:a></text:p>
          </table:table-cell>
          <table:table-cell table:style-name="ce9"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mun: 1, YukiRaven: 1, GhoulDesecrator: 1, seed: 1, Diabolución: 1, Catpho: 1,  Erick: 1, InsanityBringer: 1, DMPhobos: 1, Bauul: 1, EngineerKappa: 1, zokum: 1, The_SloVinator: 1, joshthenesnerd: 1, vesperas: 1, CyberDreams: 1, Firedust: 1" calcext:value-type="string">
            <text:p>mun: 1, YukiRaven: 1, GhoulDesecrator: 1, seed: 1, Diabolución: 1, Catpho: 1, <text:s/>Erick: 1, InsanityBringer: 1, DMPhobos: 1, Bauul: 1, EngineerKappa: 1, zokum: 1, The_SloVinator: 1, joshthenesnerd: 1, vesperas: 1, CyberDreams: 1, Firedust: 1</text:p>
          </table:table-cell>
          <table:table-cell table:style-name="ce11" table:formula="of:=SUMPRODUCT(NOT(ISBLANK([.H8:.AMJ8])))" office:value-type="float" office:value="17" calcext:value-type="float">
            <text:p>1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34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H9:.AMJ9])" office:value-type="float" office:value="16" calcext:value-type="float">
            <text:p>16</text:p>
          </table:table-cell>
          <table:table-cell office:value-type="string" calcext:value-type="string">
            <text:p>Crispy Doom</text:p>
          </table:table-cell>
          <table:table-cell office:value-type="string" calcext:value-type="string">
            <text:p><text:a xlink:href="https://www.chocolate-doom.org/wiki/index.php/Crispy_Doom" xlink:type="simple">https://www.chocolate-doom.org/wiki/index.php/Crispy_Doom</text:a></text:p>
          </table:table-cell>
          <table:table-cell table:style-name="ce9"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mun: 1, Lila Feuer: 1, HAK3180: 1, Killer5: 1, galileo31dos01: 1, Woolie Wool: 1, The Mysterious Moustachio: 1, Bauul: 1, The_SloVinator: 1, AlexMax: 1, CyberDreams: 1, NerdyButLazy: 1, LuciferSam86: 1, Gunstar Green: 1, UNERXAi: 1, holaareola: 1" calcext:value-type="string">
            <text:p>mun: 1, Lila Feuer: 1, HAK3180: 1, Killer5: 1, galileo31dos01: 1, Woolie Wool: 1, The Mysterious Moustachio: 1, Bauul: 1, The_SloVinator: 1, AlexMax: 1, CyberDreams: 1, NerdyButLazy: 1, LuciferSam86: 1, Gunstar Green: 1, UNERXAi: 1, holaareola: 1</text:p>
          </table:table-cell>
          <table:table-cell table:style-name="ce11" table:formula="of:=SUMPRODUCT(NOT(ISBLANK([.H9:.AMJ9])))" office:value-type="float" office:value="16" calcext:value-type="float">
            <text:p>1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14" calcext:value-type="float">
            <text:p>14</text:p>
          </table:table-cell>
          <table:table-cell office:value-type="string" calcext:value-type="string">
            <text:p>The Eternity Engine</text:p>
          </table:table-cell>
          <table:table-cell office:value-type="string" calcext:value-type="string">
            <text:p><text:a xlink:href="https://www.doomworld.com/eternity/etcengine.html" xlink:type="simple">https://www.doomworld.com/eternity/etcengine.html</text:a></text:p>
          </table:table-cell>
          <table:table-cell table:style-name="ce9"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Jon: 1, Edward850: 1, Lila Feuer: 1, seed: 1, Gez: 1, Catpho: 1, SGS Man: 1, InsanityBringer: 1, zokum: 1, Rimantas: 1, PaquoCastor: 1, StoneMason: 1, ReaperAA: 1, Altazimuth: 1" calcext:value-type="string">
            <text:p>Jon: 1, Edward850: 1, Lila Feuer: 1, seed: 1, Gez: 1, Catpho: 1, SGS Man: 1, InsanityBringer: 1, zokum: 1, Rimantas: 1, PaquoCastor: 1, StoneMason: 1, ReaperAA: 1, Altazimuth: 1</text:p>
          </table:table-cell>
          <table:table-cell table:style-name="ce11" table:formula="of:=SUMPRODUCT(NOT(ISBLANK([.H10:.AMJ10])))" office:value-type="float" office:value="14" calcext:value-type="float">
            <text:p>14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11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9" calcext:value-type="float">
            <text:p>9</text:p>
          </table:table-cell>
          <table:table-cell office:value-type="string" calcext:value-type="string">
            <text:p>ZDaemon</text:p>
          </table:table-cell>
          <table:table-cell office:value-type="string" calcext:value-type="string">
            <text:p><text:a xlink:href="http://zdaemon.org/" xlink:type="simple">http://zdaemon.org/</text:a></text:p>
          </table:table-cell>
          <table:table-cell table:style-name="ce9"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Doomkid: 1, Rosh Fragger: 1, Catpho: 1, DaIcemann76: 1, tempdecal.wad: 1, Medis: 1, Memfis: 1, antares031: 1, tourettes: 1" calcext:value-type="string">
            <text:p>Doomkid: 1, Rosh Fragger: 1, Catpho: 1, DaIcemann76: 1, tempdecal.wad: 1, Medis: 1, Memfis: 1, antares031: 1, tourettes: 1</text:p>
          </table:table-cell>
          <table:table-cell table:style-name="ce11" table:formula="of:=SUMPRODUCT(NOT(ISBLANK([.H11:.AMJ11])))" office:value-type="float" office:value="9" calcext:value-type="float">
            <text:p>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08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6" calcext:value-type="float">
            <text:p>6</text:p>
          </table:table-cell>
          <table:table-cell office:value-type="string" calcext:value-type="string">
            <text:p>Doomsday Engine </text:p>
          </table:table-cell>
          <table:table-cell office:value-type="string" calcext:value-type="string">
            <text:p><text:a xlink:href="http://dengine.net/" xlink:type="simple">http://dengine.net/</text:a></text:p>
          </table:table-cell>
          <table:table-cell table:style-name="ce9"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Caffeine Freak: 1, YukiRaven: 1, Lila Feuer: 1, Bauul: 1, Ye_Illuminator: 1, DoomGater: 1" calcext:value-type="string">
            <text:p>Caffeine Freak: 1, YukiRaven: 1, Lila Feuer: 1, Bauul: 1, Ye_Illuminator: 1, DoomGater: 1</text:p>
          </table:table-cell>
          <table:table-cell table:style-name="ce11" table:formula="of:=SUMPRODUCT(NOT(ISBLANK([.H12:.AMJ12])))"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5" calcext:value-type="float">
            <text:p>5</text:p>
          </table:table-cell>
          <table:table-cell office:value-type="string" calcext:value-type="string">
            <text:p>Doom Retro</text:p>
          </table:table-cell>
          <table:table-cell office:value-type="string" calcext:value-type="string">
            <text:p><text:a xlink:href="http://www.doomretro.com/" xlink:type="simple">http://www.doomretro.com/</text:a></text:p>
          </table:table-cell>
          <table:table-cell table:style-name="ce9"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Gez: 1, Manuel-K: 1, Kroc: 1, VGA: 1, valkiriforce: 1" calcext:value-type="string">
            <text:p>Gez: 1, Manuel-K: 1, Kroc: 1, VGA: 1, valkiriforce: 1</text:p>
          </table:table-cell>
          <table:table-cell table:style-name="ce11" table:formula="of:=SUMPRODUCT(NOT(ISBLANK([.H13:.AMJ13])))" office:value-type="float" office:value="5" calcext:value-type="float">
            <text:p>5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39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0" calcext:value-type="float">
            <text:p>10</text:p>
          </table:table-cell>
          <table:table-cell table:formula="of:=SUM([.H14:.AMJ14])" office:value-type="float" office:value="5" calcext:value-type="float">
            <text:p>5</text:p>
          </table:table-cell>
          <table:table-cell office:value-type="string" calcext:value-type="string">
            <text:p>Skulltag</text:p>
          </table:table-cell>
          <table:table-cell office:value-type="string" calcext:value-type="string">
            <text:p><text:a xlink:href="http://www.skulltag.com/" xlink:type="simple">http://www.skulltag.com/</text:a></text:p>
          </table:table-cell>
          <table:table-cell table:style-name="ce9"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Yuki Senmatsu: 1, Lizardcommando: 1, Ye_Illuminator: 1, haruko haruhara: 1, geo: 1" calcext:value-type="string">
            <text:p>Yuki Senmatsu: 1, Lizardcommando: 1, Ye_Illuminator: 1, haruko haruhara: 1, geo: 1</text:p>
          </table:table-cell>
          <table:table-cell table:style-name="ce11" table:formula="of:=SUMPRODUCT(NOT(ISBLANK([.H14:.AMJ14])))" office:value-type="float" office:value="5" calcext:value-type="float">
            <text:p>5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4" calcext:value-type="float">
            <text:p>4</text:p>
          </table:table-cell>
          <table:table-cell office:value-type="string" calcext:value-type="string">
            <text:p>Odamex</text:p>
          </table:table-cell>
          <table:table-cell office:value-type="string" calcext:value-type="string">
            <text:p><text:a xlink:href="https://odamex.net/" xlink:type="simple">https://odamex.net/</text:a></text:p>
          </table:table-cell>
          <table:table-cell table:style-name="ce9"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Doomkid: 1, Diabolución: 1, Ralphis: 1, Hypпotiк: 1" calcext:value-type="string">
            <text:p>Doomkid: 1, Diabolución: 1, Ralphis: 1, Hypпotiк: 1</text:p>
          </table:table-cell>
          <table:table-cell table:style-name="ce11" table:formula="of:=SUMPRODUCT(NOT(ISBLANK([.H15:.AMJ15])))" office:value-type="float" office:value="4" calcext:value-type="float">
            <text:p>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7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16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3" calcext:value-type="float">
            <text:p>3</text:p>
          </table:table-cell>
          <table:table-cell office:value-type="string" calcext:value-type="string">
            <text:p>Doom Legacy</text:p>
          </table:table-cell>
          <table:table-cell office:value-type="string" calcext:value-type="string">
            <text:p><text:a xlink:href="http://doomlegacy.sourceforge.net/" xlink:type="simple">http://doomlegacy.sourceforge.net/</text:a></text:p>
          </table:table-cell>
          <table:table-cell table:style-name="ce9"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Bauul: 1, riderr3: 1, DoomGater: 1" calcext:value-type="string">
            <text:p>Bauul: 1, riderr3: 1, DoomGater: 1</text:p>
          </table:table-cell>
          <table:table-cell table:style-name="ce11" table:formula="of:=SUMPRODUCT(NOT(ISBLANK([.H16:.AMJ16])))" office:value-type="float" office:value="3" calcext:value-type="float">
            <text:p>3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2" calcext:value-type="float">
            <text:p>2</text:p>
          </table:table-cell>
          <table:table-cell office:value-type="string" calcext:value-type="string">
            <text:p>3DGE</text:p>
          </table:table-cell>
          <table:table-cell office:value-type="string" calcext:value-type="string">
            <text:p><text:a xlink:href="https://sourceforge.net/projects/edge2/" xlink:type="simple">https://sourceforge.net/projects/edge2/</text:a></text:p>
          </table:table-cell>
          <table:table-cell table:style-name="ce9"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Gez: 1, Catpho: 1" calcext:value-type="string">
            <text:p>Gez: 1, Catpho: 1</text:p>
          </table:table-cell>
          <table:table-cell table:style-name="ce11" table:formula="of:=SUMPRODUCT(NOT(ISBLANK([.H17:.AMJ17])))" office:value-type="float" office:value="2" calcext:value-type="float">
            <text:p>2</text:p>
          </table:table-cell>
          <table:table-cell table:number-columns-repeated="24"/>
          <table:table-cell table:number-columns-repeated="2"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4" calcext:value-type="float">
            <text:p>14</text:p>
          </table:table-cell>
          <table:table-cell table:formula="of:=SUM([.H18:.AMJ18])" office:value-type="float" office:value="2" calcext:value-type="float">
            <text:p>2</text:p>
          </table:table-cell>
          <table:table-cell office:value-type="string" calcext:value-type="string">
            <text:p>DelphiDoom</text:p>
          </table:table-cell>
          <table:table-cell office:value-type="string" calcext:value-type="string">
            <text:p><text:a xlink:href="http://sourceforge.net/projects/delphidoom/" xlink:type="simple">http://sourceforge.net/projects/delphidoom/</text:a></text:p>
          </table:table-cell>
          <table:table-cell table:style-name="ce9"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YukiRaven: 1, Gez: 1" calcext:value-type="string">
            <text:p>YukiRaven: 1, Gez: 1</text:p>
          </table:table-cell>
          <table:table-cell table:style-name="ce11" table:formula="of:=SUMPRODUCT(NOT(ISBLANK([.H18:.AMJ18])))"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4" calcext:value-type="float">
            <text:p>14</text:p>
          </table:table-cell>
          <table:table-cell table:formula="of:=SUM([.H19:.AMJ19])" office:value-type="float" office:value="2" calcext:value-type="float">
            <text:p>2</text:p>
          </table:table-cell>
          <table:table-cell office:value-type="string" calcext:value-type="string">
            <text:p>Doom95</text:p>
          </table:table-cell>
          <table:table-cell office:value-type="string" calcext:value-type="string">
            <text:p><text:a xlink:href="https://www.doomworld.com/idgames/idstuff/doom/win95/doom95" xlink:type="simple">https://www.doomworld.com/idgames/idstuff/doom/win95/doom95</text:a></text:p>
          </table:table-cell>
          <table:table-cell table:style-name="ce9"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Josuke: 1, Gerardo194: 1" calcext:value-type="string">
            <text:p>Josuke: 1, Gerardo194: 1</text:p>
          </table:table-cell>
          <table:table-cell table:style-name="ce11" table:formula="of:=SUMPRODUCT(NOT(ISBLANK([.H19:.AMJ19])))" office:value-type="float" office:value="2" calcext:value-type="float">
            <text:p>2</text:p>
          </table:table-cell>
          <table:table-cell table:number-columns-repeated="50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H20:.AMJ20])" office:value-type="float" office:value="1" calcext:value-type="float">
            <text:p>1</text:p>
          </table:table-cell>
          <table:table-cell office:value-type="string" calcext:value-type="string">
            <text:p>Boom</text:p>
          </table:table-cell>
          <table:table-cell office:value-type="string" calcext:value-type="string">
            <text:p><text:a xlink:href="https://www.doomworld.com/idgames/?id=10447" xlink:type="simple">https://www.doomworld.com/idgames/?id=10447</text:a></text:p>
          </table:table-cell>
          <table:table-cell table:style-name="ce9"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GhoulDesecrator: 1" calcext:value-type="string">
            <text:p>GhoulDesecrator: 1</text:p>
          </table:table-cell>
          <table:table-cell table:style-name="ce11" table:formula="of:=SUMPRODUCT(NOT(ISBLANK([.H20:.AMJ20])))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7" calcext:value-type="float">
            <text:p>17</text:p>
          </table:table-cell>
          <table:table-cell table:formula="of:=SUM([.H21:.AMJ21])" office:value-type="float" office:value="1" calcext:value-type="float">
            <text:p>1</text:p>
          </table:table-cell>
          <table:table-cell office:value-type="string" calcext:value-type="string">
            <text:p>Classic RBDoom 3 BFG Edition</text:p>
          </table:table-cell>
          <table:table-cell office:value-type="string" calcext:value-type="string">
            <text:p><text:a xlink:href="https://www.moddb.com/mods/classic-rbdoom-3-bfg-edition" xlink:type="simple">https://www.moddb.com/mods/classic-rbdoom-3-bfg-edition</text:a></text:p>
          </table:table-cell>
          <table:table-cell table:style-name="ce9"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MadGuy: 1" calcext:value-type="string">
            <text:p>MadGuy: 1</text:p>
          </table:table-cell>
          <table:table-cell table:style-name="ce11" table:formula="of:=SUMPRODUCT(NOT(ISBLANK([.H21:.AMJ21])))" office:value-type="float" office:value="1" calcext:value-type="float">
            <text:p>1</text:p>
          </table:table-cell>
          <table:table-cell table:number-columns-repeated="96"/>
          <table:table-cell office:value-type="float" office:value="1" calcext:value-type="float">
            <text:p>1</text:p>
          </table:table-cell>
          <table:table-cell table:number-columns-repeated="920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7" calcext:value-type="float">
            <text:p>17</text:p>
          </table:table-cell>
          <table:table-cell table:formula="of:=SUM([.H22:.AMJ22])" office:value-type="float" office:value="1" calcext:value-type="float">
            <text:p>1</text:p>
          </table:table-cell>
          <table:table-cell office:value-type="string" calcext:value-type="string">
            <text:p>Doom﻿+</text:p>
          </table:table-cell>
          <table:table-cell office:value-type="string" calcext:value-type="string">
            <text:p><text:a xlink:href="http://prboom-plus.sourceforge.net/" xlink:type="simple">http://prboom-plus.sourceforge.net/</text:a></text:p>
          </table:table-cell>
          <table:table-cell table:style-name="ce9"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Woolie Wool: 1" calcext:value-type="string">
            <text:p>Woolie Wool: 1</text:p>
          </table:table-cell>
          <table:table-cell table:style-name="ce11" table:formula="of:=SUMPRODUCT(NOT(ISBLANK([.H22:.AMJ22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17" calcext:value-type="float">
            <text:p>17</text:p>
          </table:table-cell>
          <table:table-cell table:formula="of:=SUM([.H23:.AMJ23])" office:value-type="float" office:value="1" calcext:value-type="float">
            <text:p>1</text:p>
          </table:table-cell>
          <table:table-cell office:value-type="string" calcext:value-type="string">
            <text:p>Doom2.exe</text:p>
          </table:table-cell>
          <table:table-cell office:value-type="string" calcext:value-type="string">
            <text:p><text:a xlink:href="https://doomwiki.org/wiki/DOOM2.EXE" xlink:type="simple">https://doomwiki.org/wiki/DOOM2.EXE</text:a></text:p>
          </table:table-cell>
          <table:table-cell table:style-name="ce9"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zokum: 1" calcext:value-type="string">
            <text:p>zokum: 1</text:p>
          </table:table-cell>
          <table:table-cell table:style-name="ce11" table:formula="of:=SUMPRODUCT(NOT(ISBLANK([.H23:.AMJ23])))"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17" calcext:value-type="float">
            <text:p>17</text:p>
          </table:table-cell>
          <table:table-cell table:formula="of:=SUM([.H24:.AMJ24])" office:value-type="float" office:value="1" calcext:value-type="float">
            <text:p>1</text:p>
          </table:table-cell>
          <table:table-cell office:value-type="string" calcext:value-type="string">
            <text:p>Risen3D</text:p>
          </table:table-cell>
          <table:table-cell office:value-type="string" calcext:value-type="string">
            <text:p><text:a xlink:href="http://risen3d.drdteam.org/" xlink:type="simple">http://risen3d.drdteam.org/</text:a></text:p>
          </table:table-cell>
          <table:table-cell table:style-name="ce9"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Catpho: 1" calcext:value-type="string">
            <text:p>Catpho: 1</text:p>
          </table:table-cell>
          <table:table-cell table:style-name="ce11" table:formula="of:=SUMPRODUCT(NOT(ISBLANK([.H24:.AMJ24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17" calcext:value-type="float">
            <text:p>17</text:p>
          </table:table-cell>
          <table:table-cell table:formula="of:=SUM([.H25:.AMJ25])" office:value-type="float" office:value="1" calcext:value-type="float">
            <text:p>1</text:p>
          </table:table-cell>
          <table:table-cell office:value-type="string" calcext:value-type="string">
            <text:p>ScoreDoom</text:p>
          </table:table-cell>
          <table:table-cell office:value-type="string" calcext:value-type="string">
            <text:p><text:a xlink:href="http://www.scoredoom.com/" xlink:type="simple">http://www.scoredoom.com/</text:a></text:p>
          </table:table-cell>
          <table:table-cell table:style-name="ce9"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yakfak: 1" calcext:value-type="string">
            <text:p>yakfak: 1</text:p>
          </table:table-cell>
          <table:table-cell table:style-name="ce11" table:formula="of:=SUMPRODUCT(NOT(ISBLANK([.H25:.AMJ25])))" office:value-type="float" office:value="1" calcext:value-type="float">
            <text:p>1</text:p>
          </table:table-cell>
          <table:table-cell table:number-columns-repeated="58"/>
          <table:table-cell office:value-type="float" office:value="1" calcext:value-type="float">
            <text:p>1</text:p>
          </table:table-cell>
          <table:table-cell table:number-columns-repeated="958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H26:.AMJ26])" office:value-type="float" office:value="0" calcext:value-type="float">
            <text:p>0</text:p>
          </table:table-cell>
          <table:table-cell/>
          <table:table-cell table:style-name="ce7"/>
          <table:table-cell table:style-name="ce9" table:number-matrix-columns-spanned="1" table:number-matrix-rows-spanned="1" table:formula="of:=COM.MICROSOFT.TEXTJOIN(&quot;, &quot;; 1; IF(ISBLANK([.H26:.AMJ26]); &quot;&quot;; [.H$2:.AMJ$2] &amp; &quot;: &quot; &amp; [.H26:.AMJ26]))">
            <text:p/>
          </table:table-cell>
          <table:table-cell table:style-name="ce11" table:formula="of:=SUMPRODUCT(NOT(ISBLANK([.H26:.AMJ2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3" calcext:value-type="float">
            <text:p>23</text:p>
          </table:table-cell>
          <table:table-cell table:formula="of:=SUM([.H27:.AMJ2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7:.AMJ27]); &quot;&quot;; [.H$2:.AMJ$2] &amp; &quot;: &quot; &amp; [.H27:.AMJ27]))">
            <text:p/>
          </table:table-cell>
          <table:table-cell table:style-name="ce11" table:formula="of:=SUMPRODUCT(NOT(ISBLANK([.H27:.AMJ2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3" calcext:value-type="float">
            <text:p>23</text:p>
          </table:table-cell>
          <table:table-cell table:formula="of:=SUM([.H28:.AMJ2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8:.AMJ28]); &quot;&quot;; [.H$2:.AMJ$2] &amp; &quot;: &quot; &amp; [.H28:.AMJ28]))">
            <text:p/>
          </table:table-cell>
          <table:table-cell table:style-name="ce11" table:formula="of:=SUMPRODUCT(NOT(ISBLANK([.H28:.AMJ2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3" calcext:value-type="float">
            <text:p>23</text:p>
          </table:table-cell>
          <table:table-cell table:formula="of:=SUM([.H29:.AMJ2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9:.AMJ29]); &quot;&quot;; [.H$2:.AMJ$2] &amp; &quot;: &quot; &amp; [.H29:.AMJ29]))">
            <text:p/>
          </table:table-cell>
          <table:table-cell table:style-name="ce11" table:formula="of:=SUMPRODUCT(NOT(ISBLANK([.H29:.AMJ2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3" calcext:value-type="float">
            <text:p>23</text:p>
          </table:table-cell>
          <table:table-cell table:formula="of:=SUM([.H30:.AMJ3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30:.AMJ30]); &quot;&quot;; [.H$2:.AMJ$2] &amp; &quot;: &quot; &amp; [.H30:.AMJ30]))">
            <text:p/>
          </table:table-cell>
          <table:table-cell table:style-name="ce11" table:formula="of:=SUMPRODUCT(NOT(ISBLANK([.H30:.AMJ3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3" calcext:value-type="float">
            <text:p>23</text:p>
          </table:table-cell>
          <table:table-cell table:formula="of:=SUM([.H31:.AMJ3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31:.AMJ31]); &quot;&quot;; [.H$2:.AMJ$2] &amp; &quot;: &quot; &amp; [.H31:.AMJ31]))">
            <text:p/>
          </table:table-cell>
          <table:table-cell table:style-name="ce11" table:formula="of:=SUMPRODUCT(NOT(ISBLANK([.H31:.AMJ3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3" calcext:value-type="float">
            <text:p>23</text:p>
          </table:table-cell>
          <table:table-cell table:formula="of:=SUM([.H32:.AMJ3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32:.AMJ32]); &quot;&quot;; [.H$2:.AMJ$2] &amp; &quot;: &quot; &amp; [.H32:.AMJ32]))">
            <text:p/>
          </table:table-cell>
          <table:table-cell table:style-name="ce11" table:formula="of:=SUMPRODUCT(NOT(ISBLANK([.H32:.AMJ3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23" calcext:value-type="float">
            <text:p>23</text:p>
          </table:table-cell>
          <table:table-cell table:formula="of:=SUM([.H33:.AMJ3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33:.AMJ33]); &quot;&quot;; [.H$2:.AMJ$2] &amp; &quot;: &quot; &amp; [.H33:.AMJ33]))">
            <text:p/>
          </table:table-cell>
          <table:table-cell table:style-name="ce11" table:formula="of:=SUMPRODUCT(NOT(ISBLANK([.H33:.AMJ3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23" calcext:value-type="float">
            <text:p>23</text:p>
          </table:table-cell>
          <table:table-cell table:formula="of:=SUM([.H34:.AMJ3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34:.AMJ34]); &quot;&quot;; [.H$2:.AMJ$2] &amp; &quot;: &quot; &amp; [.H34:.AMJ34]))">
            <text:p/>
          </table:table-cell>
          <table:table-cell table:style-name="ce11" table:formula="of:=SUMPRODUCT(NOT(ISBLANK([.H34:.AMJ3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23" calcext:value-type="float">
            <text:p>23</text:p>
          </table:table-cell>
          <table:table-cell table:formula="of:=SUM([.H35:.AMJ3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35:.AMJ35]); &quot;&quot;; [.H$2:.AMJ$2] &amp; &quot;: &quot; &amp; [.H35:.AMJ35]))">
            <text:p/>
          </table:table-cell>
          <table:table-cell table:style-name="ce11" table:formula="of:=SUMPRODUCT(NOT(ISBLANK([.H35:.AMJ3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23" calcext:value-type="float">
            <text:p>23</text:p>
          </table:table-cell>
          <table:table-cell table:formula="of:=SUM([.H36:.AMJ3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36:.AMJ36]); &quot;&quot;; [.H$2:.AMJ$2] &amp; &quot;: &quot; &amp; [.H36:.AMJ36]))">
            <text:p/>
          </table:table-cell>
          <table:table-cell table:style-name="ce11" table:formula="of:=SUMPRODUCT(NOT(ISBLANK([.H36:.AMJ3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23" calcext:value-type="float">
            <text:p>23</text:p>
          </table:table-cell>
          <table:table-cell table:formula="of:=SUM([.H37:.AMJ3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37:.AMJ37]); &quot;&quot;; [.H$2:.AMJ$2] &amp; &quot;: &quot; &amp; [.H37:.AMJ37]))">
            <text:p/>
          </table:table-cell>
          <table:table-cell table:style-name="ce11" table:formula="of:=SUMPRODUCT(NOT(ISBLANK([.H37:.AMJ3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23" calcext:value-type="float">
            <text:p>23</text:p>
          </table:table-cell>
          <table:table-cell table:formula="of:=SUM([.H38:.AMJ3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38:.AMJ38]); &quot;&quot;; [.H$2:.AMJ$2] &amp; &quot;: &quot; &amp; [.H38:.AMJ38]))">
            <text:p/>
          </table:table-cell>
          <table:table-cell table:style-name="ce11" table:formula="of:=SUMPRODUCT(NOT(ISBLANK([.H38:.AMJ3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23" calcext:value-type="float">
            <text:p>23</text:p>
          </table:table-cell>
          <table:table-cell table:formula="of:=SUM([.H39:.AMJ39])" office:value-type="float" office:value="0" calcext:value-type="float">
            <text:p>0</text:p>
          </table:table-cell>
          <table:table-cell table:style-name="ce7"/>
          <table:table-cell/>
          <table:table-cell table:style-name="ce9" table:number-matrix-columns-spanned="1" table:number-matrix-rows-spanned="1" table:formula="of:=COM.MICROSOFT.TEXTJOIN(&quot;, &quot;; 1; IF(ISBLANK([.H39:.AMJ39]); &quot;&quot;; [.H$2:.AMJ$2] &amp; &quot;: &quot; &amp; [.H39:.AMJ39]))">
            <text:p/>
          </table:table-cell>
          <table:table-cell table:style-name="ce11" table:formula="of:=SUMPRODUCT(NOT(ISBLANK([.H39:.AMJ3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23" calcext:value-type="float">
            <text:p>23</text:p>
          </table:table-cell>
          <table:table-cell table:formula="of:=SUM([.H40:.AMJ4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40:.AMJ40]); &quot;&quot;; [.H$2:.AMJ$2] &amp; &quot;: &quot; &amp; [.H40:.AMJ40]))">
            <text:p/>
          </table:table-cell>
          <table:table-cell table:style-name="ce11" table:formula="of:=SUMPRODUCT(NOT(ISBLANK([.H40:.AMJ4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23" calcext:value-type="float">
            <text:p>23</text:p>
          </table:table-cell>
          <table:table-cell table:formula="of:=SUM([.H41:.AMJ4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41:.AMJ41]); &quot;&quot;; [.H$2:.AMJ$2] &amp; &quot;: &quot; &amp; [.H41:.AMJ41]))">
            <text:p/>
          </table:table-cell>
          <table:table-cell table:style-name="ce11" table:formula="of:=SUMPRODUCT(NOT(ISBLANK([.H41:.AMJ4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23" calcext:value-type="float">
            <text:p>23</text:p>
          </table:table-cell>
          <table:table-cell table:formula="of:=SUM([.H42:.AMJ4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42:.AMJ42]); &quot;&quot;; [.H$2:.AMJ$2] &amp; &quot;: &quot; &amp; [.H42:.AMJ42]))">
            <text:p/>
          </table:table-cell>
          <table:table-cell table:style-name="ce11" table:formula="of:=SUMPRODUCT(NOT(ISBLANK([.H42:.AMJ4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23" calcext:value-type="float">
            <text:p>23</text:p>
          </table:table-cell>
          <table:table-cell table:formula="of:=SUM([.H43:.AMJ4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43:.AMJ43]); &quot;&quot;; [.H$2:.AMJ$2] &amp; &quot;: &quot; &amp; [.H43:.AMJ43]))">
            <text:p/>
          </table:table-cell>
          <table:table-cell table:style-name="ce11" table:formula="of:=SUMPRODUCT(NOT(ISBLANK([.H43:.AMJ4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23" calcext:value-type="float">
            <text:p>23</text:p>
          </table:table-cell>
          <table:table-cell table:formula="of:=SUM([.H44:.AMJ4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44:.AMJ44]); &quot;&quot;; [.H$2:.AMJ$2] &amp; &quot;: &quot; &amp; [.H44:.AMJ44]))">
            <text:p/>
          </table:table-cell>
          <table:table-cell table:style-name="ce11" table:formula="of:=SUMPRODUCT(NOT(ISBLANK([.H44:.AMJ4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23" calcext:value-type="float">
            <text:p>23</text:p>
          </table:table-cell>
          <table:table-cell table:formula="of:=SUM([.H45:.AMJ4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45:.AMJ45]); &quot;&quot;; [.H$2:.AMJ$2] &amp; &quot;: &quot; &amp; [.H45:.AMJ45]))">
            <text:p/>
          </table:table-cell>
          <table:table-cell table:style-name="ce11" table:formula="of:=SUMPRODUCT(NOT(ISBLANK([.H45:.AMJ4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23" calcext:value-type="float">
            <text:p>23</text:p>
          </table:table-cell>
          <table:table-cell table:formula="of:=SUM([.H46:.AMJ4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46:.AMJ46]); &quot;&quot;; [.H$2:.AMJ$2] &amp; &quot;: &quot; &amp; [.H46:.AMJ46]))">
            <text:p/>
          </table:table-cell>
          <table:table-cell table:style-name="ce11" table:formula="of:=SUMPRODUCT(NOT(ISBLANK([.H46:.AMJ4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23" calcext:value-type="float">
            <text:p>23</text:p>
          </table:table-cell>
          <table:table-cell table:formula="of:=SUM([.H47:.AMJ4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47:.AMJ47]); &quot;&quot;; [.H$2:.AMJ$2] &amp; &quot;: &quot; &amp; [.H47:.AMJ47]))">
            <text:p/>
          </table:table-cell>
          <table:table-cell table:style-name="ce11" table:formula="of:=SUMPRODUCT(NOT(ISBLANK([.H47:.AMJ4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23" calcext:value-type="float">
            <text:p>23</text:p>
          </table:table-cell>
          <table:table-cell table:formula="of:=SUM([.H48:.AMJ4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48:.AMJ48]); &quot;&quot;; [.H$2:.AMJ$2] &amp; &quot;: &quot; &amp; [.H48:.AMJ48]))">
            <text:p/>
          </table:table-cell>
          <table:table-cell table:style-name="ce11" table:formula="of:=SUMPRODUCT(NOT(ISBLANK([.H48:.AMJ4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23" calcext:value-type="float">
            <text:p>23</text:p>
          </table:table-cell>
          <table:table-cell table:formula="of:=SUM([.H49:.AMJ4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49:.AMJ49]); &quot;&quot;; [.H$2:.AMJ$2] &amp; &quot;: &quot; &amp; [.H49:.AMJ49]))">
            <text:p/>
          </table:table-cell>
          <table:table-cell table:style-name="ce11" table:formula="of:=SUMPRODUCT(NOT(ISBLANK([.H49:.AMJ4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23" calcext:value-type="float">
            <text:p>23</text:p>
          </table:table-cell>
          <table:table-cell table:formula="of:=SUM([.H50:.AMJ5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50:.AMJ50]); &quot;&quot;; [.H$2:.AMJ$2] &amp; &quot;: &quot; &amp; [.H50:.AMJ50]))">
            <text:p/>
          </table:table-cell>
          <table:table-cell table:style-name="ce11" table:formula="of:=SUMPRODUCT(NOT(ISBLANK([.H50:.AMJ5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23" calcext:value-type="float">
            <text:p>23</text:p>
          </table:table-cell>
          <table:table-cell table:formula="of:=SUM([.H51:.AMJ5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51:.AMJ51]); &quot;&quot;; [.H$2:.AMJ$2] &amp; &quot;: &quot; &amp; [.H51:.AMJ51]))">
            <text:p/>
          </table:table-cell>
          <table:table-cell table:style-name="ce11" table:formula="of:=SUMPRODUCT(NOT(ISBLANK([.H51:.AMJ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23" calcext:value-type="float">
            <text:p>23</text:p>
          </table:table-cell>
          <table:table-cell table:formula="of:=SUM([.H52:.AMJ5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52:.AMJ52]); &quot;&quot;; [.H$2:.AMJ$2] &amp; &quot;: &quot; &amp; [.H52:.AMJ52]))">
            <text:p/>
          </table:table-cell>
          <table:table-cell table:style-name="ce11" table:formula="of:=SUMPRODUCT(NOT(ISBLANK([.H52:.AMJ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23" calcext:value-type="float">
            <text:p>23</text:p>
          </table:table-cell>
          <table:table-cell table:formula="of:=SUM([.H53:.AMJ5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53:.AMJ53]); &quot;&quot;; [.H$2:.AMJ$2] &amp; &quot;: &quot; &amp; [.H53:.AMJ53]))">
            <text:p/>
          </table:table-cell>
          <table:table-cell table:style-name="ce11" table:formula="of:=SUMPRODUCT(NOT(ISBLANK([.H53:.AMJ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23" calcext:value-type="float">
            <text:p>23</text:p>
          </table:table-cell>
          <table:table-cell table:formula="of:=SUM([.H54:.AMJ5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54:.AMJ54]); &quot;&quot;; [.H$2:.AMJ$2] &amp; &quot;: &quot; &amp; [.H54:.AMJ54]))">
            <text:p/>
          </table:table-cell>
          <table:table-cell table:style-name="ce11" table:formula="of:=SUMPRODUCT(NOT(ISBLANK([.H54:.AMJ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23" calcext:value-type="float">
            <text:p>23</text:p>
          </table:table-cell>
          <table:table-cell table:formula="of:=SUM([.H55:.AMJ5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55:.AMJ55]); &quot;&quot;; [.H$2:.AMJ$2] &amp; &quot;: &quot; &amp; [.H55:.AMJ55]))">
            <text:p/>
          </table:table-cell>
          <table:table-cell table:style-name="ce11" table:formula="of:=SUMPRODUCT(NOT(ISBLANK([.H55:.AMJ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23" calcext:value-type="float">
            <text:p>23</text:p>
          </table:table-cell>
          <table:table-cell table:formula="of:=SUM([.H56:.AMJ5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56:.AMJ56]); &quot;&quot;; [.H$2:.AMJ$2] &amp; &quot;: &quot; &amp; [.H56:.AMJ56]))">
            <text:p/>
          </table:table-cell>
          <table:table-cell table:style-name="ce11" table:formula="of:=SUMPRODUCT(NOT(ISBLANK([.H56:.AMJ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23" calcext:value-type="float">
            <text:p>23</text:p>
          </table:table-cell>
          <table:table-cell table:formula="of:=SUM([.H57:.AMJ5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57:.AMJ57]); &quot;&quot;; [.H$2:.AMJ$2] &amp; &quot;: &quot; &amp; [.H57:.AMJ57]))">
            <text:p/>
          </table:table-cell>
          <table:table-cell table:style-name="ce11" table:formula="of:=SUMPRODUCT(NOT(ISBLANK([.H57:.AMJ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23" calcext:value-type="float">
            <text:p>23</text:p>
          </table:table-cell>
          <table:table-cell table:formula="of:=SUM([.H58:.AMJ5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58:.AMJ58]); &quot;&quot;; [.H$2:.AMJ$2] &amp; &quot;: &quot; &amp; [.H58:.AMJ58]))">
            <text:p/>
          </table:table-cell>
          <table:table-cell table:style-name="ce11" table:formula="of:=SUMPRODUCT(NOT(ISBLANK([.H58:.AMJ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23" calcext:value-type="float">
            <text:p>23</text:p>
          </table:table-cell>
          <table:table-cell table:formula="of:=SUM([.H59:.AMJ5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59:.AMJ59]); &quot;&quot;; [.H$2:.AMJ$2] &amp; &quot;: &quot; &amp; [.H59:.AMJ59]))">
            <text:p/>
          </table:table-cell>
          <table:table-cell table:style-name="ce11" table:formula="of:=SUMPRODUCT(NOT(ISBLANK([.H59:.AMJ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23" calcext:value-type="float">
            <text:p>23</text:p>
          </table:table-cell>
          <table:table-cell table:formula="of:=SUM([.H60:.AMJ6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60:.AMJ60]); &quot;&quot;; [.H$2:.AMJ$2] &amp; &quot;: &quot; &amp; [.H60:.AMJ60]))">
            <text:p/>
          </table:table-cell>
          <table:table-cell table:style-name="ce11" table:formula="of:=SUMPRODUCT(NOT(ISBLANK([.H60:.AMJ6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23" calcext:value-type="float">
            <text:p>23</text:p>
          </table:table-cell>
          <table:table-cell table:formula="of:=SUM([.H61:.AMJ6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61:.AMJ61]); &quot;&quot;; [.H$2:.AMJ$2] &amp; &quot;: &quot; &amp; [.H61:.AMJ61]))">
            <text:p/>
          </table:table-cell>
          <table:table-cell table:style-name="ce11" table:formula="of:=SUMPRODUCT(NOT(ISBLANK([.H61:.AMJ6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23" calcext:value-type="float">
            <text:p>23</text:p>
          </table:table-cell>
          <table:table-cell table:formula="of:=SUM([.H62:.AMJ6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62:.AMJ62]); &quot;&quot;; [.H$2:.AMJ$2] &amp; &quot;: &quot; &amp; [.H62:.AMJ62]))">
            <text:p/>
          </table:table-cell>
          <table:table-cell table:style-name="ce11" table:formula="of:=SUMPRODUCT(NOT(ISBLANK([.H62:.AMJ6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23" calcext:value-type="float">
            <text:p>23</text:p>
          </table:table-cell>
          <table:table-cell table:formula="of:=SUM([.H63:.AMJ6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63:.AMJ63]); &quot;&quot;; [.H$2:.AMJ$2] &amp; &quot;: &quot; &amp; [.H63:.AMJ63]))">
            <text:p/>
          </table:table-cell>
          <table:table-cell table:style-name="ce11" table:formula="of:=SUMPRODUCT(NOT(ISBLANK([.H63:.AMJ6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23" calcext:value-type="float">
            <text:p>23</text:p>
          </table:table-cell>
          <table:table-cell table:formula="of:=SUM([.H64:.AMJ6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64:.AMJ64]); &quot;&quot;; [.H$2:.AMJ$2] &amp; &quot;: &quot; &amp; [.H64:.AMJ64]))">
            <text:p/>
          </table:table-cell>
          <table:table-cell table:style-name="ce11" table:formula="of:=SUMPRODUCT(NOT(ISBLANK([.H64:.AMJ6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23" calcext:value-type="float">
            <text:p>23</text:p>
          </table:table-cell>
          <table:table-cell table:formula="of:=SUM([.H65:.AMJ6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65:.AMJ65]); &quot;&quot;; [.H$2:.AMJ$2] &amp; &quot;: &quot; &amp; [.H65:.AMJ65]))">
            <text:p/>
          </table:table-cell>
          <table:table-cell table:style-name="ce11" table:formula="of:=SUMPRODUCT(NOT(ISBLANK([.H65:.AMJ6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23" calcext:value-type="float">
            <text:p>23</text:p>
          </table:table-cell>
          <table:table-cell table:formula="of:=SUM([.H66:.AMJ6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66:.AMJ66]); &quot;&quot;; [.H$2:.AMJ$2] &amp; &quot;: &quot; &amp; [.H66:.AMJ66]))">
            <text:p/>
          </table:table-cell>
          <table:table-cell table:style-name="ce11" table:formula="of:=SUMPRODUCT(NOT(ISBLANK([.H66:.AMJ6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23" calcext:value-type="float">
            <text:p>23</text:p>
          </table:table-cell>
          <table:table-cell table:formula="of:=SUM([.H67:.AMJ6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67:.AMJ67]); &quot;&quot;; [.H$2:.AMJ$2] &amp; &quot;: &quot; &amp; [.H67:.AMJ67]))">
            <text:p/>
          </table:table-cell>
          <table:table-cell table:style-name="ce11" table:formula="of:=SUMPRODUCT(NOT(ISBLANK([.H67:.AMJ6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23" calcext:value-type="float">
            <text:p>23</text:p>
          </table:table-cell>
          <table:table-cell table:formula="of:=SUM([.H68:.AMJ6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68:.AMJ68]); &quot;&quot;; [.H$2:.AMJ$2] &amp; &quot;: &quot; &amp; [.H68:.AMJ68]))">
            <text:p/>
          </table:table-cell>
          <table:table-cell table:style-name="ce11" table:formula="of:=SUMPRODUCT(NOT(ISBLANK([.H68:.AMJ6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23" calcext:value-type="float">
            <text:p>23</text:p>
          </table:table-cell>
          <table:table-cell table:formula="of:=SUM([.H69:.AMJ6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69:.AMJ69]); &quot;&quot;; [.H$2:.AMJ$2] &amp; &quot;: &quot; &amp; [.H69:.AMJ69]))">
            <text:p/>
          </table:table-cell>
          <table:table-cell table:style-name="ce11" table:formula="of:=SUMPRODUCT(NOT(ISBLANK([.H69:.AMJ6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23" calcext:value-type="float">
            <text:p>23</text:p>
          </table:table-cell>
          <table:table-cell table:formula="of:=SUM([.H70:.AMJ7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70:.AMJ70]); &quot;&quot;; [.H$2:.AMJ$2] &amp; &quot;: &quot; &amp; [.H70:.AMJ70]))">
            <text:p/>
          </table:table-cell>
          <table:table-cell table:style-name="ce11" table:formula="of:=SUMPRODUCT(NOT(ISBLANK([.H70:.AMJ7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23" calcext:value-type="float">
            <text:p>23</text:p>
          </table:table-cell>
          <table:table-cell table:formula="of:=SUM([.H71:.AMJ7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71:.AMJ71]); &quot;&quot;; [.H$2:.AMJ$2] &amp; &quot;: &quot; &amp; [.H71:.AMJ71]))">
            <text:p/>
          </table:table-cell>
          <table:table-cell table:style-name="ce11" table:formula="of:=SUMPRODUCT(NOT(ISBLANK([.H71:.AMJ7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23" calcext:value-type="float">
            <text:p>23</text:p>
          </table:table-cell>
          <table:table-cell table:formula="of:=SUM([.H72:.AMJ7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72:.AMJ72]); &quot;&quot;; [.H$2:.AMJ$2] &amp; &quot;: &quot; &amp; [.H72:.AMJ72]))">
            <text:p/>
          </table:table-cell>
          <table:table-cell table:style-name="ce11" table:formula="of:=SUMPRODUCT(NOT(ISBLANK([.H72:.AMJ7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23" calcext:value-type="float">
            <text:p>23</text:p>
          </table:table-cell>
          <table:table-cell table:formula="of:=SUM([.H73:.AMJ7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73:.AMJ73]); &quot;&quot;; [.H$2:.AMJ$2] &amp; &quot;: &quot; &amp; [.H73:.AMJ73]))">
            <text:p/>
          </table:table-cell>
          <table:table-cell table:style-name="ce11" table:formula="of:=SUMPRODUCT(NOT(ISBLANK([.H73:.AMJ7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23" calcext:value-type="float">
            <text:p>23</text:p>
          </table:table-cell>
          <table:table-cell table:formula="of:=SUM([.H74:.AMJ7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74:.AMJ74]); &quot;&quot;; [.H$2:.AMJ$2] &amp; &quot;: &quot; &amp; [.H74:.AMJ74]))">
            <text:p/>
          </table:table-cell>
          <table:table-cell table:style-name="ce11" table:formula="of:=SUMPRODUCT(NOT(ISBLANK([.H74:.AMJ7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23" calcext:value-type="float">
            <text:p>23</text:p>
          </table:table-cell>
          <table:table-cell table:formula="of:=SUM([.H75:.AMJ7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75:.AMJ75]); &quot;&quot;; [.H$2:.AMJ$2] &amp; &quot;: &quot; &amp; [.H75:.AMJ75]))">
            <text:p/>
          </table:table-cell>
          <table:table-cell table:style-name="ce11" table:formula="of:=SUMPRODUCT(NOT(ISBLANK([.H75:.AMJ7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23" calcext:value-type="float">
            <text:p>23</text:p>
          </table:table-cell>
          <table:table-cell table:formula="of:=SUM([.H76:.AMJ7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76:.AMJ76]); &quot;&quot;; [.H$2:.AMJ$2] &amp; &quot;: &quot; &amp; [.H76:.AMJ76]))">
            <text:p/>
          </table:table-cell>
          <table:table-cell table:style-name="ce11" table:formula="of:=SUMPRODUCT(NOT(ISBLANK([.H76:.AMJ7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23" calcext:value-type="float">
            <text:p>23</text:p>
          </table:table-cell>
          <table:table-cell table:formula="of:=SUM([.H77:.AMJ7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77:.AMJ77]); &quot;&quot;; [.H$2:.AMJ$2] &amp; &quot;: &quot; &amp; [.H77:.AMJ77]))">
            <text:p/>
          </table:table-cell>
          <table:table-cell table:style-name="ce11" table:formula="of:=SUMPRODUCT(NOT(ISBLANK([.H77:.AMJ7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23" calcext:value-type="float">
            <text:p>23</text:p>
          </table:table-cell>
          <table:table-cell table:formula="of:=SUM([.H78:.AMJ7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78:.AMJ78]); &quot;&quot;; [.H$2:.AMJ$2] &amp; &quot;: &quot; &amp; [.H78:.AMJ78]))">
            <text:p/>
          </table:table-cell>
          <table:table-cell table:style-name="ce11" table:formula="of:=SUMPRODUCT(NOT(ISBLANK([.H78:.AMJ7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23" calcext:value-type="float">
            <text:p>23</text:p>
          </table:table-cell>
          <table:table-cell table:formula="of:=SUM([.H79:.AMJ7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79:.AMJ79]); &quot;&quot;; [.H$2:.AMJ$2] &amp; &quot;: &quot; &amp; [.H79:.AMJ79]))">
            <text:p/>
          </table:table-cell>
          <table:table-cell table:style-name="ce11" table:formula="of:=SUMPRODUCT(NOT(ISBLANK([.H79:.AMJ7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23" calcext:value-type="float">
            <text:p>23</text:p>
          </table:table-cell>
          <table:table-cell table:formula="of:=SUM([.H80:.AMJ8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80:.AMJ80]); &quot;&quot;; [.H$2:.AMJ$2] &amp; &quot;: &quot; &amp; [.H80:.AMJ80]))">
            <text:p/>
          </table:table-cell>
          <table:table-cell table:style-name="ce11" table:formula="of:=SUMPRODUCT(NOT(ISBLANK([.H80:.AMJ8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23" calcext:value-type="float">
            <text:p>23</text:p>
          </table:table-cell>
          <table:table-cell table:formula="of:=SUM([.H81:.AMJ8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81:.AMJ81]); &quot;&quot;; [.H$2:.AMJ$2] &amp; &quot;: &quot; &amp; [.H81:.AMJ81]))">
            <text:p/>
          </table:table-cell>
          <table:table-cell table:style-name="ce11" table:formula="of:=SUMPRODUCT(NOT(ISBLANK([.H81:.AMJ8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23" calcext:value-type="float">
            <text:p>23</text:p>
          </table:table-cell>
          <table:table-cell table:formula="of:=SUM([.H82:.AMJ8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82:.AMJ82]); &quot;&quot;; [.H$2:.AMJ$2] &amp; &quot;: &quot; &amp; [.H82:.AMJ82]))">
            <text:p/>
          </table:table-cell>
          <table:table-cell table:style-name="ce11" table:formula="of:=SUMPRODUCT(NOT(ISBLANK([.H82:.AMJ8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23" calcext:value-type="float">
            <text:p>23</text:p>
          </table:table-cell>
          <table:table-cell table:formula="of:=SUM([.H83:.AMJ8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83:.AMJ83]); &quot;&quot;; [.H$2:.AMJ$2] &amp; &quot;: &quot; &amp; [.H83:.AMJ83]))">
            <text:p/>
          </table:table-cell>
          <table:table-cell table:style-name="ce11" table:formula="of:=SUMPRODUCT(NOT(ISBLANK([.H83:.AMJ8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23" calcext:value-type="float">
            <text:p>23</text:p>
          </table:table-cell>
          <table:table-cell table:formula="of:=SUM([.H84:.AMJ8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84:.AMJ84]); &quot;&quot;; [.H$2:.AMJ$2] &amp; &quot;: &quot; &amp; [.H84:.AMJ84]))">
            <text:p/>
          </table:table-cell>
          <table:table-cell table:style-name="ce11" table:formula="of:=SUMPRODUCT(NOT(ISBLANK([.H84:.AMJ8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23" calcext:value-type="float">
            <text:p>23</text:p>
          </table:table-cell>
          <table:table-cell table:formula="of:=SUM([.H85:.AMJ8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85:.AMJ85]); &quot;&quot;; [.H$2:.AMJ$2] &amp; &quot;: &quot; &amp; [.H85:.AMJ85]))">
            <text:p/>
          </table:table-cell>
          <table:table-cell table:style-name="ce11" table:formula="of:=SUMPRODUCT(NOT(ISBLANK([.H85:.AMJ8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23" calcext:value-type="float">
            <text:p>23</text:p>
          </table:table-cell>
          <table:table-cell table:formula="of:=SUM([.H86:.AMJ8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86:.AMJ86]); &quot;&quot;; [.H$2:.AMJ$2] &amp; &quot;: &quot; &amp; [.H86:.AMJ86]))">
            <text:p/>
          </table:table-cell>
          <table:table-cell table:style-name="ce11" table:formula="of:=SUMPRODUCT(NOT(ISBLANK([.H86:.AMJ8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23" calcext:value-type="float">
            <text:p>23</text:p>
          </table:table-cell>
          <table:table-cell table:formula="of:=SUM([.H87:.AMJ8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87:.AMJ87]); &quot;&quot;; [.H$2:.AMJ$2] &amp; &quot;: &quot; &amp; [.H87:.AMJ87]))">
            <text:p/>
          </table:table-cell>
          <table:table-cell table:style-name="ce11" table:formula="of:=SUMPRODUCT(NOT(ISBLANK([.H87:.AMJ8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23" calcext:value-type="float">
            <text:p>23</text:p>
          </table:table-cell>
          <table:table-cell table:formula="of:=SUM([.H88:.AMJ8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88:.AMJ88]); &quot;&quot;; [.H$2:.AMJ$2] &amp; &quot;: &quot; &amp; [.H88:.AMJ88]))">
            <text:p/>
          </table:table-cell>
          <table:table-cell table:style-name="ce11" table:formula="of:=SUMPRODUCT(NOT(ISBLANK([.H88:.AMJ8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23" calcext:value-type="float">
            <text:p>23</text:p>
          </table:table-cell>
          <table:table-cell table:formula="of:=SUM([.H89:.AMJ8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89:.AMJ89]); &quot;&quot;; [.H$2:.AMJ$2] &amp; &quot;: &quot; &amp; [.H89:.AMJ89]))">
            <text:p/>
          </table:table-cell>
          <table:table-cell table:style-name="ce11" table:formula="of:=SUMPRODUCT(NOT(ISBLANK([.H89:.AMJ8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23" calcext:value-type="float">
            <text:p>23</text:p>
          </table:table-cell>
          <table:table-cell table:formula="of:=SUM([.H90:.AMJ9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90:.AMJ90]); &quot;&quot;; [.H$2:.AMJ$2] &amp; &quot;: &quot; &amp; [.H90:.AMJ90]))">
            <text:p/>
          </table:table-cell>
          <table:table-cell table:style-name="ce11" table:formula="of:=SUMPRODUCT(NOT(ISBLANK([.H90:.AMJ9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23" calcext:value-type="float">
            <text:p>23</text:p>
          </table:table-cell>
          <table:table-cell table:formula="of:=SUM([.H91:.AMJ9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91:.AMJ91]); &quot;&quot;; [.H$2:.AMJ$2] &amp; &quot;: &quot; &amp; [.H91:.AMJ91]))">
            <text:p/>
          </table:table-cell>
          <table:table-cell table:style-name="ce11" table:formula="of:=SUMPRODUCT(NOT(ISBLANK([.H91:.AMJ9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23" calcext:value-type="float">
            <text:p>23</text:p>
          </table:table-cell>
          <table:table-cell table:formula="of:=SUM([.H92:.AMJ9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92:.AMJ92]); &quot;&quot;; [.H$2:.AMJ$2] &amp; &quot;: &quot; &amp; [.H92:.AMJ92]))">
            <text:p/>
          </table:table-cell>
          <table:table-cell table:style-name="ce11" table:formula="of:=SUMPRODUCT(NOT(ISBLANK([.H92:.AMJ9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23" calcext:value-type="float">
            <text:p>23</text:p>
          </table:table-cell>
          <table:table-cell table:formula="of:=SUM([.H93:.AMJ9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93:.AMJ93]); &quot;&quot;; [.H$2:.AMJ$2] &amp; &quot;: &quot; &amp; [.H93:.AMJ93]))">
            <text:p/>
          </table:table-cell>
          <table:table-cell table:style-name="ce11" table:formula="of:=SUMPRODUCT(NOT(ISBLANK([.H93:.AMJ9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23" calcext:value-type="float">
            <text:p>23</text:p>
          </table:table-cell>
          <table:table-cell table:formula="of:=SUM([.H94:.AMJ9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94:.AMJ94]); &quot;&quot;; [.H$2:.AMJ$2] &amp; &quot;: &quot; &amp; [.H94:.AMJ94]))">
            <text:p/>
          </table:table-cell>
          <table:table-cell table:style-name="ce11" table:formula="of:=SUMPRODUCT(NOT(ISBLANK([.H94:.AMJ9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23" calcext:value-type="float">
            <text:p>23</text:p>
          </table:table-cell>
          <table:table-cell table:formula="of:=SUM([.H95:.AMJ9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95:.AMJ95]); &quot;&quot;; [.H$2:.AMJ$2] &amp; &quot;: &quot; &amp; [.H95:.AMJ95]))">
            <text:p/>
          </table:table-cell>
          <table:table-cell table:style-name="ce11" table:formula="of:=SUMPRODUCT(NOT(ISBLANK([.H95:.AMJ9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23" calcext:value-type="float">
            <text:p>23</text:p>
          </table:table-cell>
          <table:table-cell table:formula="of:=SUM([.H96:.AMJ9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96:.AMJ96]); &quot;&quot;; [.H$2:.AMJ$2] &amp; &quot;: &quot; &amp; [.H96:.AMJ96]))">
            <text:p/>
          </table:table-cell>
          <table:table-cell table:style-name="ce11" table:formula="of:=SUMPRODUCT(NOT(ISBLANK([.H96:.AMJ9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23" calcext:value-type="float">
            <text:p>23</text:p>
          </table:table-cell>
          <table:table-cell table:formula="of:=SUM([.H97:.AMJ9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97:.AMJ97]); &quot;&quot;; [.H$2:.AMJ$2] &amp; &quot;: &quot; &amp; [.H97:.AMJ97]))">
            <text:p/>
          </table:table-cell>
          <table:table-cell table:style-name="ce11" table:formula="of:=SUMPRODUCT(NOT(ISBLANK([.H97:.AMJ9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23" calcext:value-type="float">
            <text:p>23</text:p>
          </table:table-cell>
          <table:table-cell table:formula="of:=SUM([.H98:.AMJ9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98:.AMJ98]); &quot;&quot;; [.H$2:.AMJ$2] &amp; &quot;: &quot; &amp; [.H98:.AMJ98]))">
            <text:p/>
          </table:table-cell>
          <table:table-cell table:style-name="ce11" table:formula="of:=SUMPRODUCT(NOT(ISBLANK([.H98:.AMJ9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23" calcext:value-type="float">
            <text:p>23</text:p>
          </table:table-cell>
          <table:table-cell table:formula="of:=SUM([.H99:.AMJ9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99:.AMJ99]); &quot;&quot;; [.H$2:.AMJ$2] &amp; &quot;: &quot; &amp; [.H99:.AMJ99]))">
            <text:p/>
          </table:table-cell>
          <table:table-cell table:style-name="ce11" table:formula="of:=SUMPRODUCT(NOT(ISBLANK([.H99:.AMJ9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23" calcext:value-type="float">
            <text:p>23</text:p>
          </table:table-cell>
          <table:table-cell table:formula="of:=SUM([.H100:.AMJ10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00:.AMJ100]); &quot;&quot;; [.H$2:.AMJ$2] &amp; &quot;: &quot; &amp; [.H100:.AMJ100]))">
            <text:p/>
          </table:table-cell>
          <table:table-cell table:style-name="ce11" table:formula="of:=SUMPRODUCT(NOT(ISBLANK([.H100:.AMJ10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23" calcext:value-type="float">
            <text:p>23</text:p>
          </table:table-cell>
          <table:table-cell table:formula="of:=SUM([.H101:.AMJ10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01:.AMJ101]); &quot;&quot;; [.H$2:.AMJ$2] &amp; &quot;: &quot; &amp; [.H101:.AMJ101]))">
            <text:p/>
          </table:table-cell>
          <table:table-cell table:style-name="ce11" table:formula="of:=SUMPRODUCT(NOT(ISBLANK([.H101:.AMJ10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23" calcext:value-type="float">
            <text:p>23</text:p>
          </table:table-cell>
          <table:table-cell table:formula="of:=SUM([.H102:.AMJ10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02:.AMJ102]); &quot;&quot;; [.H$2:.AMJ$2] &amp; &quot;: &quot; &amp; [.H102:.AMJ102]))">
            <text:p/>
          </table:table-cell>
          <table:table-cell table:style-name="ce11" table:formula="of:=SUMPRODUCT(NOT(ISBLANK([.H102:.AMJ10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23" calcext:value-type="float">
            <text:p>23</text:p>
          </table:table-cell>
          <table:table-cell table:formula="of:=SUM([.H103:.AMJ10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03:.AMJ103]); &quot;&quot;; [.H$2:.AMJ$2] &amp; &quot;: &quot; &amp; [.H103:.AMJ103]))">
            <text:p/>
          </table:table-cell>
          <table:table-cell table:style-name="ce11" table:formula="of:=SUMPRODUCT(NOT(ISBLANK([.H103:.AMJ1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23" calcext:value-type="float">
            <text:p>23</text:p>
          </table:table-cell>
          <table:table-cell table:formula="of:=SUM([.H104:.AMJ10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04:.AMJ104]); &quot;&quot;; [.H$2:.AMJ$2] &amp; &quot;: &quot; &amp; [.H104:.AMJ104]))">
            <text:p/>
          </table:table-cell>
          <table:table-cell table:style-name="ce11" table:formula="of:=SUMPRODUCT(NOT(ISBLANK([.H104:.AMJ10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23" calcext:value-type="float">
            <text:p>23</text:p>
          </table:table-cell>
          <table:table-cell table:formula="of:=SUM([.H105:.AMJ10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05:.AMJ105]); &quot;&quot;; [.H$2:.AMJ$2] &amp; &quot;: &quot; &amp; [.H105:.AMJ105]))">
            <text:p/>
          </table:table-cell>
          <table:table-cell table:style-name="ce11" table:formula="of:=SUMPRODUCT(NOT(ISBLANK([.H105:.AMJ10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23" calcext:value-type="float">
            <text:p>23</text:p>
          </table:table-cell>
          <table:table-cell table:formula="of:=SUM([.H106:.AMJ10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06:.AMJ106]); &quot;&quot;; [.H$2:.AMJ$2] &amp; &quot;: &quot; &amp; [.H106:.AMJ106]))">
            <text:p/>
          </table:table-cell>
          <table:table-cell table:style-name="ce11" table:formula="of:=SUMPRODUCT(NOT(ISBLANK([.H106:.AMJ10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23" calcext:value-type="float">
            <text:p>23</text:p>
          </table:table-cell>
          <table:table-cell table:formula="of:=SUM([.H107:.AMJ10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07:.AMJ107]); &quot;&quot;; [.H$2:.AMJ$2] &amp; &quot;: &quot; &amp; [.H107:.AMJ107]))">
            <text:p/>
          </table:table-cell>
          <table:table-cell table:style-name="ce11" table:formula="of:=SUMPRODUCT(NOT(ISBLANK([.H107:.AMJ10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23" calcext:value-type="float">
            <text:p>23</text:p>
          </table:table-cell>
          <table:table-cell table:formula="of:=SUM([.H108:.AMJ10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08:.AMJ108]); &quot;&quot;; [.H$2:.AMJ$2] &amp; &quot;: &quot; &amp; [.H108:.AMJ108]))">
            <text:p/>
          </table:table-cell>
          <table:table-cell table:style-name="ce11" table:formula="of:=SUMPRODUCT(NOT(ISBLANK([.H108:.AMJ10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23" calcext:value-type="float">
            <text:p>23</text:p>
          </table:table-cell>
          <table:table-cell table:formula="of:=SUM([.H109:.AMJ10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09:.AMJ109]); &quot;&quot;; [.H$2:.AMJ$2] &amp; &quot;: &quot; &amp; [.H109:.AMJ109]))">
            <text:p/>
          </table:table-cell>
          <table:table-cell table:style-name="ce11" table:formula="of:=SUMPRODUCT(NOT(ISBLANK([.H109:.AMJ10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23" calcext:value-type="float">
            <text:p>23</text:p>
          </table:table-cell>
          <table:table-cell table:formula="of:=SUM([.H110:.AMJ11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10:.AMJ110]); &quot;&quot;; [.H$2:.AMJ$2] &amp; &quot;: &quot; &amp; [.H110:.AMJ110]))">
            <text:p/>
          </table:table-cell>
          <table:table-cell table:style-name="ce11" table:formula="of:=SUMPRODUCT(NOT(ISBLANK([.H110:.AMJ11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23" calcext:value-type="float">
            <text:p>23</text:p>
          </table:table-cell>
          <table:table-cell table:formula="of:=SUM([.H111:.AMJ11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11:.AMJ111]); &quot;&quot;; [.H$2:.AMJ$2] &amp; &quot;: &quot; &amp; [.H111:.AMJ111]))">
            <text:p/>
          </table:table-cell>
          <table:table-cell table:style-name="ce11" table:formula="of:=SUMPRODUCT(NOT(ISBLANK([.H111:.AMJ11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23" calcext:value-type="float">
            <text:p>23</text:p>
          </table:table-cell>
          <table:table-cell table:formula="of:=SUM([.H112:.AMJ11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12:.AMJ112]); &quot;&quot;; [.H$2:.AMJ$2] &amp; &quot;: &quot; &amp; [.H112:.AMJ112]))">
            <text:p/>
          </table:table-cell>
          <table:table-cell table:style-name="ce11" table:formula="of:=SUMPRODUCT(NOT(ISBLANK([.H112:.AMJ11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23" calcext:value-type="float">
            <text:p>23</text:p>
          </table:table-cell>
          <table:table-cell table:formula="of:=SUM([.H113:.AMJ11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13:.AMJ113]); &quot;&quot;; [.H$2:.AMJ$2] &amp; &quot;: &quot; &amp; [.H113:.AMJ113]))">
            <text:p/>
          </table:table-cell>
          <table:table-cell table:style-name="ce11" table:formula="of:=SUMPRODUCT(NOT(ISBLANK([.H113:.AMJ11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23" calcext:value-type="float">
            <text:p>23</text:p>
          </table:table-cell>
          <table:table-cell table:formula="of:=SUM([.H114:.AMJ11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14:.AMJ114]); &quot;&quot;; [.H$2:.AMJ$2] &amp; &quot;: &quot; &amp; [.H114:.AMJ114]))">
            <text:p/>
          </table:table-cell>
          <table:table-cell table:style-name="ce11" table:formula="of:=SUMPRODUCT(NOT(ISBLANK([.H114:.AMJ11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23" calcext:value-type="float">
            <text:p>23</text:p>
          </table:table-cell>
          <table:table-cell table:formula="of:=SUM([.H115:.AMJ11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15:.AMJ115]); &quot;&quot;; [.H$2:.AMJ$2] &amp; &quot;: &quot; &amp; [.H115:.AMJ115]))">
            <text:p/>
          </table:table-cell>
          <table:table-cell table:style-name="ce11" table:formula="of:=SUMPRODUCT(NOT(ISBLANK([.H115:.AMJ11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23" calcext:value-type="float">
            <text:p>23</text:p>
          </table:table-cell>
          <table:table-cell table:formula="of:=SUM([.H116:.AMJ11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16:.AMJ116]); &quot;&quot;; [.H$2:.AMJ$2] &amp; &quot;: &quot; &amp; [.H116:.AMJ116]))">
            <text:p/>
          </table:table-cell>
          <table:table-cell table:style-name="ce11" table:formula="of:=SUMPRODUCT(NOT(ISBLANK([.H116:.AMJ11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23" calcext:value-type="float">
            <text:p>23</text:p>
          </table:table-cell>
          <table:table-cell table:formula="of:=SUM([.H117:.AMJ11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17:.AMJ117]); &quot;&quot;; [.H$2:.AMJ$2] &amp; &quot;: &quot; &amp; [.H117:.AMJ117]))">
            <text:p/>
          </table:table-cell>
          <table:table-cell table:style-name="ce11" table:formula="of:=SUMPRODUCT(NOT(ISBLANK([.H117:.AMJ11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23" calcext:value-type="float">
            <text:p>23</text:p>
          </table:table-cell>
          <table:table-cell table:formula="of:=SUM([.H118:.AMJ11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18:.AMJ118]); &quot;&quot;; [.H$2:.AMJ$2] &amp; &quot;: &quot; &amp; [.H118:.AMJ118]))">
            <text:p/>
          </table:table-cell>
          <table:table-cell table:style-name="ce11" table:formula="of:=SUMPRODUCT(NOT(ISBLANK([.H118:.AMJ11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23" calcext:value-type="float">
            <text:p>23</text:p>
          </table:table-cell>
          <table:table-cell table:formula="of:=SUM([.H119:.AMJ11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19:.AMJ119]); &quot;&quot;; [.H$2:.AMJ$2] &amp; &quot;: &quot; &amp; [.H119:.AMJ119]))">
            <text:p/>
          </table:table-cell>
          <table:table-cell table:style-name="ce11" table:formula="of:=SUMPRODUCT(NOT(ISBLANK([.H119:.AMJ11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23" calcext:value-type="float">
            <text:p>23</text:p>
          </table:table-cell>
          <table:table-cell table:formula="of:=SUM([.H120:.AMJ12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20:.AMJ120]); &quot;&quot;; [.H$2:.AMJ$2] &amp; &quot;: &quot; &amp; [.H120:.AMJ120]))">
            <text:p/>
          </table:table-cell>
          <table:table-cell table:style-name="ce11" table:formula="of:=SUMPRODUCT(NOT(ISBLANK([.H120:.AMJ12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23" calcext:value-type="float">
            <text:p>23</text:p>
          </table:table-cell>
          <table:table-cell table:formula="of:=SUM([.H121:.AMJ12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21:.AMJ121]); &quot;&quot;; [.H$2:.AMJ$2] &amp; &quot;: &quot; &amp; [.H121:.AMJ121]))">
            <text:p/>
          </table:table-cell>
          <table:table-cell table:style-name="ce11" table:formula="of:=SUMPRODUCT(NOT(ISBLANK([.H121:.AMJ12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23" calcext:value-type="float">
            <text:p>23</text:p>
          </table:table-cell>
          <table:table-cell table:formula="of:=SUM([.H122:.AMJ12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22:.AMJ122]); &quot;&quot;; [.H$2:.AMJ$2] &amp; &quot;: &quot; &amp; [.H122:.AMJ122]))">
            <text:p/>
          </table:table-cell>
          <table:table-cell table:style-name="ce11" table:formula="of:=SUMPRODUCT(NOT(ISBLANK([.H122:.AMJ12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23" calcext:value-type="float">
            <text:p>23</text:p>
          </table:table-cell>
          <table:table-cell table:formula="of:=SUM([.H123:.AMJ12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23:.AMJ123]); &quot;&quot;; [.H$2:.AMJ$2] &amp; &quot;: &quot; &amp; [.H123:.AMJ123]))">
            <text:p/>
          </table:table-cell>
          <table:table-cell table:style-name="ce11" table:formula="of:=SUMPRODUCT(NOT(ISBLANK([.H123:.AMJ12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23" calcext:value-type="float">
            <text:p>23</text:p>
          </table:table-cell>
          <table:table-cell table:formula="of:=SUM([.H124:.AMJ12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24:.AMJ124]); &quot;&quot;; [.H$2:.AMJ$2] &amp; &quot;: &quot; &amp; [.H124:.AMJ124]))">
            <text:p/>
          </table:table-cell>
          <table:table-cell table:style-name="ce11" table:formula="of:=SUMPRODUCT(NOT(ISBLANK([.H124:.AMJ12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23" calcext:value-type="float">
            <text:p>23</text:p>
          </table:table-cell>
          <table:table-cell table:formula="of:=SUM([.H125:.AMJ12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25:.AMJ125]); &quot;&quot;; [.H$2:.AMJ$2] &amp; &quot;: &quot; &amp; [.H125:.AMJ125]))">
            <text:p/>
          </table:table-cell>
          <table:table-cell table:style-name="ce11" table:formula="of:=SUMPRODUCT(NOT(ISBLANK([.H125:.AMJ12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23" calcext:value-type="float">
            <text:p>23</text:p>
          </table:table-cell>
          <table:table-cell table:formula="of:=SUM([.H126:.AMJ12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26:.AMJ126]); &quot;&quot;; [.H$2:.AMJ$2] &amp; &quot;: &quot; &amp; [.H126:.AMJ126]))">
            <text:p/>
          </table:table-cell>
          <table:table-cell table:style-name="ce11" table:formula="of:=SUMPRODUCT(NOT(ISBLANK([.H126:.AMJ12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23" calcext:value-type="float">
            <text:p>23</text:p>
          </table:table-cell>
          <table:table-cell table:formula="of:=SUM([.H127:.AMJ12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27:.AMJ127]); &quot;&quot;; [.H$2:.AMJ$2] &amp; &quot;: &quot; &amp; [.H127:.AMJ127]))">
            <text:p/>
          </table:table-cell>
          <table:table-cell table:style-name="ce11" table:formula="of:=SUMPRODUCT(NOT(ISBLANK([.H127:.AMJ12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23" calcext:value-type="float">
            <text:p>23</text:p>
          </table:table-cell>
          <table:table-cell table:formula="of:=SUM([.H128:.AMJ12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28:.AMJ128]); &quot;&quot;; [.H$2:.AMJ$2] &amp; &quot;: &quot; &amp; [.H128:.AMJ128]))">
            <text:p/>
          </table:table-cell>
          <table:table-cell table:style-name="ce11" table:formula="of:=SUMPRODUCT(NOT(ISBLANK([.H128:.AMJ12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23" calcext:value-type="float">
            <text:p>23</text:p>
          </table:table-cell>
          <table:table-cell table:formula="of:=SUM([.H129:.AMJ12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29:.AMJ129]); &quot;&quot;; [.H$2:.AMJ$2] &amp; &quot;: &quot; &amp; [.H129:.AMJ129]))">
            <text:p/>
          </table:table-cell>
          <table:table-cell table:style-name="ce11" table:formula="of:=SUMPRODUCT(NOT(ISBLANK([.H129:.AMJ12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23" calcext:value-type="float">
            <text:p>23</text:p>
          </table:table-cell>
          <table:table-cell table:formula="of:=SUM([.H130:.AMJ13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30:.AMJ130]); &quot;&quot;; [.H$2:.AMJ$2] &amp; &quot;: &quot; &amp; [.H130:.AMJ130]))">
            <text:p/>
          </table:table-cell>
          <table:table-cell table:style-name="ce11" table:formula="of:=SUMPRODUCT(NOT(ISBLANK([.H130:.AMJ13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23" calcext:value-type="float">
            <text:p>23</text:p>
          </table:table-cell>
          <table:table-cell table:formula="of:=SUM([.H131:.AMJ13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31:.AMJ131]); &quot;&quot;; [.H$2:.AMJ$2] &amp; &quot;: &quot; &amp; [.H131:.AMJ131]))">
            <text:p/>
          </table:table-cell>
          <table:table-cell table:style-name="ce11" table:formula="of:=SUMPRODUCT(NOT(ISBLANK([.H131:.AMJ13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23" calcext:value-type="float">
            <text:p>23</text:p>
          </table:table-cell>
          <table:table-cell table:formula="of:=SUM([.H132:.AMJ13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32:.AMJ132]); &quot;&quot;; [.H$2:.AMJ$2] &amp; &quot;: &quot; &amp; [.H132:.AMJ132]))">
            <text:p/>
          </table:table-cell>
          <table:table-cell table:style-name="ce11" table:formula="of:=SUMPRODUCT(NOT(ISBLANK([.H132:.AMJ13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23" calcext:value-type="float">
            <text:p>23</text:p>
          </table:table-cell>
          <table:table-cell table:formula="of:=SUM([.H133:.AMJ13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33:.AMJ133]); &quot;&quot;; [.H$2:.AMJ$2] &amp; &quot;: &quot; &amp; [.H133:.AMJ133]))">
            <text:p/>
          </table:table-cell>
          <table:table-cell table:style-name="ce11" table:formula="of:=SUMPRODUCT(NOT(ISBLANK([.H133:.AMJ13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23" calcext:value-type="float">
            <text:p>23</text:p>
          </table:table-cell>
          <table:table-cell table:formula="of:=SUM([.H134:.AMJ13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34:.AMJ134]); &quot;&quot;; [.H$2:.AMJ$2] &amp; &quot;: &quot; &amp; [.H134:.AMJ134]))">
            <text:p/>
          </table:table-cell>
          <table:table-cell table:style-name="ce11" table:formula="of:=SUMPRODUCT(NOT(ISBLANK([.H134:.AMJ13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23" calcext:value-type="float">
            <text:p>23</text:p>
          </table:table-cell>
          <table:table-cell table:formula="of:=SUM([.H135:.AMJ13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35:.AMJ135]); &quot;&quot;; [.H$2:.AMJ$2] &amp; &quot;: &quot; &amp; [.H135:.AMJ135]))">
            <text:p/>
          </table:table-cell>
          <table:table-cell table:style-name="ce11" table:formula="of:=SUMPRODUCT(NOT(ISBLANK([.H135:.AMJ13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23" calcext:value-type="float">
            <text:p>23</text:p>
          </table:table-cell>
          <table:table-cell table:formula="of:=SUM([.H136:.AMJ13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36:.AMJ136]); &quot;&quot;; [.H$2:.AMJ$2] &amp; &quot;: &quot; &amp; [.H136:.AMJ136]))">
            <text:p/>
          </table:table-cell>
          <table:table-cell table:style-name="ce11" table:formula="of:=SUMPRODUCT(NOT(ISBLANK([.H136:.AMJ13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23" calcext:value-type="float">
            <text:p>23</text:p>
          </table:table-cell>
          <table:table-cell table:formula="of:=SUM([.H137:.AMJ13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37:.AMJ137]); &quot;&quot;; [.H$2:.AMJ$2] &amp; &quot;: &quot; &amp; [.H137:.AMJ137]))">
            <text:p/>
          </table:table-cell>
          <table:table-cell table:style-name="ce11" table:formula="of:=SUMPRODUCT(NOT(ISBLANK([.H137:.AMJ13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23" calcext:value-type="float">
            <text:p>23</text:p>
          </table:table-cell>
          <table:table-cell table:formula="of:=SUM([.H138:.AMJ13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38:.AMJ138]); &quot;&quot;; [.H$2:.AMJ$2] &amp; &quot;: &quot; &amp; [.H138:.AMJ138]))">
            <text:p/>
          </table:table-cell>
          <table:table-cell table:style-name="ce11" table:formula="of:=SUMPRODUCT(NOT(ISBLANK([.H138:.AMJ13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23" calcext:value-type="float">
            <text:p>23</text:p>
          </table:table-cell>
          <table:table-cell table:formula="of:=SUM([.H139:.AMJ13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39:.AMJ139]); &quot;&quot;; [.H$2:.AMJ$2] &amp; &quot;: &quot; &amp; [.H139:.AMJ139]))">
            <text:p/>
          </table:table-cell>
          <table:table-cell table:style-name="ce11" table:formula="of:=SUMPRODUCT(NOT(ISBLANK([.H139:.AMJ13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23" calcext:value-type="float">
            <text:p>23</text:p>
          </table:table-cell>
          <table:table-cell table:formula="of:=SUM([.H140:.AMJ14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40:.AMJ140]); &quot;&quot;; [.H$2:.AMJ$2] &amp; &quot;: &quot; &amp; [.H140:.AMJ140]))">
            <text:p/>
          </table:table-cell>
          <table:table-cell table:style-name="ce11" table:formula="of:=SUMPRODUCT(NOT(ISBLANK([.H140:.AMJ14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23" calcext:value-type="float">
            <text:p>23</text:p>
          </table:table-cell>
          <table:table-cell table:formula="of:=SUM([.H141:.AMJ14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41:.AMJ141]); &quot;&quot;; [.H$2:.AMJ$2] &amp; &quot;: &quot; &amp; [.H141:.AMJ141]))">
            <text:p/>
          </table:table-cell>
          <table:table-cell table:style-name="ce11" table:formula="of:=SUMPRODUCT(NOT(ISBLANK([.H141:.AMJ14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23" calcext:value-type="float">
            <text:p>23</text:p>
          </table:table-cell>
          <table:table-cell table:formula="of:=SUM([.H142:.AMJ14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42:.AMJ142]); &quot;&quot;; [.H$2:.AMJ$2] &amp; &quot;: &quot; &amp; [.H142:.AMJ142]))">
            <text:p/>
          </table:table-cell>
          <table:table-cell table:style-name="ce11" table:formula="of:=SUMPRODUCT(NOT(ISBLANK([.H142:.AMJ14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23" calcext:value-type="float">
            <text:p>23</text:p>
          </table:table-cell>
          <table:table-cell table:formula="of:=SUM([.H143:.AMJ14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43:.AMJ143]); &quot;&quot;; [.H$2:.AMJ$2] &amp; &quot;: &quot; &amp; [.H143:.AMJ143]))">
            <text:p/>
          </table:table-cell>
          <table:table-cell table:style-name="ce11" table:formula="of:=SUMPRODUCT(NOT(ISBLANK([.H143:.AMJ14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23" calcext:value-type="float">
            <text:p>23</text:p>
          </table:table-cell>
          <table:table-cell table:formula="of:=SUM([.H144:.AMJ14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44:.AMJ144]); &quot;&quot;; [.H$2:.AMJ$2] &amp; &quot;: &quot; &amp; [.H144:.AMJ144]))">
            <text:p/>
          </table:table-cell>
          <table:table-cell table:style-name="ce11" table:formula="of:=SUMPRODUCT(NOT(ISBLANK([.H144:.AMJ14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23" calcext:value-type="float">
            <text:p>23</text:p>
          </table:table-cell>
          <table:table-cell table:formula="of:=SUM([.H145:.AMJ14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45:.AMJ145]); &quot;&quot;; [.H$2:.AMJ$2] &amp; &quot;: &quot; &amp; [.H145:.AMJ145]))">
            <text:p/>
          </table:table-cell>
          <table:table-cell table:style-name="ce11" table:formula="of:=SUMPRODUCT(NOT(ISBLANK([.H145:.AMJ14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23" calcext:value-type="float">
            <text:p>23</text:p>
          </table:table-cell>
          <table:table-cell table:formula="of:=SUM([.H146:.AMJ14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46:.AMJ146]); &quot;&quot;; [.H$2:.AMJ$2] &amp; &quot;: &quot; &amp; [.H146:.AMJ146]))">
            <text:p/>
          </table:table-cell>
          <table:table-cell table:style-name="ce11" table:formula="of:=SUMPRODUCT(NOT(ISBLANK([.H146:.AMJ14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23" calcext:value-type="float">
            <text:p>23</text:p>
          </table:table-cell>
          <table:table-cell table:formula="of:=SUM([.H147:.AMJ14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47:.AMJ147]); &quot;&quot;; [.H$2:.AMJ$2] &amp; &quot;: &quot; &amp; [.H147:.AMJ147]))">
            <text:p/>
          </table:table-cell>
          <table:table-cell table:style-name="ce11" table:formula="of:=SUMPRODUCT(NOT(ISBLANK([.H147:.AMJ14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23" calcext:value-type="float">
            <text:p>23</text:p>
          </table:table-cell>
          <table:table-cell table:formula="of:=SUM([.H148:.AMJ14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48:.AMJ148]); &quot;&quot;; [.H$2:.AMJ$2] &amp; &quot;: &quot; &amp; [.H148:.AMJ148]))">
            <text:p/>
          </table:table-cell>
          <table:table-cell table:style-name="ce11" table:formula="of:=SUMPRODUCT(NOT(ISBLANK([.H148:.AMJ14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23" calcext:value-type="float">
            <text:p>23</text:p>
          </table:table-cell>
          <table:table-cell table:formula="of:=SUM([.H149:.AMJ14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49:.AMJ149]); &quot;&quot;; [.H$2:.AMJ$2] &amp; &quot;: &quot; &amp; [.H149:.AMJ149]))">
            <text:p/>
          </table:table-cell>
          <table:table-cell table:style-name="ce11" table:formula="of:=SUMPRODUCT(NOT(ISBLANK([.H149:.AMJ14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23" calcext:value-type="float">
            <text:p>23</text:p>
          </table:table-cell>
          <table:table-cell table:formula="of:=SUM([.H150:.AMJ15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50:.AMJ150]); &quot;&quot;; [.H$2:.AMJ$2] &amp; &quot;: &quot; &amp; [.H150:.AMJ150]))">
            <text:p/>
          </table:table-cell>
          <table:table-cell table:style-name="ce11" table:formula="of:=SUMPRODUCT(NOT(ISBLANK([.H150:.AMJ15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23" calcext:value-type="float">
            <text:p>23</text:p>
          </table:table-cell>
          <table:table-cell table:formula="of:=SUM([.H151:.AMJ15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51:.AMJ151]); &quot;&quot;; [.H$2:.AMJ$2] &amp; &quot;: &quot; &amp; [.H151:.AMJ151]))">
            <text:p/>
          </table:table-cell>
          <table:table-cell table:style-name="ce11" table:formula="of:=SUMPRODUCT(NOT(ISBLANK([.H151:.AMJ1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23" calcext:value-type="float">
            <text:p>23</text:p>
          </table:table-cell>
          <table:table-cell table:formula="of:=SUM([.H152:.AMJ15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52:.AMJ152]); &quot;&quot;; [.H$2:.AMJ$2] &amp; &quot;: &quot; &amp; [.H152:.AMJ152]))">
            <text:p/>
          </table:table-cell>
          <table:table-cell table:style-name="ce11" table:formula="of:=SUMPRODUCT(NOT(ISBLANK([.H152:.AMJ1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23" calcext:value-type="float">
            <text:p>23</text:p>
          </table:table-cell>
          <table:table-cell table:formula="of:=SUM([.H153:.AMJ15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53:.AMJ153]); &quot;&quot;; [.H$2:.AMJ$2] &amp; &quot;: &quot; &amp; [.H153:.AMJ153]))">
            <text:p/>
          </table:table-cell>
          <table:table-cell table:style-name="ce11" table:formula="of:=SUMPRODUCT(NOT(ISBLANK([.H153:.AMJ1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23" calcext:value-type="float">
            <text:p>23</text:p>
          </table:table-cell>
          <table:table-cell table:formula="of:=SUM([.H154:.AMJ15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54:.AMJ154]); &quot;&quot;; [.H$2:.AMJ$2] &amp; &quot;: &quot; &amp; [.H154:.AMJ154]))">
            <text:p/>
          </table:table-cell>
          <table:table-cell table:style-name="ce11" table:formula="of:=SUMPRODUCT(NOT(ISBLANK([.H154:.AMJ1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23" calcext:value-type="float">
            <text:p>23</text:p>
          </table:table-cell>
          <table:table-cell table:formula="of:=SUM([.H155:.AMJ15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55:.AMJ155]); &quot;&quot;; [.H$2:.AMJ$2] &amp; &quot;: &quot; &amp; [.H155:.AMJ155]))">
            <text:p/>
          </table:table-cell>
          <table:table-cell table:style-name="ce11" table:formula="of:=SUMPRODUCT(NOT(ISBLANK([.H155:.AMJ1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23" calcext:value-type="float">
            <text:p>23</text:p>
          </table:table-cell>
          <table:table-cell table:formula="of:=SUM([.H156:.AMJ15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56:.AMJ156]); &quot;&quot;; [.H$2:.AMJ$2] &amp; &quot;: &quot; &amp; [.H156:.AMJ156]))">
            <text:p/>
          </table:table-cell>
          <table:table-cell table:style-name="ce11" table:formula="of:=SUMPRODUCT(NOT(ISBLANK([.H156:.AMJ1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23" calcext:value-type="float">
            <text:p>23</text:p>
          </table:table-cell>
          <table:table-cell table:formula="of:=SUM([.H157:.AMJ15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57:.AMJ157]); &quot;&quot;; [.H$2:.AMJ$2] &amp; &quot;: &quot; &amp; [.H157:.AMJ157]))">
            <text:p/>
          </table:table-cell>
          <table:table-cell table:style-name="ce11" table:formula="of:=SUMPRODUCT(NOT(ISBLANK([.H157:.AMJ1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23" calcext:value-type="float">
            <text:p>23</text:p>
          </table:table-cell>
          <table:table-cell table:formula="of:=SUM([.H158:.AMJ15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58:.AMJ158]); &quot;&quot;; [.H$2:.AMJ$2] &amp; &quot;: &quot; &amp; [.H158:.AMJ158]))">
            <text:p/>
          </table:table-cell>
          <table:table-cell table:style-name="ce11" table:formula="of:=SUMPRODUCT(NOT(ISBLANK([.H158:.AMJ1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23" calcext:value-type="float">
            <text:p>23</text:p>
          </table:table-cell>
          <table:table-cell table:formula="of:=SUM([.H159:.AMJ15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59:.AMJ159]); &quot;&quot;; [.H$2:.AMJ$2] &amp; &quot;: &quot; &amp; [.H159:.AMJ159]))">
            <text:p/>
          </table:table-cell>
          <table:table-cell table:style-name="ce11" table:formula="of:=SUMPRODUCT(NOT(ISBLANK([.H159:.AMJ1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23" calcext:value-type="float">
            <text:p>23</text:p>
          </table:table-cell>
          <table:table-cell table:formula="of:=SUM([.H160:.AMJ16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60:.AMJ160]); &quot;&quot;; [.H$2:.AMJ$2] &amp; &quot;: &quot; &amp; [.H160:.AMJ160]))">
            <text:p/>
          </table:table-cell>
          <table:table-cell table:style-name="ce11" table:formula="of:=SUMPRODUCT(NOT(ISBLANK([.H160:.AMJ16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23" calcext:value-type="float">
            <text:p>23</text:p>
          </table:table-cell>
          <table:table-cell table:formula="of:=SUM([.H161:.AMJ16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61:.AMJ161]); &quot;&quot;; [.H$2:.AMJ$2] &amp; &quot;: &quot; &amp; [.H161:.AMJ161]))">
            <text:p/>
          </table:table-cell>
          <table:table-cell table:style-name="ce11" table:formula="of:=SUMPRODUCT(NOT(ISBLANK([.H161:.AMJ16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23" calcext:value-type="float">
            <text:p>23</text:p>
          </table:table-cell>
          <table:table-cell table:formula="of:=SUM([.H162:.AMJ16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62:.AMJ162]); &quot;&quot;; [.H$2:.AMJ$2] &amp; &quot;: &quot; &amp; [.H162:.AMJ162]))">
            <text:p/>
          </table:table-cell>
          <table:table-cell table:style-name="ce11" table:formula="of:=SUMPRODUCT(NOT(ISBLANK([.H162:.AMJ16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23" calcext:value-type="float">
            <text:p>23</text:p>
          </table:table-cell>
          <table:table-cell table:formula="of:=SUM([.H163:.AMJ16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63:.AMJ163]); &quot;&quot;; [.H$2:.AMJ$2] &amp; &quot;: &quot; &amp; [.H163:.AMJ163]))">
            <text:p/>
          </table:table-cell>
          <table:table-cell table:style-name="ce11" table:formula="of:=SUMPRODUCT(NOT(ISBLANK([.H163:.AMJ16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23" calcext:value-type="float">
            <text:p>23</text:p>
          </table:table-cell>
          <table:table-cell table:formula="of:=SUM([.H164:.AMJ16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64:.AMJ164]); &quot;&quot;; [.H$2:.AMJ$2] &amp; &quot;: &quot; &amp; [.H164:.AMJ164]))">
            <text:p/>
          </table:table-cell>
          <table:table-cell table:style-name="ce11" table:formula="of:=SUMPRODUCT(NOT(ISBLANK([.H164:.AMJ16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23" calcext:value-type="float">
            <text:p>23</text:p>
          </table:table-cell>
          <table:table-cell table:formula="of:=SUM([.H165:.AMJ16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65:.AMJ165]); &quot;&quot;; [.H$2:.AMJ$2] &amp; &quot;: &quot; &amp; [.H165:.AMJ165]))">
            <text:p/>
          </table:table-cell>
          <table:table-cell table:style-name="ce11" table:formula="of:=SUMPRODUCT(NOT(ISBLANK([.H165:.AMJ16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23" calcext:value-type="float">
            <text:p>23</text:p>
          </table:table-cell>
          <table:table-cell table:formula="of:=SUM([.H166:.AMJ16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66:.AMJ166]); &quot;&quot;; [.H$2:.AMJ$2] &amp; &quot;: &quot; &amp; [.H166:.AMJ166]))">
            <text:p/>
          </table:table-cell>
          <table:table-cell table:style-name="ce11" table:formula="of:=SUMPRODUCT(NOT(ISBLANK([.H166:.AMJ16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23" calcext:value-type="float">
            <text:p>23</text:p>
          </table:table-cell>
          <table:table-cell table:formula="of:=SUM([.H167:.AMJ16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67:.AMJ167]); &quot;&quot;; [.H$2:.AMJ$2] &amp; &quot;: &quot; &amp; [.H167:.AMJ167]))">
            <text:p/>
          </table:table-cell>
          <table:table-cell table:style-name="ce11" table:formula="of:=SUMPRODUCT(NOT(ISBLANK([.H167:.AMJ16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23" calcext:value-type="float">
            <text:p>23</text:p>
          </table:table-cell>
          <table:table-cell table:formula="of:=SUM([.H168:.AMJ16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68:.AMJ168]); &quot;&quot;; [.H$2:.AMJ$2] &amp; &quot;: &quot; &amp; [.H168:.AMJ168]))">
            <text:p/>
          </table:table-cell>
          <table:table-cell table:style-name="ce11" table:formula="of:=SUMPRODUCT(NOT(ISBLANK([.H168:.AMJ16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23" calcext:value-type="float">
            <text:p>23</text:p>
          </table:table-cell>
          <table:table-cell table:formula="of:=SUM([.H169:.AMJ16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69:.AMJ169]); &quot;&quot;; [.H$2:.AMJ$2] &amp; &quot;: &quot; &amp; [.H169:.AMJ169]))">
            <text:p/>
          </table:table-cell>
          <table:table-cell table:style-name="ce11" table:formula="of:=SUMPRODUCT(NOT(ISBLANK([.H169:.AMJ16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23" calcext:value-type="float">
            <text:p>23</text:p>
          </table:table-cell>
          <table:table-cell table:formula="of:=SUM([.H170:.AMJ17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70:.AMJ170]); &quot;&quot;; [.H$2:.AMJ$2] &amp; &quot;: &quot; &amp; [.H170:.AMJ170]))">
            <text:p/>
          </table:table-cell>
          <table:table-cell table:style-name="ce11" table:formula="of:=SUMPRODUCT(NOT(ISBLANK([.H170:.AMJ17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23" calcext:value-type="float">
            <text:p>23</text:p>
          </table:table-cell>
          <table:table-cell table:formula="of:=SUM([.H171:.AMJ17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71:.AMJ171]); &quot;&quot;; [.H$2:.AMJ$2] &amp; &quot;: &quot; &amp; [.H171:.AMJ171]))">
            <text:p/>
          </table:table-cell>
          <table:table-cell table:style-name="ce11" table:formula="of:=SUMPRODUCT(NOT(ISBLANK([.H171:.AMJ17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23" calcext:value-type="float">
            <text:p>23</text:p>
          </table:table-cell>
          <table:table-cell table:formula="of:=SUM([.H172:.AMJ17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72:.AMJ172]); &quot;&quot;; [.H$2:.AMJ$2] &amp; &quot;: &quot; &amp; [.H172:.AMJ172]))">
            <text:p/>
          </table:table-cell>
          <table:table-cell table:style-name="ce11" table:formula="of:=SUMPRODUCT(NOT(ISBLANK([.H172:.AMJ17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23" calcext:value-type="float">
            <text:p>23</text:p>
          </table:table-cell>
          <table:table-cell table:formula="of:=SUM([.H173:.AMJ17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73:.AMJ173]); &quot;&quot;; [.H$2:.AMJ$2] &amp; &quot;: &quot; &amp; [.H173:.AMJ173]))">
            <text:p/>
          </table:table-cell>
          <table:table-cell table:style-name="ce11" table:formula="of:=SUMPRODUCT(NOT(ISBLANK([.H173:.AMJ17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23" calcext:value-type="float">
            <text:p>23</text:p>
          </table:table-cell>
          <table:table-cell table:formula="of:=SUM([.H174:.AMJ17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74:.AMJ174]); &quot;&quot;; [.H$2:.AMJ$2] &amp; &quot;: &quot; &amp; [.H174:.AMJ174]))">
            <text:p/>
          </table:table-cell>
          <table:table-cell table:style-name="ce11" table:formula="of:=SUMPRODUCT(NOT(ISBLANK([.H174:.AMJ17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23" calcext:value-type="float">
            <text:p>23</text:p>
          </table:table-cell>
          <table:table-cell table:formula="of:=SUM([.H175:.AMJ17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75:.AMJ175]); &quot;&quot;; [.H$2:.AMJ$2] &amp; &quot;: &quot; &amp; [.H175:.AMJ175]))">
            <text:p/>
          </table:table-cell>
          <table:table-cell table:style-name="ce11" table:formula="of:=SUMPRODUCT(NOT(ISBLANK([.H175:.AMJ17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23" calcext:value-type="float">
            <text:p>23</text:p>
          </table:table-cell>
          <table:table-cell table:formula="of:=SUM([.H176:.AMJ17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76:.AMJ176]); &quot;&quot;; [.H$2:.AMJ$2] &amp; &quot;: &quot; &amp; [.H176:.AMJ176]))">
            <text:p/>
          </table:table-cell>
          <table:table-cell table:style-name="ce11" table:formula="of:=SUMPRODUCT(NOT(ISBLANK([.H176:.AMJ17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23" calcext:value-type="float">
            <text:p>23</text:p>
          </table:table-cell>
          <table:table-cell table:formula="of:=SUM([.H177:.AMJ17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77:.AMJ177]); &quot;&quot;; [.H$2:.AMJ$2] &amp; &quot;: &quot; &amp; [.H177:.AMJ177]))">
            <text:p/>
          </table:table-cell>
          <table:table-cell table:style-name="ce11" table:formula="of:=SUMPRODUCT(NOT(ISBLANK([.H177:.AMJ17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23" calcext:value-type="float">
            <text:p>23</text:p>
          </table:table-cell>
          <table:table-cell table:formula="of:=SUM([.H178:.AMJ17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78:.AMJ178]); &quot;&quot;; [.H$2:.AMJ$2] &amp; &quot;: &quot; &amp; [.H178:.AMJ178]))">
            <text:p/>
          </table:table-cell>
          <table:table-cell table:style-name="ce11" table:formula="of:=SUMPRODUCT(NOT(ISBLANK([.H178:.AMJ17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23" calcext:value-type="float">
            <text:p>23</text:p>
          </table:table-cell>
          <table:table-cell table:formula="of:=SUM([.H179:.AMJ17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79:.AMJ179]); &quot;&quot;; [.H$2:.AMJ$2] &amp; &quot;: &quot; &amp; [.H179:.AMJ179]))">
            <text:p/>
          </table:table-cell>
          <table:table-cell table:style-name="ce11" table:formula="of:=SUMPRODUCT(NOT(ISBLANK([.H179:.AMJ17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23" calcext:value-type="float">
            <text:p>23</text:p>
          </table:table-cell>
          <table:table-cell table:formula="of:=SUM([.H180:.AMJ18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80:.AMJ180]); &quot;&quot;; [.H$2:.AMJ$2] &amp; &quot;: &quot; &amp; [.H180:.AMJ180]))">
            <text:p/>
          </table:table-cell>
          <table:table-cell table:style-name="ce11" table:formula="of:=SUMPRODUCT(NOT(ISBLANK([.H180:.AMJ18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23" calcext:value-type="float">
            <text:p>23</text:p>
          </table:table-cell>
          <table:table-cell table:formula="of:=SUM([.H181:.AMJ18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81:.AMJ181]); &quot;&quot;; [.H$2:.AMJ$2] &amp; &quot;: &quot; &amp; [.H181:.AMJ181]))">
            <text:p/>
          </table:table-cell>
          <table:table-cell table:style-name="ce11" table:formula="of:=SUMPRODUCT(NOT(ISBLANK([.H181:.AMJ18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23" calcext:value-type="float">
            <text:p>23</text:p>
          </table:table-cell>
          <table:table-cell table:formula="of:=SUM([.H182:.AMJ18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82:.AMJ182]); &quot;&quot;; [.H$2:.AMJ$2] &amp; &quot;: &quot; &amp; [.H182:.AMJ182]))">
            <text:p/>
          </table:table-cell>
          <table:table-cell table:style-name="ce11" table:formula="of:=SUMPRODUCT(NOT(ISBLANK([.H182:.AMJ18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23" calcext:value-type="float">
            <text:p>23</text:p>
          </table:table-cell>
          <table:table-cell table:formula="of:=SUM([.H183:.AMJ18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83:.AMJ183]); &quot;&quot;; [.H$2:.AMJ$2] &amp; &quot;: &quot; &amp; [.H183:.AMJ183]))">
            <text:p/>
          </table:table-cell>
          <table:table-cell table:style-name="ce11" table:formula="of:=SUMPRODUCT(NOT(ISBLANK([.H183:.AMJ18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23" calcext:value-type="float">
            <text:p>23</text:p>
          </table:table-cell>
          <table:table-cell table:formula="of:=SUM([.H184:.AMJ18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84:.AMJ184]); &quot;&quot;; [.H$2:.AMJ$2] &amp; &quot;: &quot; &amp; [.H184:.AMJ184]))">
            <text:p/>
          </table:table-cell>
          <table:table-cell table:style-name="ce11" table:formula="of:=SUMPRODUCT(NOT(ISBLANK([.H184:.AMJ18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23" calcext:value-type="float">
            <text:p>23</text:p>
          </table:table-cell>
          <table:table-cell table:formula="of:=SUM([.H185:.AMJ18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85:.AMJ185]); &quot;&quot;; [.H$2:.AMJ$2] &amp; &quot;: &quot; &amp; [.H185:.AMJ185]))">
            <text:p/>
          </table:table-cell>
          <table:table-cell table:style-name="ce11" table:formula="of:=SUMPRODUCT(NOT(ISBLANK([.H185:.AMJ18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23" calcext:value-type="float">
            <text:p>23</text:p>
          </table:table-cell>
          <table:table-cell table:formula="of:=SUM([.H186:.AMJ18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86:.AMJ186]); &quot;&quot;; [.H$2:.AMJ$2] &amp; &quot;: &quot; &amp; [.H186:.AMJ186]))">
            <text:p/>
          </table:table-cell>
          <table:table-cell table:style-name="ce11" table:formula="of:=SUMPRODUCT(NOT(ISBLANK([.H186:.AMJ18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23" calcext:value-type="float">
            <text:p>23</text:p>
          </table:table-cell>
          <table:table-cell table:formula="of:=SUM([.H187:.AMJ18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87:.AMJ187]); &quot;&quot;; [.H$2:.AMJ$2] &amp; &quot;: &quot; &amp; [.H187:.AMJ187]))">
            <text:p/>
          </table:table-cell>
          <table:table-cell table:style-name="ce11" table:formula="of:=SUMPRODUCT(NOT(ISBLANK([.H187:.AMJ18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23" calcext:value-type="float">
            <text:p>23</text:p>
          </table:table-cell>
          <table:table-cell table:formula="of:=SUM([.H188:.AMJ18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88:.AMJ188]); &quot;&quot;; [.H$2:.AMJ$2] &amp; &quot;: &quot; &amp; [.H188:.AMJ188]))">
            <text:p/>
          </table:table-cell>
          <table:table-cell table:style-name="ce11" table:formula="of:=SUMPRODUCT(NOT(ISBLANK([.H188:.AMJ18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23" calcext:value-type="float">
            <text:p>23</text:p>
          </table:table-cell>
          <table:table-cell table:formula="of:=SUM([.H189:.AMJ18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89:.AMJ189]); &quot;&quot;; [.H$2:.AMJ$2] &amp; &quot;: &quot; &amp; [.H189:.AMJ189]))">
            <text:p/>
          </table:table-cell>
          <table:table-cell table:style-name="ce11" table:formula="of:=SUMPRODUCT(NOT(ISBLANK([.H189:.AMJ18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23" calcext:value-type="float">
            <text:p>23</text:p>
          </table:table-cell>
          <table:table-cell table:formula="of:=SUM([.H190:.AMJ19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90:.AMJ190]); &quot;&quot;; [.H$2:.AMJ$2] &amp; &quot;: &quot; &amp; [.H190:.AMJ190]))">
            <text:p/>
          </table:table-cell>
          <table:table-cell table:style-name="ce11" table:formula="of:=SUMPRODUCT(NOT(ISBLANK([.H190:.AMJ19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23" calcext:value-type="float">
            <text:p>23</text:p>
          </table:table-cell>
          <table:table-cell table:formula="of:=SUM([.H191:.AMJ19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91:.AMJ191]); &quot;&quot;; [.H$2:.AMJ$2] &amp; &quot;: &quot; &amp; [.H191:.AMJ191]))">
            <text:p/>
          </table:table-cell>
          <table:table-cell table:style-name="ce11" table:formula="of:=SUMPRODUCT(NOT(ISBLANK([.H191:.AMJ19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23" calcext:value-type="float">
            <text:p>23</text:p>
          </table:table-cell>
          <table:table-cell table:formula="of:=SUM([.H192:.AMJ19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92:.AMJ192]); &quot;&quot;; [.H$2:.AMJ$2] &amp; &quot;: &quot; &amp; [.H192:.AMJ192]))">
            <text:p/>
          </table:table-cell>
          <table:table-cell table:style-name="ce11" table:formula="of:=SUMPRODUCT(NOT(ISBLANK([.H192:.AMJ19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23" calcext:value-type="float">
            <text:p>23</text:p>
          </table:table-cell>
          <table:table-cell table:formula="of:=SUM([.H193:.AMJ19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93:.AMJ193]); &quot;&quot;; [.H$2:.AMJ$2] &amp; &quot;: &quot; &amp; [.H193:.AMJ193]))">
            <text:p/>
          </table:table-cell>
          <table:table-cell table:style-name="ce11" table:formula="of:=SUMPRODUCT(NOT(ISBLANK([.H193:.AMJ19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23" calcext:value-type="float">
            <text:p>23</text:p>
          </table:table-cell>
          <table:table-cell table:formula="of:=SUM([.H194:.AMJ19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94:.AMJ194]); &quot;&quot;; [.H$2:.AMJ$2] &amp; &quot;: &quot; &amp; [.H194:.AMJ194]))">
            <text:p/>
          </table:table-cell>
          <table:table-cell table:style-name="ce11" table:formula="of:=SUMPRODUCT(NOT(ISBLANK([.H194:.AMJ19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23" calcext:value-type="float">
            <text:p>23</text:p>
          </table:table-cell>
          <table:table-cell table:formula="of:=SUM([.H195:.AMJ19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95:.AMJ195]); &quot;&quot;; [.H$2:.AMJ$2] &amp; &quot;: &quot; &amp; [.H195:.AMJ195]))">
            <text:p/>
          </table:table-cell>
          <table:table-cell table:style-name="ce11" table:formula="of:=SUMPRODUCT(NOT(ISBLANK([.H195:.AMJ19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23" calcext:value-type="float">
            <text:p>23</text:p>
          </table:table-cell>
          <table:table-cell table:formula="of:=SUM([.H196:.AMJ19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96:.AMJ196]); &quot;&quot;; [.H$2:.AMJ$2] &amp; &quot;: &quot; &amp; [.H196:.AMJ196]))">
            <text:p/>
          </table:table-cell>
          <table:table-cell table:style-name="ce11" table:formula="of:=SUMPRODUCT(NOT(ISBLANK([.H196:.AMJ19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23" calcext:value-type="float">
            <text:p>23</text:p>
          </table:table-cell>
          <table:table-cell table:formula="of:=SUM([.H197:.AMJ19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97:.AMJ197]); &quot;&quot;; [.H$2:.AMJ$2] &amp; &quot;: &quot; &amp; [.H197:.AMJ197]))">
            <text:p/>
          </table:table-cell>
          <table:table-cell table:style-name="ce11" table:formula="of:=SUMPRODUCT(NOT(ISBLANK([.H197:.AMJ19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23" calcext:value-type="float">
            <text:p>23</text:p>
          </table:table-cell>
          <table:table-cell table:formula="of:=SUM([.H198:.AMJ19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98:.AMJ198]); &quot;&quot;; [.H$2:.AMJ$2] &amp; &quot;: &quot; &amp; [.H198:.AMJ198]))">
            <text:p/>
          </table:table-cell>
          <table:table-cell table:style-name="ce11" table:formula="of:=SUMPRODUCT(NOT(ISBLANK([.H198:.AMJ19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23" calcext:value-type="float">
            <text:p>23</text:p>
          </table:table-cell>
          <table:table-cell table:formula="of:=SUM([.H199:.AMJ19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199:.AMJ199]); &quot;&quot;; [.H$2:.AMJ$2] &amp; &quot;: &quot; &amp; [.H199:.AMJ199]))">
            <text:p/>
          </table:table-cell>
          <table:table-cell table:style-name="ce11" table:formula="of:=SUMPRODUCT(NOT(ISBLANK([.H199:.AMJ19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23" calcext:value-type="float">
            <text:p>23</text:p>
          </table:table-cell>
          <table:table-cell table:formula="of:=SUM([.H200:.AMJ20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00:.AMJ200]); &quot;&quot;; [.H$2:.AMJ$2] &amp; &quot;: &quot; &amp; [.H200:.AMJ200]))">
            <text:p/>
          </table:table-cell>
          <table:table-cell table:style-name="ce11" table:formula="of:=SUMPRODUCT(NOT(ISBLANK([.H200:.AMJ20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23" calcext:value-type="float">
            <text:p>23</text:p>
          </table:table-cell>
          <table:table-cell table:formula="of:=SUM([.H201:.AMJ20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01:.AMJ201]); &quot;&quot;; [.H$2:.AMJ$2] &amp; &quot;: &quot; &amp; [.H201:.AMJ201]))">
            <text:p/>
          </table:table-cell>
          <table:table-cell table:style-name="ce11" table:formula="of:=SUMPRODUCT(NOT(ISBLANK([.H201:.AMJ20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23" calcext:value-type="float">
            <text:p>23</text:p>
          </table:table-cell>
          <table:table-cell table:formula="of:=SUM([.H202:.AMJ20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02:.AMJ202]); &quot;&quot;; [.H$2:.AMJ$2] &amp; &quot;: &quot; &amp; [.H202:.AMJ202]))">
            <text:p/>
          </table:table-cell>
          <table:table-cell table:style-name="ce11" table:formula="of:=SUMPRODUCT(NOT(ISBLANK([.H202:.AMJ20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23" calcext:value-type="float">
            <text:p>23</text:p>
          </table:table-cell>
          <table:table-cell table:formula="of:=SUM([.H203:.AMJ20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03:.AMJ203]); &quot;&quot;; [.H$2:.AMJ$2] &amp; &quot;: &quot; &amp; [.H203:.AMJ203]))">
            <text:p/>
          </table:table-cell>
          <table:table-cell table:style-name="ce11" table:formula="of:=SUMPRODUCT(NOT(ISBLANK([.H203:.AMJ2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23" calcext:value-type="float">
            <text:p>23</text:p>
          </table:table-cell>
          <table:table-cell table:formula="of:=SUM([.H204:.AMJ20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04:.AMJ204]); &quot;&quot;; [.H$2:.AMJ$2] &amp; &quot;: &quot; &amp; [.H204:.AMJ204]))">
            <text:p/>
          </table:table-cell>
          <table:table-cell table:style-name="ce11" table:formula="of:=SUMPRODUCT(NOT(ISBLANK([.H204:.AMJ20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23" calcext:value-type="float">
            <text:p>23</text:p>
          </table:table-cell>
          <table:table-cell table:formula="of:=SUM([.H205:.AMJ20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05:.AMJ205]); &quot;&quot;; [.H$2:.AMJ$2] &amp; &quot;: &quot; &amp; [.H205:.AMJ205]))">
            <text:p/>
          </table:table-cell>
          <table:table-cell table:style-name="ce11" table:formula="of:=SUMPRODUCT(NOT(ISBLANK([.H205:.AMJ20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23" calcext:value-type="float">
            <text:p>23</text:p>
          </table:table-cell>
          <table:table-cell table:formula="of:=SUM([.H206:.AMJ20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06:.AMJ206]); &quot;&quot;; [.H$2:.AMJ$2] &amp; &quot;: &quot; &amp; [.H206:.AMJ206]))">
            <text:p/>
          </table:table-cell>
          <table:table-cell table:style-name="ce11" table:formula="of:=SUMPRODUCT(NOT(ISBLANK([.H206:.AMJ20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23" calcext:value-type="float">
            <text:p>23</text:p>
          </table:table-cell>
          <table:table-cell table:formula="of:=SUM([.H207:.AMJ20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07:.AMJ207]); &quot;&quot;; [.H$2:.AMJ$2] &amp; &quot;: &quot; &amp; [.H207:.AMJ207]))">
            <text:p/>
          </table:table-cell>
          <table:table-cell table:style-name="ce11" table:formula="of:=SUMPRODUCT(NOT(ISBLANK([.H207:.AMJ20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23" calcext:value-type="float">
            <text:p>23</text:p>
          </table:table-cell>
          <table:table-cell table:formula="of:=SUM([.H208:.AMJ20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08:.AMJ208]); &quot;&quot;; [.H$2:.AMJ$2] &amp; &quot;: &quot; &amp; [.H208:.AMJ208]))">
            <text:p/>
          </table:table-cell>
          <table:table-cell table:style-name="ce11" table:formula="of:=SUMPRODUCT(NOT(ISBLANK([.H208:.AMJ20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23" calcext:value-type="float">
            <text:p>23</text:p>
          </table:table-cell>
          <table:table-cell table:formula="of:=SUM([.H209:.AMJ20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09:.AMJ209]); &quot;&quot;; [.H$2:.AMJ$2] &amp; &quot;: &quot; &amp; [.H209:.AMJ209]))">
            <text:p/>
          </table:table-cell>
          <table:table-cell table:style-name="ce11" table:formula="of:=SUMPRODUCT(NOT(ISBLANK([.H209:.AMJ20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23" calcext:value-type="float">
            <text:p>23</text:p>
          </table:table-cell>
          <table:table-cell table:formula="of:=SUM([.H210:.AMJ21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0:.AMJ210]); &quot;&quot;; [.H$2:.AMJ$2] &amp; &quot;: &quot; &amp; [.H210:.AMJ210]))">
            <text:p/>
          </table:table-cell>
          <table:table-cell table:style-name="ce11" table:formula="of:=SUMPRODUCT(NOT(ISBLANK([.H210:.AMJ21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23" calcext:value-type="float">
            <text:p>23</text:p>
          </table:table-cell>
          <table:table-cell table:formula="of:=SUM([.H211:.AMJ21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1:.AMJ211]); &quot;&quot;; [.H$2:.AMJ$2] &amp; &quot;: &quot; &amp; [.H211:.AMJ211]))">
            <text:p/>
          </table:table-cell>
          <table:table-cell table:style-name="ce11" table:formula="of:=SUMPRODUCT(NOT(ISBLANK([.H211:.AMJ21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23" calcext:value-type="float">
            <text:p>23</text:p>
          </table:table-cell>
          <table:table-cell table:formula="of:=SUM([.H212:.AMJ21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2:.AMJ212]); &quot;&quot;; [.H$2:.AMJ$2] &amp; &quot;: &quot; &amp; [.H212:.AMJ212]))">
            <text:p/>
          </table:table-cell>
          <table:table-cell table:style-name="ce11" table:formula="of:=SUMPRODUCT(NOT(ISBLANK([.H212:.AMJ21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23" calcext:value-type="float">
            <text:p>23</text:p>
          </table:table-cell>
          <table:table-cell table:formula="of:=SUM([.H213:.AMJ21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3:.AMJ213]); &quot;&quot;; [.H$2:.AMJ$2] &amp; &quot;: &quot; &amp; [.H213:.AMJ213]))">
            <text:p/>
          </table:table-cell>
          <table:table-cell table:style-name="ce11" table:formula="of:=SUMPRODUCT(NOT(ISBLANK([.H213:.AMJ21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23" calcext:value-type="float">
            <text:p>23</text:p>
          </table:table-cell>
          <table:table-cell table:formula="of:=SUM([.H214:.AMJ21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4:.AMJ214]); &quot;&quot;; [.H$2:.AMJ$2] &amp; &quot;: &quot; &amp; [.H214:.AMJ214]))">
            <text:p/>
          </table:table-cell>
          <table:table-cell table:style-name="ce11" table:formula="of:=SUMPRODUCT(NOT(ISBLANK([.H214:.AMJ21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23" calcext:value-type="float">
            <text:p>23</text:p>
          </table:table-cell>
          <table:table-cell table:formula="of:=SUM([.H215:.AMJ21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5:.AMJ215]); &quot;&quot;; [.H$2:.AMJ$2] &amp; &quot;: &quot; &amp; [.H215:.AMJ215]))">
            <text:p/>
          </table:table-cell>
          <table:table-cell table:style-name="ce11" table:formula="of:=SUMPRODUCT(NOT(ISBLANK([.H215:.AMJ21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23" calcext:value-type="float">
            <text:p>23</text:p>
          </table:table-cell>
          <table:table-cell table:formula="of:=SUM([.H216:.AMJ21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6:.AMJ216]); &quot;&quot;; [.H$2:.AMJ$2] &amp; &quot;: &quot; &amp; [.H216:.AMJ216]))">
            <text:p/>
          </table:table-cell>
          <table:table-cell table:style-name="ce11" table:formula="of:=SUMPRODUCT(NOT(ISBLANK([.H216:.AMJ21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23" calcext:value-type="float">
            <text:p>23</text:p>
          </table:table-cell>
          <table:table-cell table:formula="of:=SUM([.H217:.AMJ21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7:.AMJ217]); &quot;&quot;; [.H$2:.AMJ$2] &amp; &quot;: &quot; &amp; [.H217:.AMJ217]))">
            <text:p/>
          </table:table-cell>
          <table:table-cell table:style-name="ce11" table:formula="of:=SUMPRODUCT(NOT(ISBLANK([.H217:.AMJ21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23" calcext:value-type="float">
            <text:p>23</text:p>
          </table:table-cell>
          <table:table-cell table:formula="of:=SUM([.H218:.AMJ21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8:.AMJ218]); &quot;&quot;; [.H$2:.AMJ$2] &amp; &quot;: &quot; &amp; [.H218:.AMJ218]))">
            <text:p/>
          </table:table-cell>
          <table:table-cell table:style-name="ce11" table:formula="of:=SUMPRODUCT(NOT(ISBLANK([.H218:.AMJ21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23" calcext:value-type="float">
            <text:p>23</text:p>
          </table:table-cell>
          <table:table-cell table:formula="of:=SUM([.H219:.AMJ21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19:.AMJ219]); &quot;&quot;; [.H$2:.AMJ$2] &amp; &quot;: &quot; &amp; [.H219:.AMJ219]))">
            <text:p/>
          </table:table-cell>
          <table:table-cell table:style-name="ce11" table:formula="of:=SUMPRODUCT(NOT(ISBLANK([.H219:.AMJ21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23" calcext:value-type="float">
            <text:p>23</text:p>
          </table:table-cell>
          <table:table-cell table:formula="of:=SUM([.H220:.AMJ22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0:.AMJ220]); &quot;&quot;; [.H$2:.AMJ$2] &amp; &quot;: &quot; &amp; [.H220:.AMJ220]))">
            <text:p/>
          </table:table-cell>
          <table:table-cell table:style-name="ce11" table:formula="of:=SUMPRODUCT(NOT(ISBLANK([.H220:.AMJ22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23" calcext:value-type="float">
            <text:p>23</text:p>
          </table:table-cell>
          <table:table-cell table:formula="of:=SUM([.H221:.AMJ22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1:.AMJ221]); &quot;&quot;; [.H$2:.AMJ$2] &amp; &quot;: &quot; &amp; [.H221:.AMJ221]))">
            <text:p/>
          </table:table-cell>
          <table:table-cell table:style-name="ce11" table:formula="of:=SUMPRODUCT(NOT(ISBLANK([.H221:.AMJ22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23" calcext:value-type="float">
            <text:p>23</text:p>
          </table:table-cell>
          <table:table-cell table:formula="of:=SUM([.H222:.AMJ22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2:.AMJ222]); &quot;&quot;; [.H$2:.AMJ$2] &amp; &quot;: &quot; &amp; [.H222:.AMJ222]))">
            <text:p/>
          </table:table-cell>
          <table:table-cell table:style-name="ce11" table:formula="of:=SUMPRODUCT(NOT(ISBLANK([.H222:.AMJ22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23" calcext:value-type="float">
            <text:p>23</text:p>
          </table:table-cell>
          <table:table-cell table:formula="of:=SUM([.H223:.AMJ22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3:.AMJ223]); &quot;&quot;; [.H$2:.AMJ$2] &amp; &quot;: &quot; &amp; [.H223:.AMJ223]))">
            <text:p/>
          </table:table-cell>
          <table:table-cell table:style-name="ce11" table:formula="of:=SUMPRODUCT(NOT(ISBLANK([.H223:.AMJ22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23" calcext:value-type="float">
            <text:p>23</text:p>
          </table:table-cell>
          <table:table-cell table:formula="of:=SUM([.H224:.AMJ22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4:.AMJ224]); &quot;&quot;; [.H$2:.AMJ$2] &amp; &quot;: &quot; &amp; [.H224:.AMJ224]))">
            <text:p/>
          </table:table-cell>
          <table:table-cell table:style-name="ce11" table:formula="of:=SUMPRODUCT(NOT(ISBLANK([.H224:.AMJ22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23" calcext:value-type="float">
            <text:p>23</text:p>
          </table:table-cell>
          <table:table-cell table:formula="of:=SUM([.H225:.AMJ22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5:.AMJ225]); &quot;&quot;; [.H$2:.AMJ$2] &amp; &quot;: &quot; &amp; [.H225:.AMJ225]))">
            <text:p/>
          </table:table-cell>
          <table:table-cell table:style-name="ce11" table:formula="of:=SUMPRODUCT(NOT(ISBLANK([.H225:.AMJ22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23" calcext:value-type="float">
            <text:p>23</text:p>
          </table:table-cell>
          <table:table-cell table:formula="of:=SUM([.H226:.AMJ22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6:.AMJ226]); &quot;&quot;; [.H$2:.AMJ$2] &amp; &quot;: &quot; &amp; [.H226:.AMJ226]))">
            <text:p/>
          </table:table-cell>
          <table:table-cell table:style-name="ce11" table:formula="of:=SUMPRODUCT(NOT(ISBLANK([.H226:.AMJ22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23" calcext:value-type="float">
            <text:p>23</text:p>
          </table:table-cell>
          <table:table-cell table:formula="of:=SUM([.H227:.AMJ22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7:.AMJ227]); &quot;&quot;; [.H$2:.AMJ$2] &amp; &quot;: &quot; &amp; [.H227:.AMJ227]))">
            <text:p/>
          </table:table-cell>
          <table:table-cell table:style-name="ce11" table:formula="of:=SUMPRODUCT(NOT(ISBLANK([.H227:.AMJ22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23" calcext:value-type="float">
            <text:p>23</text:p>
          </table:table-cell>
          <table:table-cell table:formula="of:=SUM([.H228:.AMJ22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8:.AMJ228]); &quot;&quot;; [.H$2:.AMJ$2] &amp; &quot;: &quot; &amp; [.H228:.AMJ228]))">
            <text:p/>
          </table:table-cell>
          <table:table-cell table:style-name="ce11" table:formula="of:=SUMPRODUCT(NOT(ISBLANK([.H228:.AMJ22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23" calcext:value-type="float">
            <text:p>23</text:p>
          </table:table-cell>
          <table:table-cell table:formula="of:=SUM([.H229:.AMJ22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29:.AMJ229]); &quot;&quot;; [.H$2:.AMJ$2] &amp; &quot;: &quot; &amp; [.H229:.AMJ229]))">
            <text:p/>
          </table:table-cell>
          <table:table-cell table:style-name="ce11" table:formula="of:=SUMPRODUCT(NOT(ISBLANK([.H229:.AMJ22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23" calcext:value-type="float">
            <text:p>23</text:p>
          </table:table-cell>
          <table:table-cell table:formula="of:=SUM([.H230:.AMJ23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0:.AMJ230]); &quot;&quot;; [.H$2:.AMJ$2] &amp; &quot;: &quot; &amp; [.H230:.AMJ230]))">
            <text:p/>
          </table:table-cell>
          <table:table-cell table:style-name="ce11" table:formula="of:=SUMPRODUCT(NOT(ISBLANK([.H230:.AMJ23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23" calcext:value-type="float">
            <text:p>23</text:p>
          </table:table-cell>
          <table:table-cell table:formula="of:=SUM([.H231:.AMJ23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1:.AMJ231]); &quot;&quot;; [.H$2:.AMJ$2] &amp; &quot;: &quot; &amp; [.H231:.AMJ231]))">
            <text:p/>
          </table:table-cell>
          <table:table-cell table:style-name="ce11" table:formula="of:=SUMPRODUCT(NOT(ISBLANK([.H231:.AMJ23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23" calcext:value-type="float">
            <text:p>23</text:p>
          </table:table-cell>
          <table:table-cell table:formula="of:=SUM([.H232:.AMJ23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2:.AMJ232]); &quot;&quot;; [.H$2:.AMJ$2] &amp; &quot;: &quot; &amp; [.H232:.AMJ232]))">
            <text:p/>
          </table:table-cell>
          <table:table-cell table:style-name="ce11" table:formula="of:=SUMPRODUCT(NOT(ISBLANK([.H232:.AMJ23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23" calcext:value-type="float">
            <text:p>23</text:p>
          </table:table-cell>
          <table:table-cell table:formula="of:=SUM([.H233:.AMJ23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3:.AMJ233]); &quot;&quot;; [.H$2:.AMJ$2] &amp; &quot;: &quot; &amp; [.H233:.AMJ233]))">
            <text:p/>
          </table:table-cell>
          <table:table-cell table:style-name="ce11" table:formula="of:=SUMPRODUCT(NOT(ISBLANK([.H233:.AMJ23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23" calcext:value-type="float">
            <text:p>23</text:p>
          </table:table-cell>
          <table:table-cell table:formula="of:=SUM([.H234:.AMJ23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4:.AMJ234]); &quot;&quot;; [.H$2:.AMJ$2] &amp; &quot;: &quot; &amp; [.H234:.AMJ234]))">
            <text:p/>
          </table:table-cell>
          <table:table-cell table:style-name="ce11" table:formula="of:=SUMPRODUCT(NOT(ISBLANK([.H234:.AMJ23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23" calcext:value-type="float">
            <text:p>23</text:p>
          </table:table-cell>
          <table:table-cell table:formula="of:=SUM([.H235:.AMJ23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5:.AMJ235]); &quot;&quot;; [.H$2:.AMJ$2] &amp; &quot;: &quot; &amp; [.H235:.AMJ235]))">
            <text:p/>
          </table:table-cell>
          <table:table-cell table:style-name="ce11" table:formula="of:=SUMPRODUCT(NOT(ISBLANK([.H235:.AMJ23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23" calcext:value-type="float">
            <text:p>23</text:p>
          </table:table-cell>
          <table:table-cell table:formula="of:=SUM([.H236:.AMJ23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6:.AMJ236]); &quot;&quot;; [.H$2:.AMJ$2] &amp; &quot;: &quot; &amp; [.H236:.AMJ236]))">
            <text:p/>
          </table:table-cell>
          <table:table-cell table:style-name="ce11" table:formula="of:=SUMPRODUCT(NOT(ISBLANK([.H236:.AMJ23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3" calcext:value-type="float">
            <text:p>23</text:p>
          </table:table-cell>
          <table:table-cell table:formula="of:=SUM([.H237:.AMJ23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7:.AMJ237]); &quot;&quot;; [.H$2:.AMJ$2] &amp; &quot;: &quot; &amp; [.H237:.AMJ237]))">
            <text:p/>
          </table:table-cell>
          <table:table-cell table:style-name="ce11" table:formula="of:=SUMPRODUCT(NOT(ISBLANK([.H237:.AMJ23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3" calcext:value-type="float">
            <text:p>23</text:p>
          </table:table-cell>
          <table:table-cell table:formula="of:=SUM([.H238:.AMJ23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8:.AMJ238]); &quot;&quot;; [.H$2:.AMJ$2] &amp; &quot;: &quot; &amp; [.H238:.AMJ238]))">
            <text:p/>
          </table:table-cell>
          <table:table-cell table:style-name="ce11" table:formula="of:=SUMPRODUCT(NOT(ISBLANK([.H238:.AMJ23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3" calcext:value-type="float">
            <text:p>23</text:p>
          </table:table-cell>
          <table:table-cell table:formula="of:=SUM([.H239:.AMJ23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39:.AMJ239]); &quot;&quot;; [.H$2:.AMJ$2] &amp; &quot;: &quot; &amp; [.H239:.AMJ239]))">
            <text:p/>
          </table:table-cell>
          <table:table-cell table:style-name="ce11" table:formula="of:=SUMPRODUCT(NOT(ISBLANK([.H239:.AMJ23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3" calcext:value-type="float">
            <text:p>23</text:p>
          </table:table-cell>
          <table:table-cell table:formula="of:=SUM([.H240:.AMJ24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0:.AMJ240]); &quot;&quot;; [.H$2:.AMJ$2] &amp; &quot;: &quot; &amp; [.H240:.AMJ240]))">
            <text:p/>
          </table:table-cell>
          <table:table-cell table:style-name="ce11" table:formula="of:=SUMPRODUCT(NOT(ISBLANK([.H240:.AMJ24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3" calcext:value-type="float">
            <text:p>23</text:p>
          </table:table-cell>
          <table:table-cell table:formula="of:=SUM([.H241:.AMJ24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1:.AMJ241]); &quot;&quot;; [.H$2:.AMJ$2] &amp; &quot;: &quot; &amp; [.H241:.AMJ241]))">
            <text:p/>
          </table:table-cell>
          <table:table-cell table:style-name="ce11" table:formula="of:=SUMPRODUCT(NOT(ISBLANK([.H241:.AMJ24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3" calcext:value-type="float">
            <text:p>23</text:p>
          </table:table-cell>
          <table:table-cell table:formula="of:=SUM([.H242:.AMJ24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2:.AMJ242]); &quot;&quot;; [.H$2:.AMJ$2] &amp; &quot;: &quot; &amp; [.H242:.AMJ242]))">
            <text:p/>
          </table:table-cell>
          <table:table-cell table:style-name="ce11" table:formula="of:=SUMPRODUCT(NOT(ISBLANK([.H242:.AMJ24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3" calcext:value-type="float">
            <text:p>23</text:p>
          </table:table-cell>
          <table:table-cell table:formula="of:=SUM([.H243:.AMJ24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3:.AMJ243]); &quot;&quot;; [.H$2:.AMJ$2] &amp; &quot;: &quot; &amp; [.H243:.AMJ243]))">
            <text:p/>
          </table:table-cell>
          <table:table-cell table:style-name="ce11" table:formula="of:=SUMPRODUCT(NOT(ISBLANK([.H243:.AMJ24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3" calcext:value-type="float">
            <text:p>23</text:p>
          </table:table-cell>
          <table:table-cell table:formula="of:=SUM([.H244:.AMJ24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4:.AMJ244]); &quot;&quot;; [.H$2:.AMJ$2] &amp; &quot;: &quot; &amp; [.H244:.AMJ244]))">
            <text:p/>
          </table:table-cell>
          <table:table-cell table:style-name="ce11" table:formula="of:=SUMPRODUCT(NOT(ISBLANK([.H244:.AMJ24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3" calcext:value-type="float">
            <text:p>23</text:p>
          </table:table-cell>
          <table:table-cell table:formula="of:=SUM([.H245:.AMJ24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5:.AMJ245]); &quot;&quot;; [.H$2:.AMJ$2] &amp; &quot;: &quot; &amp; [.H245:.AMJ245]))">
            <text:p/>
          </table:table-cell>
          <table:table-cell table:style-name="ce11" table:formula="of:=SUMPRODUCT(NOT(ISBLANK([.H245:.AMJ24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3" calcext:value-type="float">
            <text:p>23</text:p>
          </table:table-cell>
          <table:table-cell table:formula="of:=SUM([.H246:.AMJ24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6:.AMJ246]); &quot;&quot;; [.H$2:.AMJ$2] &amp; &quot;: &quot; &amp; [.H246:.AMJ246]))">
            <text:p/>
          </table:table-cell>
          <table:table-cell table:style-name="ce11" table:formula="of:=SUMPRODUCT(NOT(ISBLANK([.H246:.AMJ24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3" calcext:value-type="float">
            <text:p>23</text:p>
          </table:table-cell>
          <table:table-cell table:formula="of:=SUM([.H247:.AMJ24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7:.AMJ247]); &quot;&quot;; [.H$2:.AMJ$2] &amp; &quot;: &quot; &amp; [.H247:.AMJ247]))">
            <text:p/>
          </table:table-cell>
          <table:table-cell table:style-name="ce11" table:formula="of:=SUMPRODUCT(NOT(ISBLANK([.H247:.AMJ24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3" calcext:value-type="float">
            <text:p>23</text:p>
          </table:table-cell>
          <table:table-cell table:formula="of:=SUM([.H248:.AMJ24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8:.AMJ248]); &quot;&quot;; [.H$2:.AMJ$2] &amp; &quot;: &quot; &amp; [.H248:.AMJ248]))">
            <text:p/>
          </table:table-cell>
          <table:table-cell table:style-name="ce11" table:formula="of:=SUMPRODUCT(NOT(ISBLANK([.H248:.AMJ24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3" calcext:value-type="float">
            <text:p>23</text:p>
          </table:table-cell>
          <table:table-cell table:formula="of:=SUM([.H249:.AMJ24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49:.AMJ249]); &quot;&quot;; [.H$2:.AMJ$2] &amp; &quot;: &quot; &amp; [.H249:.AMJ249]))">
            <text:p/>
          </table:table-cell>
          <table:table-cell table:style-name="ce11" table:formula="of:=SUMPRODUCT(NOT(ISBLANK([.H249:.AMJ24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3" calcext:value-type="float">
            <text:p>23</text:p>
          </table:table-cell>
          <table:table-cell table:formula="of:=SUM([.H250:.AMJ25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0:.AMJ250]); &quot;&quot;; [.H$2:.AMJ$2] &amp; &quot;: &quot; &amp; [.H250:.AMJ250]))">
            <text:p/>
          </table:table-cell>
          <table:table-cell table:style-name="ce11" table:formula="of:=SUMPRODUCT(NOT(ISBLANK([.H250:.AMJ25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3" calcext:value-type="float">
            <text:p>23</text:p>
          </table:table-cell>
          <table:table-cell table:formula="of:=SUM([.H251:.AMJ251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1:.AMJ251]); &quot;&quot;; [.H$2:.AMJ$2] &amp; &quot;: &quot; &amp; [.H251:.AMJ251]))">
            <text:p/>
          </table:table-cell>
          <table:table-cell table:style-name="ce11" table:formula="of:=SUMPRODUCT(NOT(ISBLANK([.H251:.AMJ2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3" calcext:value-type="float">
            <text:p>23</text:p>
          </table:table-cell>
          <table:table-cell table:formula="of:=SUM([.H252:.AMJ252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2:.AMJ252]); &quot;&quot;; [.H$2:.AMJ$2] &amp; &quot;: &quot; &amp; [.H252:.AMJ252]))">
            <text:p/>
          </table:table-cell>
          <table:table-cell table:style-name="ce11" table:formula="of:=SUMPRODUCT(NOT(ISBLANK([.H252:.AMJ2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3" calcext:value-type="float">
            <text:p>23</text:p>
          </table:table-cell>
          <table:table-cell table:formula="of:=SUM([.H253:.AMJ253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3:.AMJ253]); &quot;&quot;; [.H$2:.AMJ$2] &amp; &quot;: &quot; &amp; [.H253:.AMJ253]))">
            <text:p/>
          </table:table-cell>
          <table:table-cell table:style-name="ce11" table:formula="of:=SUMPRODUCT(NOT(ISBLANK([.H253:.AMJ2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3" calcext:value-type="float">
            <text:p>23</text:p>
          </table:table-cell>
          <table:table-cell table:formula="of:=SUM([.H254:.AMJ254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4:.AMJ254]); &quot;&quot;; [.H$2:.AMJ$2] &amp; &quot;: &quot; &amp; [.H254:.AMJ254]))">
            <text:p/>
          </table:table-cell>
          <table:table-cell table:style-name="ce11" table:formula="of:=SUMPRODUCT(NOT(ISBLANK([.H254:.AMJ2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3" calcext:value-type="float">
            <text:p>23</text:p>
          </table:table-cell>
          <table:table-cell table:formula="of:=SUM([.H255:.AMJ255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5:.AMJ255]); &quot;&quot;; [.H$2:.AMJ$2] &amp; &quot;: &quot; &amp; [.H255:.AMJ255]))">
            <text:p/>
          </table:table-cell>
          <table:table-cell table:style-name="ce11" table:formula="of:=SUMPRODUCT(NOT(ISBLANK([.H255:.AMJ2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3" calcext:value-type="float">
            <text:p>23</text:p>
          </table:table-cell>
          <table:table-cell table:formula="of:=SUM([.H256:.AMJ256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6:.AMJ256]); &quot;&quot;; [.H$2:.AMJ$2] &amp; &quot;: &quot; &amp; [.H256:.AMJ256]))">
            <text:p/>
          </table:table-cell>
          <table:table-cell table:style-name="ce11" table:formula="of:=SUMPRODUCT(NOT(ISBLANK([.H256:.AMJ2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3" calcext:value-type="float">
            <text:p>23</text:p>
          </table:table-cell>
          <table:table-cell table:formula="of:=SUM([.H257:.AMJ257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7:.AMJ257]); &quot;&quot;; [.H$2:.AMJ$2] &amp; &quot;: &quot; &amp; [.H257:.AMJ257]))">
            <text:p/>
          </table:table-cell>
          <table:table-cell table:style-name="ce11" table:formula="of:=SUMPRODUCT(NOT(ISBLANK([.H257:.AMJ2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3" calcext:value-type="float">
            <text:p>23</text:p>
          </table:table-cell>
          <table:table-cell table:formula="of:=SUM([.H258:.AMJ258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8:.AMJ258]); &quot;&quot;; [.H$2:.AMJ$2] &amp; &quot;: &quot; &amp; [.H258:.AMJ258]))">
            <text:p/>
          </table:table-cell>
          <table:table-cell table:style-name="ce11" table:formula="of:=SUMPRODUCT(NOT(ISBLANK([.H258:.AMJ2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3" calcext:value-type="float">
            <text:p>23</text:p>
          </table:table-cell>
          <table:table-cell table:formula="of:=SUM([.H259:.AMJ259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59:.AMJ259]); &quot;&quot;; [.H$2:.AMJ$2] &amp; &quot;: &quot; &amp; [.H259:.AMJ259]))">
            <text:p/>
          </table:table-cell>
          <table:table-cell table:style-name="ce11" table:formula="of:=SUMPRODUCT(NOT(ISBLANK([.H259:.AMJ2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3" calcext:value-type="float">
            <text:p>23</text:p>
          </table:table-cell>
          <table:table-cell table:formula="of:=SUM([.H260:.AMJ260])" office:value-type="float" office:value="0" calcext:value-type="float">
            <text:p>0</text:p>
          </table:table-cell>
          <table:table-cell table:number-columns-repeated="2"/>
          <table:table-cell table:style-name="ce9" table:number-matrix-columns-spanned="1" table:number-matrix-rows-spanned="1" table:formula="of:=COM.MICROSOFT.TEXTJOIN(&quot;, &quot;; 1; IF(ISBLANK([.H260:.AMJ260]); &quot;&quot;; [.H$2:.AMJ$2] &amp; &quot;: &quot; &amp; [.H260:.AMJ260]))">
            <text:p/>
          </table:table-cell>
          <table:table-cell table:style-name="ce11" table:formula="of:=SUMPRODUCT(NOT(ISBLANK([.H260:.AMJ26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31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CK2:Numbers.AMJ2 Numbers.B2:Numbers.G2 Numbers.I2:Numbers.AH2 Numbers.AJ2:Numbers.BC2 Numbers.BK2:Numbers.BL2 Numbers.BO2:Numbers.BQ2 Numbers.BS2:Numbers.BS2 Numbers.BF2:Numbers.BI2 Numbers.BU2:Numbers.CH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T2:Numbers.BT2">
            <calcext:condition calcext:apply-style-name="Result" calcext:value="duplicate" calcext:base-cell-address="Numbers.BT2"/>
            <calcext:condition calcext:apply-style-name="Default" calcext:value="unique" calcext:base-cell-address="Numbers.BT2"/>
          </calcext:conditional-format>
          <calcext:conditional-format calcext:target-range-address="Numbers.BJ2:Numbers.BJ2">
            <calcext:condition calcext:apply-style-name="Result" calcext:value="duplicate" calcext:base-cell-address="Numbers.BJ2"/>
            <calcext:condition calcext:apply-style-name="Default" calcext:value="unique" calcext:base-cell-address="Numbers.BJ2"/>
          </calcext:conditional-format>
          <calcext:conditional-format calcext:target-range-address="Numbers.CI2:Numbers.CI2">
            <calcext:condition calcext:apply-style-name="Result" calcext:value="duplicate" calcext:base-cell-address="Numbers.CI2"/>
            <calcext:condition calcext:apply-style-name="Default" calcext:value="unique" calcext:base-cell-address="Numbers.CI2"/>
          </calcext:conditional-format>
          <calcext:conditional-format calcext:target-range-address="Numbers.CJ2:Numbers.CJ2">
            <calcext:condition calcext:apply-style-name="Result" calcext:value="duplicate" calcext:base-cell-address="Numbers.CJ2"/>
            <calcext:condition calcext:apply-style-name="Default" calcext:value="unique" calcext:base-cell-address="Numbers.CJ2"/>
          </calcext:conditional-format>
        </calcext:conditional-formats>
      </table:table>
      <table:table table:name="List" table:style-name="ta1"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4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&quot; &amp; [Numbers.F4] &amp; &quot;]&quot;; &quot;&quot;)" office:value-type="string" office:string-value="[b]1. [url=https://www.zdoom.org/downloads]GZDoom/QZDoom[/url][/b] [[b]62[/b]: Anidrex_1009: 1, Caffeine Freak: 1, YukiRaven: 1, Apaul27: 1, Lila Feuer: 1, Rosh Fragger: 1, HAK3180: 1, ZeroTheEro: 1, Ajora: 1, Aquila Chrysaetos: 1, MFG38: 1, Cacodemon345: 1, Gez: 1, Catpho: 1, Zulk RS: 1, Zaratul: 1, DaIcemann76: 1, SGS Man: 1,  Erick: 1, tempdecal.wad: 1, InsanityBringer: 1, DMPhobos: 1, Killer5: 1, SP_FACE1: 1, KVELLER: 1, Yuki Senmatsu: 1, Bridgeburner56: 1, Fulgrim: 1, amackert: 1, Woolie Wool: 1, Lizardcommando: 1, Bauul: 1, Hell Theatre: 1, EngineerKappa: 1, The_SloVinator: 1, SOSU: 1, riderr3: 1, obake: 1, Ye_Illuminator: 1, Manuel-K: 1, MTF Sergeant: 1, Equinox24: 1, CasualScrub: 1, whirledtsar: 1, CyberDreams: 1, VGA: 1, NerdyButLazy: 1, DoomGater: 1, EtherBot: 1, Firedust: 1, guitardz: 1, wolfmcbeard: 1, Doom_Dude: 1, LuciferSam86: 1, Gerardo194: 1, Gunstar Green: 1, m8f: 1, ReaperAA: 1, xxWeNxx: 1, Avoozl: 1, Spectre01: 1, antares031: 1]" calcext:value-type="string">
            <text:p>[b]1. [url=https://www.zdoom.org/downloads]GZDoom/QZDoom[/url][/b] [[b]62[/b]: Anidrex_1009: 1, Caffeine Freak: 1, YukiRaven: 1, Apaul27: 1, Lila Feuer: 1, Rosh Fragger: 1, HAK3180: 1, ZeroTheEro: 1, Ajora: 1, Aquila Chrysaetos: 1, MFG38: 1, Cacodemon345: 1, Gez: 1, Catpho: 1, Zulk RS: 1, Zaratul: 1, DaIcemann76: 1, SGS Man: 1, <text:s/>Erick: 1, tempdecal.wad: 1, InsanityBringer: 1, DMPhobos: 1, Killer5: 1, SP_FACE1: 1, KVELLER: 1, Yuki Senmatsu: 1, Bridgeburner56: 1, Fulgrim: 1, amackert: 1, Woolie Wool: 1, Lizardcommando: 1, Bauul: 1, Hell Theatre: 1, EngineerKappa: 1, The_SloVinator: 1, SOSU: 1, riderr3: 1, obake: 1, Ye_Illuminator: 1, Manuel-K: 1, MTF Sergeant: 1, Equinox24: 1, CasualScrub: 1, whirledtsar: 1, CyberDreams: 1, VGA: 1, NerdyButLazy: 1, DoomGater: 1, EtherBot: 1, Firedust: 1, guitardz: 1, wolfmcbeard: 1, Doom_Dude: 1, LuciferSam86: 1, Gerardo194: 1, Gunstar Green: 1, m8f: 1, ReaperAA: 1, xxWeNxx: 1, Avoozl: 1, Spectre01: 1, antares031: 1]</text:p>
          </table:table-cell>
          <table:table-cell/>
          <table:table-cell office:value-type="string" calcext:value-type="string">
            <text:p>|</text:p>
          </table:table-cell>
          <table:table-cell/>
          <table:table-cell table:style-name="ce25"/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&quot; &amp; [Numbers.F5] &amp; &quot;]&quot;; &quot;&quot;)" office:value-type="string" office:string-value="[b]2. [url=http://prboom-plus.sourceforge.net/]PrBoom+/GLBoom+[/url][/b] [[b]40[/b]: Caffeine Freak: 1, mun: 1, GhoulDesecrator: 1, seed: 1, Diabolución: 1, Aquila Chrysaetos: 1, Zahid: 1, Fonze: 1, Cacodemon345: 1, Catpho: 1, bonnie: 1,  Erick: 1, DeadAstronaut: 1, InsanityBringer: 1, DMPhobos: 1, rehelekretep: 1, Killer5: 1, KVELLER: 1, galileo31dos01: 1, amackert: 1, loveless: 1, Bauul: 1, The_SloVinator: 1, riderr3: 1, jerk-o: 1, Equinox24: 1, Kroc: 1, CyberDreams: 1, valkiriforce: 1, NerdyButLazy: 1, DoomGater: 1, guitardz: 1, wolfmcbeard: 1, m8f: 1, Kira: 1, ReaperAA: 1, Avoozl: 1, Memfis: 1, Spectre01: 1, antares031: 1]" calcext:value-type="string">
            <text:p>[b]2. [url=http://prboom-plus.sourceforge.net/]PrBoom+/GLBoom+[/url][/b] [[b]40[/b]: Caffeine Freak: 1, mun: 1, GhoulDesecrator: 1, seed: 1, Diabolución: 1, Aquila Chrysaetos: 1, Zahid: 1, Fonze: 1, Cacodemon345: 1, Catpho: 1, bonnie: 1, <text:s/>Erick: 1, DeadAstronaut: 1, InsanityBringer: 1, DMPhobos: 1, rehelekretep: 1, Killer5: 1, KVELLER: 1, galileo31dos01: 1, amackert: 1, loveless: 1, Bauul: 1, The_SloVinator: 1, riderr3: 1, jerk-o: 1, Equinox24: 1, Kroc: 1, CyberDreams: 1, valkiriforce: 1, NerdyButLazy: 1, DoomGater: 1, guitardz: 1, wolfmcbeard: 1, m8f: 1, Kira: 1, ReaperAA: 1, Avoozl: 1, Memfis: 1, Spectre01: 1, antares031: 1]</text:p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&quot; &amp; [Numbers.F6] &amp; &quot;]&quot;; &quot;&quot;)" office:value-type="string" office:string-value="[b]3. [url=https://zandronum.com/]Zandronum[/url][/b] [[b]24[/b]: Doomkid: 1, Teder: 1, Cacodemon345: 1, Catpho: 1, Zulk RS: 1, DaIcemann76: 1, SGS Man: 1, Empyre: 1,  Erick: 1, Lorenz0: 1, tempdecal.wad: 1, Killer5: 1, SP_FACE1: 1, Lizardcommando: 1, 𝕲𝖗𝖎𝖒𝖔𝖘𝖆𝖚𝖗: 1, Ye_Illuminator: 1, AlexMax: 1, Manuel-K: 1, MTF Sergeant: 1, EtherBot: 1, LuciferSam86: 1, haruko haruhara: 1, Avoozl: 1, Spectre01: 1]" calcext:value-type="string">
            <text:p>[b]3. [url=https://zandronum.com/]Zandronum[/url][/b] [[b]24[/b]: Doomkid: 1, Teder: 1, Cacodemon345: 1, Catpho: 1, Zulk RS: 1, DaIcemann76: 1, SGS Man: 1, Empyre: 1, <text:s/>Erick: 1, Lorenz0: 1, tempdecal.wad: 1, Killer5: 1, SP_FACE1: 1, Lizardcommando: 1, 𝕲𝖗𝖎𝖒𝖔𝖘𝖆𝖚𝖗: 1, Ye_Illuminator: 1, AlexMax: 1, Manuel-K: 1, MTF Sergeant: 1, EtherBot: 1, LuciferSam86: 1, haruko haruhara: 1, Avoozl: 1, Spectre01: 1]</text:p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&quot; &amp; [Numbers.F7] &amp; &quot;]&quot;; &quot;&quot;)" office:value-type="string" office:string-value="[b]4. [url=https://www.zdoom.org/downloads]ZDoom[/url][/b] [[b]18[/b]: Delete: 1, Caffeine Freak: 1, mun: 1, Urthar: 1, DaIcemann76: 1, DeadAstronaut: 1, amackert: 1, Lizardcommando: 1, joshthenesnerd: 1, Equinox24: 1, CasualScrub: 1, valkiriforce: 1, Phoby: 1, DoomGater: 1, Firedust: 1, Gerardo194: 1, Count651: 1, pcorf: 1]" calcext:value-type="string">
            <text:p>[b]4. [url=https://www.zdoom.org/downloads]ZDoom[/url][/b] [[b]18[/b]: Delete: 1, Caffeine Freak: 1, mun: 1, Urthar: 1, DaIcemann76: 1, DeadAstronaut: 1, amackert: 1, Lizardcommando: 1, joshthenesnerd: 1, Equinox24: 1, CasualScrub: 1, valkiriforce: 1, Phoby: 1, DoomGater: 1, Firedust: 1, Gerardo194: 1, Count651: 1, pcorf: 1]</text:p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&quot; &amp; [Numbers.F8] &amp; &quot;]&quot;; &quot;&quot;)" office:value-type="string" office:string-value="[b]5. [url=https://www.chocolate-doom.org/wiki/index.php/Downloads]Chocolate Doom[/url][/b] [[b]17[/b]: mun: 1, YukiRaven: 1, GhoulDesecrator: 1, seed: 1, Diabolución: 1, Catpho: 1,  Erick: 1, InsanityBringer: 1, DMPhobos: 1, Bauul: 1, EngineerKappa: 1, zokum: 1, The_SloVinator: 1, joshthenesnerd: 1, vesperas: 1, CyberDreams: 1, Firedust: 1]" calcext:value-type="string">
            <text:p>[b]5. [url=https://www.chocolate-doom.org/wiki/index.php/Downloads]Chocolate Doom[/url][/b] [[b]17[/b]: mun: 1, YukiRaven: 1, GhoulDesecrator: 1, seed: 1, Diabolución: 1, Catpho: 1, <text:s/>Erick: 1, InsanityBringer: 1, DMPhobos: 1, Bauul: 1, EngineerKappa: 1, zokum: 1, The_SloVinator: 1, joshthenesnerd: 1, vesperas: 1, CyberDreams: 1, Firedust: 1]</text:p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&quot; &amp; [Numbers.F9] &amp; &quot;]&quot;; &quot;&quot;)" office:value-type="string" office:string-value="[b]6. [url=https://www.chocolate-doom.org/wiki/index.php/Crispy_Doom]Crispy Doom[/url][/b] [[b]16[/b]: mun: 1, Lila Feuer: 1, HAK3180: 1, Killer5: 1, galileo31dos01: 1, Woolie Wool: 1, The Mysterious Moustachio: 1, Bauul: 1, The_SloVinator: 1, AlexMax: 1, CyberDreams: 1, NerdyButLazy: 1, LuciferSam86: 1, Gunstar Green: 1, UNERXAi: 1, holaareola: 1]" calcext:value-type="string">
            <text:p>[b]6. [url=https://www.chocolate-doom.org/wiki/index.php/Crispy_Doom]Crispy Doom[/url][/b] [[b]16[/b]: mun: 1, Lila Feuer: 1, HAK3180: 1, Killer5: 1, galileo31dos01: 1, Woolie Wool: 1, The Mysterious Moustachio: 1, Bauul: 1, The_SloVinator: 1, AlexMax: 1, CyberDreams: 1, NerdyButLazy: 1, LuciferSam86: 1, Gunstar Green: 1, UNERXAi: 1, holaareola: 1]</text:p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&quot; &amp; [Numbers.F10] &amp; &quot;]&quot;; &quot;&quot;)" office:value-type="string" office:string-value="[b]7. [url=https://www.doomworld.com/eternity/etcengine.html]The Eternity Engine[/url][/b] [[b]14[/b]: Jon: 1, Edward850: 1, Lila Feuer: 1, seed: 1, Gez: 1, Catpho: 1, SGS Man: 1, InsanityBringer: 1, zokum: 1, Rimantas: 1, PaquoCastor: 1, StoneMason: 1, ReaperAA: 1, Altazimuth: 1]" calcext:value-type="string">
            <text:p>[b]7. [url=https://www.doomworld.com/eternity/etcengine.html]The Eternity Engine[/url][/b] [[b]14[/b]: Jon: 1, Edward850: 1, Lila Feuer: 1, seed: 1, Gez: 1, Catpho: 1, SGS Man: 1, InsanityBringer: 1, zokum: 1, Rimantas: 1, PaquoCastor: 1, StoneMason: 1, ReaperAA: 1, Altazimuth: 1]</text:p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&quot; &amp; [Numbers.F11] &amp; &quot;]&quot;; &quot;&quot;)" office:value-type="string" office:string-value="[b]8. [url=http://zdaemon.org/]ZDaemon[/url][/b] [[b]9[/b]: Doomkid: 1, Rosh Fragger: 1, Catpho: 1, DaIcemann76: 1, tempdecal.wad: 1, Medis: 1, Memfis: 1, antares031: 1, tourettes: 1]" calcext:value-type="string">
            <text:p>[b]8. [url=http://zdaemon.org/]ZDaemon[/url][/b] [[b]9[/b]: Doomkid: 1, Rosh Fragger: 1, Catpho: 1, DaIcemann76: 1, tempdecal.wad: 1, Medis: 1, Memfis: 1, antares031: 1, tourettes: 1]</text:p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&quot; &amp; [Numbers.F12] &amp; &quot;]&quot;; &quot;&quot;)" office:value-type="string" office:string-value="[b]9. [url=http://dengine.net/]Doomsday Engine [/url][/b] [[b]6[/b]: Caffeine Freak: 1, YukiRaven: 1, Lila Feuer: 1, Bauul: 1, Ye_Illuminator: 1, DoomGater: 1]" calcext:value-type="string">
            <text:p>[b]9. [url=http://dengine.net/]Doomsday Engine [/url][/b] [[b]6[/b]: Caffeine Freak: 1, YukiRaven: 1, Lila Feuer: 1, Bauul: 1, Ye_Illuminator: 1, DoomGater: 1]</text:p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&quot; &amp; [Numbers.F13] &amp; &quot;]&quot;; &quot;&quot;)" office:value-type="string" office:string-value="[b]10. [url=http://www.doomretro.com/]Doom Retro[/url][/b] [[b]5[/b]: Gez: 1, Manuel-K: 1, Kroc: 1, VGA: 1, valkiriforce: 1]" calcext:value-type="string">
            <text:p>[b]10. [url=http://www.doomretro.com/]Doom Retro[/url][/b] [[b]5[/b]: Gez: 1, Manuel-K: 1, Kroc: 1, VGA: 1, valkiriforce: 1]</text:p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&quot; &amp; [Numbers.F14] &amp; &quot;]&quot;; &quot;&quot;)" office:value-type="string" office:string-value="[b]10. [url=http://www.skulltag.com/]Skulltag[/url][/b] [[b]5[/b]: Yuki Senmatsu: 1, Lizardcommando: 1, Ye_Illuminator: 1, haruko haruhara: 1, geo: 1]" calcext:value-type="string">
            <text:p>[b]10. [url=http://www.skulltag.com/]Skulltag[/url][/b] [[b]5[/b]: Yuki Senmatsu: 1, Lizardcommando: 1, Ye_Illuminator: 1, haruko haruhara: 1, geo: 1]</text:p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&quot; &amp; [Numbers.F15] &amp; &quot;]&quot;; &quot;&quot;)" office:value-type="string" office:string-value="[b]12. [url=https://odamex.net/]Odamex[/url][/b] [[b]4[/b]: Doomkid: 1, Diabolución: 1, Ralphis: 1, Hypпotiк: 1]" calcext:value-type="string">
            <text:p>[b]12. [url=https://odamex.net/]Odamex[/url][/b] [[b]4[/b]: Doomkid: 1, Diabolución: 1, Ralphis: 1, Hypпotiк: 1]</text:p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&quot; &amp; [Numbers.F16] &amp; &quot;]&quot;; &quot;&quot;)" office:value-type="string" office:string-value="[b]13. [url=http://doomlegacy.sourceforge.net/]Doom Legacy[/url][/b] [[b]3[/b]: Bauul: 1, riderr3: 1, DoomGater: 1]" calcext:value-type="string">
            <text:p>[b]13. [url=http://doomlegacy.sourceforge.net/]Doom Legacy[/url][/b] [[b]3[/b]: Bauul: 1, riderr3: 1, DoomGater: 1]</text:p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&quot; &amp; [Numbers.F17] &amp; &quot;]&quot;; &quot;&quot;)" office:value-type="string" office:string-value="[b]14. [url=https://sourceforge.net/projects/edge2/]3DGE[/url][/b] [[b]2[/b]: Gez: 1, Catpho: 1]" calcext:value-type="string">
            <text:p>[b]14. [url=https://sourceforge.net/projects/edge2/]3DGE[/url][/b] [[b]2[/b]: Gez: 1, Catpho: 1]</text:p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&quot; &amp; [Numbers.F18] &amp; &quot;]&quot;; &quot;&quot;)" office:value-type="string" office:string-value="[b]14. [url=http://sourceforge.net/projects/delphidoom/]DelphiDoom[/url][/b] [[b]2[/b]: YukiRaven: 1, Gez: 1]" calcext:value-type="string">
            <text:p>[b]14. [url=http://sourceforge.net/projects/delphidoom/]DelphiDoom[/url][/b] [[b]2[/b]: YukiRaven: 1, Gez: 1]</text:p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&quot; &amp; [Numbers.F19] &amp; &quot;]&quot;; &quot;&quot;)" office:value-type="string" office:string-value="[b]14. [url=https://www.doomworld.com/idgames/idstuff/doom/win95/doom95]Doom95[/url][/b] [[b]2[/b]: Josuke: 1, Gerardo194: 1]" calcext:value-type="string">
            <text:p>[b]14. [url=https://www.doomworld.com/idgames/idstuff/doom/win95/doom95]Doom95[/url][/b] [[b]2[/b]: Josuke: 1, Gerardo194: 1]</text:p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&quot; &amp; [Numbers.F20] &amp; &quot;]&quot;; &quot;&quot;)" office:value-type="string" office:string-value="[b]17. [url=https://www.doomworld.com/idgames/?id=10447]Boom[/url][/b] [[b]1[/b]: GhoulDesecrator: 1]" calcext:value-type="string">
            <text:p>[b]17. [url=https://www.doomworld.com/idgames/?id=10447]Boom[/url][/b] [[b]1[/b]: GhoulDesecrator: 1]</text:p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&quot; &amp; [Numbers.F21] &amp; &quot;]&quot;; &quot;&quot;)" office:value-type="string" office:string-value="[b]17. [url=https://www.moddb.com/mods/classic-rbdoom-3-bfg-edition]Classic RBDoom 3 BFG Edition[/url][/b] [[b]1[/b]: MadGuy: 1]" calcext:value-type="string">
            <text:p>[b]17. [url=https://www.moddb.com/mods/classic-rbdoom-3-bfg-edition]Classic RBDoom 3 BFG Edition[/url][/b] [[b]1[/b]: MadGuy: 1]</text:p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&quot; &amp; [Numbers.F22] &amp; &quot;]&quot;; &quot;&quot;)" office:value-type="string" office:string-value="[b]17. [url=http://prboom-plus.sourceforge.net/]Doom﻿+[/url][/b] [[b]1[/b]: Woolie Wool: 1]" calcext:value-type="string">
            <text:p>[b]17. [url=http://prboom-plus.sourceforge.net/]Doom﻿+[/url][/b] [[b]1[/b]: Woolie Wool: 1]</text:p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&quot; &amp; [Numbers.F23] &amp; &quot;]&quot;; &quot;&quot;)" office:value-type="string" office:string-value="[b]17. [url=https://doomwiki.org/wiki/DOOM2.EXE]Doom2.exe[/url][/b] [[b]1[/b]: zokum: 1]" calcext:value-type="string">
            <text:p>[b]17. [url=https://doomwiki.org/wiki/DOOM2.EXE]Doom2.exe[/url][/b] [[b]1[/b]: zokum: 1]</text:p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&quot; &amp; [Numbers.F24] &amp; &quot;]&quot;; &quot;&quot;)" office:value-type="string" office:string-value="[b]17. [url=http://risen3d.drdteam.org/]Risen3D[/url][/b] [[b]1[/b]: Catpho: 1]" calcext:value-type="string">
            <text:p>[b]17. [url=http://risen3d.drdteam.org/]Risen3D[/url][/b] [[b]1[/b]: Catpho: 1]</text:p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&quot; &amp; [Numbers.F25] &amp; &quot;]&quot;; &quot;&quot;)" office:value-type="string" office:string-value="[b]17. [url=http://www.scoredoom.com/]ScoreDoom[/url][/b] [[b]1[/b]: yakfak: 1]" calcext:value-type="string">
            <text:p>[b]17. [url=http://www.scoredoom.com/]ScoreDoom[/url][/b] [[b]1[/b]: yakfak: 1]</text:p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&quot; &amp; [Numbers.F2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&quot; &amp; [Numbers.F2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&quot; &amp; [Numbers.F2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&quot; &amp; [Numbers.F2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&quot; &amp; [Numbers.F3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&quot; &amp; [Numbers.F3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&quot; &amp; [Numbers.F3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&quot; &amp; [Numbers.F3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&quot; &amp; [Numbers.F3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&quot; &amp; [Numbers.F3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&quot; &amp; [Numbers.F3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&quot; &amp; [Numbers.F3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&quot; &amp; [Numbers.F3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&quot; &amp; [Numbers.F3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&quot; &amp; [Numbers.F4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&quot; &amp; [Numbers.F4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&quot; &amp; [Numbers.F4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&quot; &amp; [Numbers.F4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&quot; &amp; [Numbers.F4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&quot; &amp; [Numbers.F4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&quot; &amp; [Numbers.F4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&quot; &amp; [Numbers.F4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&quot; &amp; [Numbers.F4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&quot; &amp; [Numbers.F4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&quot; &amp; [Numbers.F5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&quot; &amp; [Numbers.F5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&quot; &amp; [Numbers.F5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&quot; &amp; [Numbers.F5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&quot; &amp; [Numbers.F5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&quot; &amp; [Numbers.F5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&quot; &amp; [Numbers.F5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&quot; &amp; [Numbers.F5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&quot; &amp; [Numbers.F5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&quot; &amp; [Numbers.F5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&quot; &amp; [Numbers.F6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&quot; &amp; [Numbers.F6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&quot; &amp; [Numbers.F6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&quot; &amp; [Numbers.F6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&quot; &amp; [Numbers.F6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&quot; &amp; [Numbers.F6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&quot; &amp; [Numbers.F6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&quot; &amp; [Numbers.F6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&quot; &amp; [Numbers.F6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&quot; &amp; [Numbers.F6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&quot; &amp; [Numbers.F7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&quot; &amp; [Numbers.F7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&quot; &amp; [Numbers.F7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&quot; &amp; [Numbers.F7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&quot; &amp; [Numbers.F7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&quot; &amp; [Numbers.F7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&quot; &amp; [Numbers.F7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&quot; &amp; [Numbers.F7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&quot; &amp; [Numbers.F7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&quot; &amp; [Numbers.F7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&quot; &amp; [Numbers.F8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&quot; &amp; [Numbers.F8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&quot; &amp; [Numbers.F8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&quot; &amp; [Numbers.F8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&quot; &amp; [Numbers.F8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&quot; &amp; [Numbers.F8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&quot; &amp; [Numbers.F8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&quot; &amp; [Numbers.F8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&quot; &amp; [Numbers.F8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&quot; &amp; [Numbers.F8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&quot; &amp; [Numbers.F9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&quot; &amp; [Numbers.F9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&quot; &amp; [Numbers.F9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&quot; &amp; [Numbers.F9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&quot; &amp; [Numbers.F9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&quot; &amp; [Numbers.F9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&quot; &amp; [Numbers.F9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&quot; &amp; [Numbers.F9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&quot; &amp; [Numbers.F9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&quot; &amp; [Numbers.F9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&quot; &amp; [Numbers.F10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&quot; &amp; [Numbers.F10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&quot; &amp; [Numbers.F10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&quot; &amp; [Numbers.F10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&quot; &amp; [Numbers.F10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&quot; &amp; [Numbers.F10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&quot; &amp; [Numbers.F10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&quot; &amp; [Numbers.F10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&quot; &amp; [Numbers.F10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&quot; &amp; [Numbers.F10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&quot; &amp; [Numbers.F11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&quot; &amp; [Numbers.F11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&quot; &amp; [Numbers.F11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&quot; &amp; [Numbers.F11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&quot; &amp; [Numbers.F11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&quot; &amp; [Numbers.F11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&quot; &amp; [Numbers.F11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&quot; &amp; [Numbers.F11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&quot; &amp; [Numbers.F11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&quot; &amp; [Numbers.F11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&quot; &amp; [Numbers.F12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&quot; &amp; [Numbers.F12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&quot; &amp; [Numbers.F12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&quot; &amp; [Numbers.F12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&quot; &amp; [Numbers.F12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&quot; &amp; [Numbers.F12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&quot; &amp; [Numbers.F12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&quot; &amp; [Numbers.F12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&quot; &amp; [Numbers.F12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&quot; &amp; [Numbers.F12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&quot; &amp; [Numbers.F13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&quot; &amp; [Numbers.F13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&quot; &amp; [Numbers.F13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&quot; &amp; [Numbers.F13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&quot; &amp; [Numbers.F13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&quot; &amp; [Numbers.F13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&quot; &amp; [Numbers.F13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&quot; &amp; [Numbers.F13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&quot; &amp; [Numbers.F13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&quot; &amp; [Numbers.F13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&quot; &amp; [Numbers.F14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&quot; &amp; [Numbers.F14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&quot; &amp; [Numbers.F14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&quot; &amp; [Numbers.F14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&quot; &amp; [Numbers.F14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&quot; &amp; [Numbers.F14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&quot; &amp; [Numbers.F14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&quot; &amp; [Numbers.F14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&quot; &amp; [Numbers.F14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&quot; &amp; [Numbers.F14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&quot; &amp; [Numbers.F15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&quot; &amp; [Numbers.F15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&quot; &amp; [Numbers.F15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&quot; &amp; [Numbers.F15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&quot; &amp; [Numbers.F15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&quot; &amp; [Numbers.F15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&quot; &amp; [Numbers.F15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&quot; &amp; [Numbers.F15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&quot; &amp; [Numbers.F15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&quot; &amp; [Numbers.F15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&quot; &amp; [Numbers.F16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&quot; &amp; [Numbers.F16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&quot; &amp; [Numbers.F16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&quot; &amp; [Numbers.F16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&quot; &amp; [Numbers.F16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&quot; &amp; [Numbers.F16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&quot; &amp; [Numbers.F16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&quot; &amp; [Numbers.F16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&quot; &amp; [Numbers.F16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&quot; &amp; [Numbers.F16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&quot; &amp; [Numbers.F17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&quot; &amp; [Numbers.F17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&quot; &amp; [Numbers.F17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&quot; &amp; [Numbers.F17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&quot; &amp; [Numbers.F17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&quot; &amp; [Numbers.F17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&quot; &amp; [Numbers.F17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&quot; &amp; [Numbers.F17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&quot; &amp; [Numbers.F17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&quot; &amp; [Numbers.F17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&quot; &amp; [Numbers.F18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&quot; &amp; [Numbers.F18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&quot; &amp; [Numbers.F18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&quot; &amp; [Numbers.F18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&quot; &amp; [Numbers.F18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&quot; &amp; [Numbers.F18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&quot; &amp; [Numbers.F18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&quot; &amp; [Numbers.F18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&quot; &amp; [Numbers.F18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&quot; &amp; [Numbers.F18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&quot; &amp; [Numbers.F19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&quot; &amp; [Numbers.F19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&quot; &amp; [Numbers.F19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&quot; &amp; [Numbers.F19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&quot; &amp; [Numbers.F19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&quot; &amp; [Numbers.F19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&quot; &amp; [Numbers.F19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&quot; &amp; [Numbers.F19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&quot; &amp; [Numbers.F19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&quot; &amp; [Numbers.F19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&quot; &amp; [Numbers.F20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&quot; &amp; [Numbers.F20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&quot; &amp; [Numbers.F20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&quot; &amp; [Numbers.F20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&quot; &amp; [Numbers.F20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&quot; &amp; [Numbers.F20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&quot; &amp; [Numbers.F20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&quot; &amp; [Numbers.F20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&quot; &amp; [Numbers.F20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&quot; &amp; [Numbers.F20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&quot; &amp; [Numbers.F21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&quot; &amp; [Numbers.F21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&quot; &amp; [Numbers.F21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&quot; &amp; [Numbers.F21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&quot; &amp; [Numbers.F21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&quot; &amp; [Numbers.F21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&quot; &amp; [Numbers.F21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&quot; &amp; [Numbers.F21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&quot; &amp; [Numbers.F21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&quot; &amp; [Numbers.F21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&quot; &amp; [Numbers.F22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&quot; &amp; [Numbers.F22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&quot; &amp; [Numbers.F22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&quot; &amp; [Numbers.F22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&quot; &amp; [Numbers.F22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&quot; &amp; [Numbers.F22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&quot; &amp; [Numbers.F22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&quot; &amp; [Numbers.F22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&quot; &amp; [Numbers.F22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&quot; &amp; [Numbers.F22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&quot; &amp; [Numbers.F23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&quot; &amp; [Numbers.F23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&quot; &amp; [Numbers.F23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&quot; &amp; [Numbers.F23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&quot; &amp; [Numbers.F23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&quot; &amp; [Numbers.F23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&quot; &amp; [Numbers.F23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&quot; &amp; [Numbers.F23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&quot; &amp; [Numbers.F23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&quot; &amp; [Numbers.F23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&quot; &amp; [Numbers.F24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&quot; &amp; [Numbers.F24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&quot; &amp; [Numbers.F24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&quot; &amp; [Numbers.F24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&quot; &amp; [Numbers.F24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&quot; &amp; [Numbers.F24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&quot; &amp; [Numbers.F24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&quot; &amp; [Numbers.F24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&quot; &amp; [Numbers.F24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&quot; &amp; [Numbers.F24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&quot; &amp; [Numbers.F25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&quot; &amp; [Numbers.F25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&quot; &amp; [Numbers.F25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&quot; &amp; [Numbers.F25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&quot; &amp; [Numbers.F25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&quot; &amp; [Numbers.F25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&quot; &amp; [Numbers.F25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&quot; &amp; [Numbers.F25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&quot; &amp; [Numbers.F25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&quot; &amp; [Numbers.F25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&quot; &amp; [Numbers.F26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&quot; &amp; [Numbers.F26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&quot; &amp; [Numbers.F26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&quot; &amp; [Numbers.F26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&quot; &amp; [Numbers.F26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&quot; &amp; [Numbers.F26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&quot; &amp; [Numbers.F26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&quot; &amp; [Numbers.F26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&quot; &amp; [Numbers.F26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&quot;[b]&quot; &amp; [Numbers.B269] &amp; &quot;. &quot; &amp; &quot;[url=&quot; &amp; [Numbers.E269] &amp; &quot;]&quot; &amp; [Numbers.D269] &amp; &quot;[/url][/b]&quot; &amp;  &quot; [[b]&quot; &amp; [Numbers.C269] &amp; &quot;[/b]: &quot; &amp; [Numbers.F26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&quot;[b]&quot; &amp; [Numbers.B270] &amp; &quot;. &quot; &amp; &quot;[url=&quot; &amp; [Numbers.E270] &amp; &quot;]&quot; &amp; [Numbers.D270] &amp; &quot;[/url][/b]&quot; &amp;  &quot; [[b]&quot; &amp; [Numbers.C270] &amp; &quot;[/b]: &quot; &amp; [Numbers.F27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&quot;[b]&quot; &amp; [Numbers.B271] &amp; &quot;. &quot; &amp; &quot;[url=&quot; &amp; [Numbers.E271] &amp; &quot;]&quot; &amp; [Numbers.D271] &amp; &quot;[/url][/b]&quot; &amp;  &quot; [[b]&quot; &amp; [Numbers.C271] &amp; &quot;[/b]: &quot; &amp; [Numbers.F27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&quot;[b]&quot; &amp; [Numbers.B272] &amp; &quot;. &quot; &amp; &quot;[url=&quot; &amp; [Numbers.E272] &amp; &quot;]&quot; &amp; [Numbers.D272] &amp; &quot;[/url][/b]&quot; &amp;  &quot; [[b]&quot; &amp; [Numbers.C272] &amp; &quot;[/b]: &quot; &amp; [Numbers.F27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&quot; &amp; [Numbers.F27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&quot; &amp; [Numbers.F27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&quot; &amp; [Numbers.F27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&quot; &amp; [Numbers.F27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&quot; &amp; [Numbers.F27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&quot; &amp; [Numbers.F27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&quot;[b]&quot; &amp; [Numbers.B279] &amp; &quot;. &quot; &amp; &quot;[url=&quot; &amp; [Numbers.E279] &amp; &quot;]&quot; &amp; [Numbers.D279] &amp; &quot;[/url][/b]&quot; &amp;  &quot; [[b]&quot; &amp; [Numbers.C279] &amp; &quot;[/b]: &quot; &amp; [Numbers.F27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&quot; &amp; [Numbers.F28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&quot; &amp; [Numbers.F28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&quot; &amp; [Numbers.F28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&quot; &amp; [Numbers.F28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&quot; &amp; [Numbers.F28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&quot; &amp; [Numbers.F28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&quot; &amp; [Numbers.F28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&quot; &amp; [Numbers.F28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&quot; &amp; [Numbers.F28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&quot; &amp; [Numbers.F28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&quot; &amp; [Numbers.F29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&quot; &amp; [Numbers.F29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&quot; &amp; [Numbers.F29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&quot; &amp; [Numbers.F29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&quot; &amp; [Numbers.F29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&quot; &amp; [Numbers.F29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&quot; &amp; [Numbers.F29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&quot; &amp; [Numbers.F29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&quot; &amp; [Numbers.F29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&quot; &amp; [Numbers.F29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&quot; &amp; [Numbers.F30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&quot; &amp; [Numbers.F30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&quot; &amp; [Numbers.F30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&quot; &amp; [Numbers.F30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&quot; &amp; [Numbers.F30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&quot; &amp; [Numbers.F30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&quot; &amp; [Numbers.F30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&quot; &amp; [Numbers.F30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&quot; &amp; [Numbers.F30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&quot; &amp; [Numbers.F30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&quot; &amp; [Numbers.F31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&quot; &amp; [Numbers.F31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&quot; &amp; [Numbers.F31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&quot; &amp; [Numbers.F31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&quot; &amp; [Numbers.F31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&quot; &amp; [Numbers.F31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&quot; &amp; [Numbers.F31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&quot; &amp; [Numbers.F31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&quot; &amp; [Numbers.F31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&quot; &amp; [Numbers.F31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&quot; &amp; [Numbers.F32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&quot; &amp; [Numbers.F32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&quot; &amp; [Numbers.F32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&quot; &amp; [Numbers.F32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&quot; &amp; [Numbers.F32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&quot; &amp; [Numbers.F32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&quot; &amp; [Numbers.F32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&quot; &amp; [Numbers.F32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&quot; &amp; [Numbers.F32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&quot; &amp; [Numbers.F32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&quot; &amp; [Numbers.F33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&quot; &amp; [Numbers.F33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&quot; &amp; [Numbers.F33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&quot; &amp; [Numbers.F33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&quot; &amp; [Numbers.F33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&quot; &amp; [Numbers.F33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&quot; &amp; [Numbers.F33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&quot; &amp; [Numbers.F337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&quot; &amp; [Numbers.F338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&quot; &amp; [Numbers.F339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&quot; &amp; [Numbers.F340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&quot; &amp; [Numbers.F341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&quot; &amp; [Numbers.F342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&quot; &amp; [Numbers.F343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&quot; &amp; [Numbers.F344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&quot; &amp; [Numbers.F345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&quot; &amp; [Numbers.F346] &amp; &quot;]&quot;; &quot;&quot;)">
            <text:p/>
          </table:table-cell>
          <table:table-cell/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9">00/00/0000</text:date>, <text:time style:data-style-name="N2" text:time-value="23:42:23.1090362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19-02-19T08:51:25.888933576</dc:date>
    <meta:editing-duration>P2DT3H34M19S</meta:editing-duration>
    <meta:editing-cycles>184</meta:editing-cycles>
    <meta:generator>LibreOffice/5.2.7.2$Linux_X86_64 LibreOffice_project/20m0$Build-2</meta:generator>
    <meta:document-statistic meta:table-count="2" meta:cell-count="2891" meta:object-count="0"/>
  </office:meta>
</office:document-meta>
</file>